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2ff5" officeooo:paragraph-rsid="00182ff5"/>
    </style:style>
    <style:style style:name="P2" style:family="paragraph" style:parent-style-name="Standard">
      <style:text-properties fo:font-size="14pt" fo:font-weight="bold" officeooo:rsid="0016964a" officeooo:paragraph-rsid="00182ff5" style:font-size-asian="14pt" style:font-weight-asian="bold" style:font-size-complex="14pt" style:font-weight-complex="bold"/>
    </style:style>
    <style:style style:name="P3" style:family="paragraph" style:parent-style-name="Standard">
      <style:text-properties fo:font-size="14pt" fo:font-weight="bold" officeooo:rsid="0070fc99" officeooo:paragraph-rsid="00182ff5" style:font-size-asian="14pt" style:font-weight-asian="bold" style:font-size-complex="14pt" style:font-weight-complex="bold"/>
    </style:style>
    <style:style style:name="P4" style:family="paragraph" style:parent-style-name="Standard">
      <style:text-properties fo:font-size="14pt" fo:font-weight="bold" officeooo:rsid="008110b1" officeooo:paragraph-rsid="00182ff5" style:font-size-asian="14pt" style:font-weight-asian="bold" style:font-size-complex="14pt" style:font-weight-complex="bold"/>
    </style:style>
    <style:style style:name="P5" style:family="paragraph" style:parent-style-name="Standard">
      <style:text-properties fo:font-size="14pt" fo:font-weight="bold" officeooo:rsid="00489df8" officeooo:paragraph-rsid="00182ff5" style:font-size-asian="14pt" style:font-weight-asian="bold" style:font-size-complex="14pt" style:font-weight-complex="bold"/>
    </style:style>
    <style:style style:name="P6" style:family="paragraph" style:parent-style-name="Standard">
      <style:text-properties fo:font-size="14pt" fo:font-weight="bold" officeooo:rsid="00489df8" officeooo:paragraph-rsid="002c554b" style:font-size-asian="14pt" style:font-weight-asian="bold" style:font-size-complex="14pt" style:font-weight-complex="bold"/>
    </style:style>
    <style:style style:name="P7" style:family="paragraph" style:parent-style-name="Standard">
      <style:text-properties fo:font-size="14pt" fo:font-weight="bold" officeooo:rsid="00489df8" officeooo:paragraph-rsid="005d7203" style:font-size-asian="14pt" style:font-weight-asian="bold" style:font-size-complex="14pt" style:font-weight-complex="bold"/>
    </style:style>
    <style:style style:name="P8" style:family="paragraph" style:parent-style-name="Standard">
      <style:text-properties fo:font-size="14pt" fo:font-weight="bold" officeooo:rsid="00612da7" officeooo:paragraph-rsid="00182ff5" style:font-size-asian="14pt" style:font-weight-asian="bold" style:font-size-complex="14pt" style:font-weight-complex="bold"/>
    </style:style>
    <style:style style:name="P9" style:family="paragraph" style:parent-style-name="Standard">
      <style:text-properties fo:font-size="14pt" fo:font-weight="bold" officeooo:rsid="00c4935c" officeooo:paragraph-rsid="00182ff5" style:font-size-asian="14pt" style:font-weight-asian="bold" style:font-size-complex="14pt" style:font-weight-complex="bold"/>
    </style:style>
    <style:style style:name="P10" style:family="paragraph" style:parent-style-name="Standard">
      <style:text-properties fo:font-size="14pt" fo:font-weight="bold" officeooo:rsid="00182ff5" officeooo:paragraph-rsid="00182ff5" style:font-size-asian="14pt" style:font-weight-asian="bold" style:font-size-complex="14pt" style:font-weight-complex="bold"/>
    </style:style>
    <style:style style:name="P11" style:family="paragraph" style:parent-style-name="Standard">
      <style:text-properties fo:font-size="14pt" fo:font-weight="bold" officeooo:rsid="00196f79" officeooo:paragraph-rsid="00196f79" style:font-size-asian="14pt" style:font-weight-asian="bold" style:font-size-complex="14pt" style:font-weight-complex="bold"/>
    </style:style>
    <style:style style:name="P12" style:family="paragraph" style:parent-style-name="Standard">
      <style:text-properties fo:font-size="14pt" fo:font-weight="bold" officeooo:rsid="000664a9" officeooo:paragraph-rsid="005d7203" style:font-size-asian="14pt" style:font-weight-asian="bold" style:font-size-complex="14pt" style:font-weight-complex="bold"/>
    </style:style>
    <style:style style:name="P13" style:family="paragraph" style:parent-style-name="Standard">
      <style:text-properties fo:font-size="14pt" fo:font-weight="bold" officeooo:rsid="00446ac4" officeooo:paragraph-rsid="005d7203" style:font-size-asian="14pt" style:font-weight-asian="bold" style:font-size-complex="14pt" style:font-weight-complex="bold"/>
    </style:style>
    <style:style style:name="P14" style:family="paragraph" style:parent-style-name="Standard">
      <style:text-properties fo:font-size="14pt" fo:font-weight="normal" officeooo:rsid="00bad118" officeooo:paragraph-rsid="00182ff5" style:font-size-asian="14pt" style:font-weight-asian="normal" style:font-size-complex="14pt" style:font-weight-complex="normal"/>
    </style:style>
    <style:style style:name="P15" style:family="paragraph" style:parent-style-name="Standard">
      <style:text-properties fo:font-size="14pt" fo:font-weight="normal" officeooo:rsid="00bbcee0" officeooo:paragraph-rsid="00182ff5" style:font-size-asian="14pt" style:font-weight-asian="normal" style:font-size-complex="14pt" style:font-weight-complex="normal"/>
    </style:style>
    <style:style style:name="P16" style:family="paragraph" style:parent-style-name="Standard">
      <style:text-properties fo:font-size="14pt" fo:font-weight="normal" officeooo:rsid="00556abe" officeooo:paragraph-rsid="00556abe" style:font-size-asian="14pt" style:font-weight-asian="normal" style:font-size-complex="14pt" style:font-weight-complex="normal"/>
    </style:style>
    <style:style style:name="P17" style:family="paragraph" style:parent-style-name="Standard">
      <style:text-properties fo:font-size="12pt" fo:font-weight="normal" officeooo:rsid="003ea553" officeooo:paragraph-rsid="00182ff5" style:font-size-asian="12pt" style:font-weight-asian="normal" style:font-size-complex="12pt" style:font-weight-complex="normal"/>
    </style:style>
    <style:style style:name="P18" style:family="paragraph" style:parent-style-name="Standard">
      <style:text-properties fo:font-size="12pt" fo:font-weight="normal" officeooo:rsid="006d74ea" officeooo:paragraph-rsid="00182ff5" style:font-size-asian="12pt" style:font-weight-asian="normal" style:font-size-complex="12pt" style:font-weight-complex="normal"/>
    </style:style>
    <style:style style:name="P19" style:family="paragraph" style:parent-style-name="Standard">
      <style:text-properties fo:font-size="12pt" fo:font-weight="normal" officeooo:rsid="008a401d" officeooo:paragraph-rsid="00182ff5" style:font-size-asian="12pt" style:font-weight-asian="normal" style:font-size-complex="12pt" style:font-weight-complex="normal"/>
    </style:style>
    <style:style style:name="P20" style:family="paragraph" style:parent-style-name="Standard">
      <style:text-properties fo:font-size="12pt" fo:font-weight="normal" officeooo:rsid="008a401d" officeooo:paragraph-rsid="00263a55" style:font-size-asian="12pt" style:font-weight-asian="normal" style:font-size-complex="12pt" style:font-weight-complex="normal"/>
    </style:style>
    <style:style style:name="P21" style:family="paragraph" style:parent-style-name="Standard">
      <style:text-properties fo:font-size="12pt" fo:font-weight="normal" officeooo:rsid="008a401d" officeooo:paragraph-rsid="004ac45d" style:font-size-asian="12pt" style:font-weight-asian="normal" style:font-size-complex="12pt" style:font-weight-complex="normal"/>
    </style:style>
    <style:style style:name="P22" style:family="paragraph" style:parent-style-name="Standard">
      <style:text-properties fo:font-size="12pt" fo:font-weight="normal" officeooo:rsid="008c1816" officeooo:paragraph-rsid="00276dda" style:font-size-asian="12pt" style:font-weight-asian="normal" style:font-size-complex="12pt" style:font-weight-complex="normal"/>
    </style:style>
    <style:style style:name="P23" style:family="paragraph" style:parent-style-name="Standard">
      <style:text-properties fo:font-size="12pt" fo:font-weight="normal" officeooo:rsid="0099aa29" officeooo:paragraph-rsid="00182ff5" style:font-size-asian="12pt" style:font-weight-asian="normal" style:font-size-complex="12pt" style:font-weight-complex="normal"/>
    </style:style>
    <style:style style:name="P24" style:family="paragraph" style:parent-style-name="Standard">
      <style:text-properties fo:font-size="12pt" fo:font-weight="normal" officeooo:rsid="0099aa29" officeooo:paragraph-rsid="0028698b" style:font-size-asian="12pt" style:font-weight-asian="normal" style:font-size-complex="12pt" style:font-weight-complex="normal"/>
    </style:style>
    <style:style style:name="P25" style:family="paragraph" style:parent-style-name="Standard">
      <style:text-properties fo:font-size="12pt" fo:font-weight="normal" officeooo:rsid="009a38f8" officeooo:paragraph-rsid="00182ff5" style:font-size-asian="12pt" style:font-weight-asian="normal" style:font-size-complex="12pt" style:font-weight-complex="normal"/>
    </style:style>
    <style:style style:name="P26" style:family="paragraph" style:parent-style-name="Standard">
      <style:text-properties fo:font-size="12pt" fo:font-weight="normal" officeooo:rsid="009a61cd" officeooo:paragraph-rsid="00182ff5" style:font-size-asian="12pt" style:font-weight-asian="normal" style:font-size-complex="12pt" style:font-weight-complex="normal"/>
    </style:style>
    <style:style style:name="P27" style:family="paragraph" style:parent-style-name="Standard">
      <style:text-properties fo:font-size="12pt" fo:font-weight="normal" officeooo:rsid="00215c64" officeooo:paragraph-rsid="00215c64" style:font-size-asian="12pt" style:font-weight-asian="normal" style:font-size-complex="12pt" style:font-weight-complex="normal"/>
    </style:style>
    <style:style style:name="P28" style:family="paragraph" style:parent-style-name="Standard">
      <style:text-properties fo:font-size="12pt" fo:font-weight="normal" officeooo:rsid="00263a55" officeooo:paragraph-rsid="00263a55" style:font-size-asian="12pt" style:font-weight-asian="normal" style:font-size-complex="12pt" style:font-weight-complex="normal"/>
    </style:style>
    <style:style style:name="P29" style:family="paragraph" style:parent-style-name="Standard">
      <style:text-properties fo:font-size="12pt" fo:font-weight="normal" officeooo:rsid="00263a55" officeooo:paragraph-rsid="00276dda" style:font-size-asian="12pt" style:font-weight-asian="normal" style:font-size-complex="12pt" style:font-weight-complex="normal"/>
    </style:style>
    <style:style style:name="P30" style:family="paragraph" style:parent-style-name="Standard">
      <style:text-properties fo:font-size="12pt" fo:font-weight="normal" officeooo:rsid="00263a55" officeooo:paragraph-rsid="00182ff5" style:font-size-asian="12pt" style:font-weight-asian="normal" style:font-size-complex="12pt" style:font-weight-complex="normal"/>
    </style:style>
    <style:style style:name="P31" style:family="paragraph" style:parent-style-name="Standard">
      <style:text-properties fo:font-size="12pt" fo:font-weight="normal" officeooo:rsid="00276dda" officeooo:paragraph-rsid="00276dda" style:font-size-asian="12pt" style:font-weight-asian="normal" style:font-size-complex="12pt" style:font-weight-complex="normal"/>
    </style:style>
    <style:style style:name="P32" style:family="paragraph" style:parent-style-name="Standard">
      <style:text-properties fo:font-size="12pt" fo:font-weight="normal" officeooo:rsid="0029f839" officeooo:paragraph-rsid="00182ff5" style:font-size-asian="12pt" style:font-weight-asian="normal" style:font-size-complex="12pt" style:font-weight-complex="normal"/>
    </style:style>
    <style:style style:name="P33" style:family="paragraph" style:parent-style-name="Standard">
      <style:text-properties fo:font-size="12pt" fo:font-weight="normal" officeooo:rsid="0029f839" officeooo:paragraph-rsid="0029f839" style:font-size-asian="12pt" style:font-weight-asian="normal" style:font-size-complex="12pt" style:font-weight-complex="normal"/>
    </style:style>
    <style:style style:name="P34" style:family="paragraph" style:parent-style-name="Standard">
      <style:text-properties fo:font-size="12pt" fo:font-weight="normal" officeooo:rsid="002bef35" officeooo:paragraph-rsid="002bef35" style:font-size-asian="12pt" style:font-weight-asian="normal" style:font-size-complex="12pt" style:font-weight-complex="normal"/>
    </style:style>
    <style:style style:name="P35" style:family="paragraph" style:parent-style-name="Standard">
      <style:text-properties fo:font-size="12pt" fo:font-weight="normal" officeooo:rsid="002bef35" officeooo:paragraph-rsid="0034e95a" style:font-size-asian="12pt" style:font-weight-asian="normal" style:font-size-complex="12pt" style:font-weight-complex="normal"/>
    </style:style>
    <style:style style:name="P36" style:family="paragraph" style:parent-style-name="Standard">
      <style:text-properties fo:font-size="12pt" fo:font-weight="normal" officeooo:rsid="002c348b" officeooo:paragraph-rsid="002c348b" style:font-size-asian="12pt" style:font-weight-asian="normal" style:font-size-complex="12pt" style:font-weight-complex="normal"/>
    </style:style>
    <style:style style:name="P37" style:family="paragraph" style:parent-style-name="Standard">
      <style:text-properties fo:font-size="12pt" fo:font-weight="normal" officeooo:rsid="002c348b" officeooo:paragraph-rsid="0033ba78" style:font-size-asian="12pt" style:font-weight-asian="normal" style:font-size-complex="12pt" style:font-weight-complex="normal"/>
    </style:style>
    <style:style style:name="P38" style:family="paragraph" style:parent-style-name="Standard">
      <style:text-properties fo:font-size="12pt" fo:font-weight="normal" officeooo:rsid="002c554b" officeooo:paragraph-rsid="002c348b" style:font-size-asian="12pt" style:font-weight-asian="normal" style:font-size-complex="12pt" style:font-weight-complex="normal"/>
    </style:style>
    <style:style style:name="P39" style:family="paragraph" style:parent-style-name="Standard">
      <style:text-properties fo:font-size="12pt" fo:font-weight="normal" officeooo:rsid="002c554b" officeooo:paragraph-rsid="002c554b" style:font-size-asian="12pt" style:font-weight-asian="normal" style:font-size-complex="12pt" style:font-weight-complex="normal"/>
    </style:style>
    <style:style style:name="P40" style:family="paragraph" style:parent-style-name="Standard">
      <style:text-properties fo:font-size="12pt" fo:font-weight="normal" officeooo:rsid="002c8b7d" officeooo:paragraph-rsid="002c8b7d" style:font-size-asian="12pt" style:font-weight-asian="normal" style:font-size-complex="12pt" style:font-weight-complex="normal"/>
    </style:style>
    <style:style style:name="P41" style:family="paragraph" style:parent-style-name="Standard">
      <style:text-properties fo:font-size="12pt" fo:font-weight="normal" officeooo:rsid="002dc9c9" officeooo:paragraph-rsid="002dc9c9" style:font-size-asian="12pt" style:font-weight-asian="normal" style:font-size-complex="12pt" style:font-weight-complex="normal"/>
    </style:style>
    <style:style style:name="P42" style:family="paragraph" style:parent-style-name="Standard">
      <style:text-properties fo:font-size="12pt" fo:font-weight="normal" officeooo:rsid="002dc9c9" officeooo:paragraph-rsid="004a08c1" style:font-size-asian="12pt" style:font-weight-asian="normal" style:font-size-complex="12pt" style:font-weight-complex="normal"/>
    </style:style>
    <style:style style:name="P43" style:family="paragraph" style:parent-style-name="Standard">
      <style:text-properties fo:font-size="12pt" fo:font-weight="normal" officeooo:rsid="002ffc31" officeooo:paragraph-rsid="002ffc31" style:font-size-asian="12pt" style:font-weight-asian="normal" style:font-size-complex="12pt" style:font-weight-complex="normal"/>
    </style:style>
    <style:style style:name="P44" style:family="paragraph" style:parent-style-name="Standard">
      <style:text-properties fo:font-size="12pt" fo:font-weight="normal" officeooo:rsid="002ffc31" officeooo:paragraph-rsid="0034e31e" style:font-size-asian="12pt" style:font-weight-asian="normal" style:font-size-complex="12pt" style:font-weight-complex="normal"/>
    </style:style>
    <style:style style:name="P45" style:family="paragraph" style:parent-style-name="Standard">
      <style:text-properties fo:font-size="12pt" fo:font-weight="normal" officeooo:rsid="00314a78" officeooo:paragraph-rsid="00314a78" style:font-size-asian="12pt" style:font-weight-asian="normal" style:font-size-complex="12pt" style:font-weight-complex="normal"/>
    </style:style>
    <style:style style:name="P46" style:family="paragraph" style:parent-style-name="Standard">
      <style:text-properties fo:font-size="12pt" fo:font-weight="normal" officeooo:rsid="00314a78" officeooo:paragraph-rsid="0034e31e" style:font-size-asian="12pt" style:font-weight-asian="normal" style:font-size-complex="12pt" style:font-weight-complex="normal"/>
    </style:style>
    <style:style style:name="P47" style:family="paragraph" style:parent-style-name="Standard">
      <style:text-properties fo:font-size="12pt" fo:font-weight="normal" officeooo:rsid="003266d8" officeooo:paragraph-rsid="0033ba78" style:font-size-asian="12pt" style:font-weight-asian="normal" style:font-size-complex="12pt" style:font-weight-complex="normal"/>
    </style:style>
    <style:style style:name="P48" style:family="paragraph" style:parent-style-name="Standard">
      <style:text-properties fo:font-size="12pt" fo:font-weight="normal" officeooo:rsid="0032f4f0" officeooo:paragraph-rsid="0032f4f0" style:font-size-asian="12pt" style:font-weight-asian="normal" style:font-size-complex="12pt" style:font-weight-complex="normal"/>
    </style:style>
    <style:style style:name="P49" style:family="paragraph" style:parent-style-name="Standard">
      <style:text-properties fo:font-size="12pt" fo:font-weight="normal" officeooo:rsid="0034e31e" officeooo:paragraph-rsid="0034e31e" style:font-size-asian="12pt" style:font-weight-asian="normal" style:font-size-complex="12pt" style:font-weight-complex="normal"/>
    </style:style>
    <style:style style:name="P50" style:family="paragraph" style:parent-style-name="Standard">
      <style:text-properties fo:font-size="12pt" fo:font-weight="normal" officeooo:rsid="0034e95a" officeooo:paragraph-rsid="0034e95a" style:font-size-asian="12pt" style:font-weight-asian="normal" style:font-size-complex="12pt" style:font-weight-complex="normal"/>
    </style:style>
    <style:style style:name="P51" style:family="paragraph" style:parent-style-name="Standard">
      <style:text-properties fo:font-size="12pt" fo:font-weight="normal" officeooo:rsid="003a2d77" officeooo:paragraph-rsid="003a2d77" style:font-size-asian="12pt" style:font-weight-asian="normal" style:font-size-complex="12pt" style:font-weight-complex="normal"/>
    </style:style>
    <style:style style:name="P52" style:family="paragraph" style:parent-style-name="Standard">
      <style:text-properties fo:font-size="12pt" fo:font-weight="normal" officeooo:rsid="003b85ea" officeooo:paragraph-rsid="003b85ea" style:font-size-asian="12pt" style:font-weight-asian="normal" style:font-size-complex="12pt" style:font-weight-complex="normal"/>
    </style:style>
    <style:style style:name="P53" style:family="paragraph" style:parent-style-name="Standard">
      <style:text-properties fo:font-size="12pt" fo:font-weight="normal" officeooo:rsid="003ce48c" officeooo:paragraph-rsid="003ce48c" style:font-size-asian="12pt" style:font-weight-asian="normal" style:font-size-complex="12pt" style:font-weight-complex="normal"/>
    </style:style>
    <style:style style:name="P54" style:family="paragraph" style:parent-style-name="Standard">
      <style:text-properties fo:font-size="12pt" fo:font-weight="normal" officeooo:rsid="003ef772" officeooo:paragraph-rsid="003ef772" style:font-size-asian="12pt" style:font-weight-asian="normal" style:font-size-complex="12pt" style:font-weight-complex="normal"/>
    </style:style>
    <style:style style:name="P55" style:family="paragraph" style:parent-style-name="Standard">
      <style:text-properties fo:font-size="12pt" fo:font-weight="normal" officeooo:rsid="003fea63" officeooo:paragraph-rsid="003fea63" style:font-size-asian="12pt" style:font-weight-asian="normal" style:font-size-complex="12pt" style:font-weight-complex="normal"/>
    </style:style>
    <style:style style:name="P56" style:family="paragraph" style:parent-style-name="Standard">
      <style:text-properties fo:font-size="12pt" fo:font-weight="normal" officeooo:rsid="004002cc" officeooo:paragraph-rsid="004002cc" style:font-size-asian="12pt" style:font-weight-asian="normal" style:font-size-complex="12pt" style:font-weight-complex="normal"/>
    </style:style>
    <style:style style:name="P57" style:family="paragraph" style:parent-style-name="Standard">
      <style:text-properties fo:font-size="12pt" fo:font-weight="normal" officeooo:rsid="00403ac4" officeooo:paragraph-rsid="00403ac4" style:font-size-asian="12pt" style:font-weight-asian="normal" style:font-size-complex="12pt" style:font-weight-complex="normal"/>
    </style:style>
    <style:style style:name="P58" style:family="paragraph" style:parent-style-name="Standard">
      <style:text-properties fo:font-size="12pt" fo:font-weight="normal" officeooo:rsid="004083ca" officeooo:paragraph-rsid="004083ca" style:font-size-asian="12pt" style:font-weight-asian="normal" style:font-size-complex="12pt" style:font-weight-complex="normal"/>
    </style:style>
    <style:style style:name="P59" style:family="paragraph" style:parent-style-name="Standard">
      <style:text-properties fo:font-size="12pt" fo:font-weight="normal" officeooo:rsid="00423606" officeooo:paragraph-rsid="00423606" style:font-size-asian="12pt" style:font-weight-asian="normal" style:font-size-complex="12pt" style:font-weight-complex="normal"/>
    </style:style>
    <style:style style:name="P60" style:family="paragraph" style:parent-style-name="Standard">
      <style:text-properties fo:font-size="12pt" fo:font-weight="normal" officeooo:rsid="004423bd" officeooo:paragraph-rsid="004423bd" style:font-size-asian="12pt" style:font-weight-asian="normal" style:font-size-complex="12pt" style:font-weight-complex="normal"/>
    </style:style>
    <style:style style:name="P61" style:family="paragraph" style:parent-style-name="Standard">
      <style:text-properties fo:font-size="12pt" fo:font-weight="normal" officeooo:rsid="00466321" officeooo:paragraph-rsid="00466321" style:font-size-asian="12pt" style:font-weight-asian="normal" style:font-size-complex="12pt" style:font-weight-complex="normal"/>
    </style:style>
    <style:style style:name="P62" style:family="paragraph" style:parent-style-name="Standard">
      <style:text-properties fo:font-size="12pt" fo:font-weight="normal" officeooo:rsid="004857a1" officeooo:paragraph-rsid="004857a1" style:font-size-asian="12pt" style:font-weight-asian="normal" style:font-size-complex="12pt" style:font-weight-complex="normal"/>
    </style:style>
    <style:style style:name="P63" style:family="paragraph" style:parent-style-name="Standard">
      <style:text-properties fo:font-size="12pt" fo:font-weight="normal" officeooo:rsid="004d9663" officeooo:paragraph-rsid="002c348b" style:font-size-asian="12pt" style:font-weight-asian="normal" style:font-size-complex="12pt" style:font-weight-complex="normal"/>
    </style:style>
    <style:style style:name="P64" style:family="paragraph" style:parent-style-name="Standard">
      <style:text-properties fo:font-size="12pt" fo:font-weight="normal" officeooo:rsid="004d9663" officeooo:paragraph-rsid="004d9663" style:font-size-asian="12pt" style:font-weight-asian="normal" style:font-size-complex="12pt" style:font-weight-complex="normal"/>
    </style:style>
    <style:style style:name="P65" style:family="paragraph" style:parent-style-name="Standard">
      <style:text-properties fo:font-size="12pt" fo:font-weight="normal" officeooo:rsid="00513836" officeooo:paragraph-rsid="00513836" style:font-size-asian="12pt" style:font-weight-asian="normal" style:font-size-complex="12pt" style:font-weight-complex="normal"/>
    </style:style>
    <style:style style:name="P66" style:family="paragraph" style:parent-style-name="Standard">
      <style:text-properties fo:font-size="12pt" fo:font-weight="normal" officeooo:rsid="0051468c" officeooo:paragraph-rsid="0051468c" style:font-size-asian="12pt" style:font-weight-asian="normal" style:font-size-complex="12pt" style:font-weight-complex="normal"/>
    </style:style>
    <style:style style:name="P67" style:family="paragraph" style:parent-style-name="Standard">
      <style:text-properties fo:font-size="12pt" fo:font-weight="normal" officeooo:rsid="00536bf2" officeooo:paragraph-rsid="00536bf2" style:font-size-asian="12pt" style:font-weight-asian="normal" style:font-size-complex="12pt" style:font-weight-complex="normal"/>
    </style:style>
    <style:style style:name="P68" style:family="paragraph" style:parent-style-name="Standard">
      <style:text-properties fo:font-size="12pt" fo:font-weight="normal" officeooo:rsid="00556abe" officeooo:paragraph-rsid="00556abe" style:font-size-asian="12pt" style:font-weight-asian="normal" style:font-size-complex="12pt" style:font-weight-complex="normal"/>
    </style:style>
    <style:style style:name="P69" style:family="paragraph" style:parent-style-name="Standard">
      <style:text-properties fo:font-size="12pt" fo:font-weight="normal" officeooo:rsid="00e03b8a" officeooo:paragraph-rsid="00182ff5" style:font-size-asian="12pt" style:font-weight-asian="normal" style:font-size-complex="12pt" style:font-weight-complex="normal"/>
    </style:style>
    <style:style style:name="P70" style:family="paragraph" style:parent-style-name="Standard">
      <style:text-properties fo:font-size="12pt" fo:font-weight="normal" officeooo:rsid="00e03b8a" officeooo:paragraph-rsid="005d7203" style:font-size-asian="12pt" style:font-weight-asian="normal" style:font-size-complex="12pt" style:font-weight-complex="normal"/>
    </style:style>
    <style:style style:name="P71" style:family="paragraph" style:parent-style-name="Standard">
      <style:text-properties fo:font-size="12pt" fo:font-weight="normal" officeooo:rsid="0028698b" officeooo:paragraph-rsid="0028698b" style:font-size-asian="12pt" style:font-weight-asian="normal" style:font-size-complex="12pt" style:font-weight-complex="normal"/>
    </style:style>
    <style:style style:name="P72" style:family="paragraph" style:parent-style-name="Standard">
      <style:text-properties fo:font-size="12pt" fo:font-weight="normal" officeooo:rsid="0028698b" officeooo:paragraph-rsid="00182ff5" style:font-size-asian="12pt" style:font-weight-asian="normal" style:font-size-complex="12pt" style:font-weight-complex="normal"/>
    </style:style>
    <style:style style:name="P73" style:family="paragraph" style:parent-style-name="Standard">
      <style:text-properties fo:font-size="12pt" fo:font-weight="normal" officeooo:rsid="01240868" officeooo:paragraph-rsid="005d7203" style:font-size-asian="12pt" style:font-weight-asian="normal" style:font-size-complex="12pt" style:font-weight-complex="normal"/>
    </style:style>
    <style:style style:name="P74" style:family="paragraph" style:parent-style-name="Standard">
      <style:text-properties fo:font-size="12pt" fo:font-weight="normal" officeooo:rsid="00f93eb7" officeooo:paragraph-rsid="005d7203" style:font-size-asian="12pt" style:font-weight-asian="normal" style:font-size-complex="12pt" style:font-weight-complex="normal"/>
    </style:style>
    <style:style style:name="P75" style:family="paragraph" style:parent-style-name="Standard">
      <style:text-properties fo:font-size="12pt" fo:font-weight="normal" officeooo:rsid="010dc0d2" officeooo:paragraph-rsid="005d7203" style:font-size-asian="12pt" style:font-weight-asian="normal" style:font-size-complex="12pt" style:font-weight-complex="normal"/>
    </style:style>
    <style:style style:name="P76" style:family="paragraph" style:parent-style-name="Standard">
      <style:text-properties fo:font-size="12pt" fo:font-weight="normal" officeooo:rsid="0114d45e" officeooo:paragraph-rsid="005d7203" style:font-size-asian="12pt" style:font-weight-asian="normal" style:font-size-complex="12pt" style:font-weight-complex="normal"/>
    </style:style>
    <style:style style:name="P77" style:family="paragraph" style:parent-style-name="Standard">
      <style:text-properties fo:font-size="12pt" fo:font-weight="normal" officeooo:rsid="00fb1f3f" officeooo:paragraph-rsid="005d7203" style:font-size-asian="12pt" style:font-weight-asian="normal" style:font-size-complex="12pt" style:font-weight-complex="normal"/>
    </style:style>
    <style:style style:name="P78" style:family="paragraph" style:parent-style-name="Standard">
      <style:text-properties fo:font-size="12pt" fo:font-weight="normal" officeooo:rsid="00f2bfc3" officeooo:paragraph-rsid="005d7203" style:font-size-asian="12pt" style:font-weight-asian="normal" style:font-size-complex="12pt" style:font-weight-complex="normal"/>
    </style:style>
    <style:style style:name="P79" style:family="paragraph" style:parent-style-name="Standard">
      <style:text-properties fo:font-size="12pt" fo:font-weight="normal" officeooo:rsid="00612da7" officeooo:paragraph-rsid="00182ff5" style:font-size-asian="10.5pt" style:font-weight-asian="normal" style:font-size-complex="12pt" style:font-weight-complex="normal"/>
    </style:style>
    <style:style style:name="P80" style:family="paragraph" style:parent-style-name="Standard">
      <style:text-properties fo:font-size="12pt" fo:font-weight="normal" officeooo:rsid="00b8b7f3" officeooo:paragraph-rsid="00182ff5" style:font-size-asian="10.5pt" style:font-weight-asian="normal" style:font-size-complex="12pt" style:font-weight-complex="normal"/>
    </style:style>
    <style:style style:name="P81" style:family="paragraph" style:parent-style-name="Standard">
      <style:text-properties fo:font-size="12pt" fo:font-weight="normal" officeooo:rsid="00c1f230" officeooo:paragraph-rsid="00182ff5" style:font-size-asian="10.5pt" style:font-weight-asian="normal" style:font-size-complex="12pt" style:font-weight-complex="normal"/>
    </style:style>
    <style:style style:name="P82" style:family="paragraph" style:parent-style-name="Standard">
      <style:text-properties fo:font-size="12pt" fo:font-weight="bold" officeooo:rsid="0098dc7e" officeooo:paragraph-rsid="00182ff5" style:font-size-asian="12pt" style:font-weight-asian="bold" style:font-size-complex="12pt" style:font-weight-complex="bold"/>
    </style:style>
    <style:style style:name="P83" style:family="paragraph" style:parent-style-name="Standard">
      <style:text-properties fo:font-size="12pt" fo:font-weight="bold" officeooo:rsid="00be6da4" officeooo:paragraph-rsid="00182ff5" style:font-size-asian="12pt" style:font-weight-asian="bold" style:font-size-complex="12pt" style:font-weight-complex="bold"/>
    </style:style>
    <style:style style:name="P84" style:family="paragraph" style:parent-style-name="Standard">
      <style:text-properties fo:font-size="12pt" fo:font-weight="bold" officeooo:rsid="00b3b460" officeooo:paragraph-rsid="00182ff5" style:font-size-asian="12pt" style:font-weight-asian="bold" style:font-size-complex="12pt" style:font-weight-complex="bold"/>
    </style:style>
    <style:style style:name="P85" style:family="paragraph" style:parent-style-name="Standard">
      <style:text-properties fo:font-size="12pt" fo:font-weight="bold" officeooo:rsid="0099aa29" officeooo:paragraph-rsid="00182ff5" style:font-size-asian="12pt" style:font-weight-asian="bold" style:font-size-complex="12pt" style:font-weight-complex="bold"/>
    </style:style>
    <style:style style:name="P86" style:family="paragraph" style:parent-style-name="Standard">
      <style:text-properties fo:font-size="12pt" fo:font-weight="bold" officeooo:rsid="009a38f8" officeooo:paragraph-rsid="00182ff5" style:font-size-asian="12pt" style:font-weight-asian="bold" style:font-size-complex="12pt" style:font-weight-complex="bold"/>
    </style:style>
    <style:style style:name="P87" style:family="paragraph" style:parent-style-name="Standard">
      <style:text-properties fo:font-size="12pt" fo:font-weight="bold" officeooo:rsid="006d74ea" officeooo:paragraph-rsid="00182ff5" style:font-size-asian="12pt" style:font-weight-asian="bold" style:font-size-complex="12pt" style:font-weight-complex="bold"/>
    </style:style>
    <style:style style:name="P88" style:family="paragraph" style:parent-style-name="Standard">
      <style:text-properties fo:font-size="12pt" fo:font-weight="bold" officeooo:rsid="008a401d" officeooo:paragraph-rsid="00182ff5" style:font-size-asian="12pt" style:font-weight-asian="bold" style:font-size-complex="12pt" style:font-weight-complex="bold"/>
    </style:style>
    <style:style style:name="P89" style:family="paragraph" style:parent-style-name="Standard">
      <style:text-properties fo:font-size="12pt" fo:font-weight="bold" officeooo:rsid="0029f839" officeooo:paragraph-rsid="0029f839" style:font-size-asian="12pt" style:font-weight-asian="bold" style:font-size-complex="12pt" style:font-weight-complex="bold"/>
    </style:style>
    <style:style style:name="P90" style:family="paragraph" style:parent-style-name="Standard">
      <style:text-properties fo:font-size="12pt" fo:font-weight="bold" officeooo:rsid="002bef35" officeooo:paragraph-rsid="002bef35" style:font-size-asian="12pt" style:font-weight-asian="bold" style:font-size-complex="12pt" style:font-weight-complex="bold"/>
    </style:style>
    <style:style style:name="P91" style:family="paragraph" style:parent-style-name="Standard">
      <style:text-properties fo:font-size="12pt" fo:font-weight="bold" officeooo:rsid="002c348b" officeooo:paragraph-rsid="002c348b" style:font-size-asian="12pt" style:font-weight-asian="bold" style:font-size-complex="12pt" style:font-weight-complex="bold"/>
    </style:style>
    <style:style style:name="P92" style:family="paragraph" style:parent-style-name="Standard">
      <style:text-properties fo:font-size="12pt" fo:font-weight="bold" officeooo:rsid="002c8b7d" officeooo:paragraph-rsid="002c8b7d" style:font-size-asian="12pt" style:font-weight-asian="bold" style:font-size-complex="12pt" style:font-weight-complex="bold"/>
    </style:style>
    <style:style style:name="P93" style:family="paragraph" style:parent-style-name="Standard">
      <style:text-properties fo:font-size="12pt" fo:font-weight="bold" officeooo:rsid="002c554b" officeooo:paragraph-rsid="002c554b" style:font-size-asian="12pt" style:font-weight-asian="bold" style:font-size-complex="12pt" style:font-weight-complex="bold"/>
    </style:style>
    <style:style style:name="P94" style:family="paragraph" style:parent-style-name="Standard">
      <style:text-properties fo:font-size="12pt" fo:font-weight="bold" officeooo:rsid="002ffc31" officeooo:paragraph-rsid="002ffc31" style:font-size-asian="12pt" style:font-weight-asian="bold" style:font-size-complex="12pt" style:font-weight-complex="bold"/>
    </style:style>
    <style:style style:name="P95" style:family="paragraph" style:parent-style-name="Standard">
      <style:text-properties fo:font-size="12pt" fo:font-weight="bold" officeooo:rsid="00314a78" officeooo:paragraph-rsid="00314a78" style:font-size-asian="12pt" style:font-weight-asian="bold" style:font-size-complex="12pt" style:font-weight-complex="bold"/>
    </style:style>
    <style:style style:name="P96" style:family="paragraph" style:parent-style-name="Standard">
      <style:text-properties fo:font-size="12pt" fo:font-weight="bold" officeooo:rsid="0034e31e" officeooo:paragraph-rsid="0034e31e" style:font-size-asian="12pt" style:font-weight-asian="bold" style:font-size-complex="12pt" style:font-weight-complex="bold"/>
    </style:style>
    <style:style style:name="P97" style:family="paragraph" style:parent-style-name="Standard">
      <style:text-properties fo:font-size="12pt" fo:font-weight="bold" officeooo:rsid="002dc9c9" officeooo:paragraph-rsid="002dc9c9" style:font-size-asian="12pt" style:font-weight-asian="bold" style:font-size-complex="12pt" style:font-weight-complex="bold"/>
    </style:style>
    <style:style style:name="P98" style:family="paragraph" style:parent-style-name="Standard">
      <style:text-properties fo:font-size="12pt" fo:font-weight="bold" officeooo:rsid="0034e95a" officeooo:paragraph-rsid="0034e95a" style:font-size-asian="12pt" style:font-weight-asian="bold" style:font-size-complex="12pt" style:font-weight-complex="bold"/>
    </style:style>
    <style:style style:name="P99" style:family="paragraph" style:parent-style-name="Standard">
      <style:text-properties fo:font-size="12pt" fo:font-weight="bold" officeooo:rsid="004857a1" officeooo:paragraph-rsid="004857a1" style:font-size-asian="12pt" style:font-weight-asian="bold" style:font-size-complex="12pt" style:font-weight-complex="bold"/>
    </style:style>
    <style:style style:name="P100" style:family="paragraph" style:parent-style-name="Standard">
      <style:text-properties fo:font-size="12pt" fo:font-weight="bold" officeooo:rsid="00466321" officeooo:paragraph-rsid="002bef35" style:font-size-asian="12pt" style:font-weight-asian="bold" style:font-size-complex="12pt" style:font-weight-complex="bold"/>
    </style:style>
    <style:style style:name="P101" style:family="paragraph" style:parent-style-name="Standard">
      <style:text-properties officeooo:rsid="0017f080" officeooo:paragraph-rsid="00182ff5"/>
    </style:style>
    <style:style style:name="P102" style:family="paragraph" style:parent-style-name="Standard">
      <style:text-properties officeooo:rsid="0017f080" officeooo:paragraph-rsid="005d7203"/>
    </style:style>
    <style:style style:name="P103" style:family="paragraph" style:parent-style-name="Standard">
      <style:text-properties fo:font-size="13pt" fo:font-weight="bold" officeooo:rsid="0017fc4f" officeooo:paragraph-rsid="00182ff5" style:font-size-asian="13pt" style:font-weight-asian="bold" style:font-size-complex="13pt" style:font-weight-complex="bold"/>
    </style:style>
    <style:style style:name="P104" style:family="paragraph" style:parent-style-name="Standard">
      <style:text-properties fo:font-size="13pt" fo:font-weight="bold" officeooo:rsid="003d07fc" officeooo:paragraph-rsid="00182ff5" style:font-size-asian="13pt" style:font-weight-asian="bold" style:font-size-complex="13pt" style:font-weight-complex="bold"/>
    </style:style>
    <style:style style:name="P105" style:family="paragraph" style:parent-style-name="Standard">
      <style:text-properties fo:font-size="13pt" fo:font-weight="bold" officeooo:rsid="0070fc99" officeooo:paragraph-rsid="00182ff5" style:font-size-asian="13pt" style:font-weight-asian="bold" style:font-size-complex="13pt" style:font-weight-complex="bold"/>
    </style:style>
    <style:style style:name="P106" style:family="paragraph" style:parent-style-name="Standard">
      <style:text-properties fo:font-size="13pt" fo:font-weight="bold" officeooo:rsid="0074d686" officeooo:paragraph-rsid="00182ff5" style:font-size-asian="13pt" style:font-weight-asian="bold" style:font-size-complex="13pt" style:font-weight-complex="bold"/>
    </style:style>
    <style:style style:name="P107" style:family="paragraph" style:parent-style-name="Standard">
      <style:text-properties fo:font-size="13pt" fo:font-weight="bold" officeooo:rsid="009baa16" officeooo:paragraph-rsid="00182ff5" style:font-size-asian="13pt" style:font-weight-asian="bold" style:font-size-complex="13pt" style:font-weight-complex="bold"/>
    </style:style>
    <style:style style:name="P108" style:family="paragraph" style:parent-style-name="Standard">
      <style:text-properties fo:font-size="13pt" fo:font-weight="bold" officeooo:rsid="009c1ac9" officeooo:paragraph-rsid="00182ff5" style:font-size-asian="13pt" style:font-weight-asian="bold" style:font-size-complex="13pt" style:font-weight-complex="bold"/>
    </style:style>
    <style:style style:name="P109" style:family="paragraph" style:parent-style-name="Standard">
      <style:text-properties fo:font-size="13pt" fo:font-weight="bold" officeooo:paragraph-rsid="00182ff5" style:font-size-asian="13pt" style:font-weight-asian="bold" style:font-size-complex="13pt" style:font-weight-complex="bold"/>
    </style:style>
    <style:style style:name="P110" style:family="paragraph" style:parent-style-name="Standard">
      <style:text-properties fo:font-size="13pt" officeooo:rsid="0070fc99" officeooo:paragraph-rsid="00182ff5" style:font-size-asian="13pt" style:font-size-complex="13pt"/>
    </style:style>
    <style:style style:name="P111" style:family="paragraph" style:parent-style-name="Standard">
      <style:text-properties fo:font-size="13pt" fo:font-weight="normal" officeooo:rsid="009d86ed" officeooo:paragraph-rsid="00182ff5" style:font-size-asian="13pt" style:font-weight-asian="normal" style:font-size-complex="13pt" style:font-weight-complex="normal"/>
    </style:style>
    <style:style style:name="P112" style:family="paragraph" style:parent-style-name="Standard">
      <style:text-properties fo:font-weight="bold" officeooo:rsid="003111ec" officeooo:paragraph-rsid="00182ff5" style:font-weight-asian="bold" style:font-weight-complex="bold"/>
    </style:style>
    <style:style style:name="P113" style:family="paragraph" style:parent-style-name="Standard">
      <style:text-properties fo:font-weight="bold" officeooo:rsid="0040817c" officeooo:paragraph-rsid="005d7203" style:font-weight-asian="bold" style:font-weight-complex="bold"/>
    </style:style>
    <style:style style:name="P114" style:family="paragraph" style:parent-style-name="Standard">
      <style:text-properties fo:font-weight="bold" officeooo:rsid="004e59fc" officeooo:paragraph-rsid="005d7203" style:font-weight-asian="bold" style:font-weight-complex="bold"/>
    </style:style>
    <style:style style:name="P115" style:family="paragraph" style:parent-style-name="Standard">
      <style:text-properties fo:font-weight="bold" officeooo:rsid="004dc06e" officeooo:paragraph-rsid="005d7203" style:font-weight-asian="bold" style:font-weight-complex="bold"/>
    </style:style>
    <style:style style:name="P116" style:family="paragraph" style:parent-style-name="Standard">
      <style:text-properties fo:font-weight="bold" officeooo:rsid="002af55a" officeooo:paragraph-rsid="005d7203" style:font-weight-asian="bold" style:font-weight-complex="bold"/>
    </style:style>
    <style:style style:name="P117" style:family="paragraph" style:parent-style-name="Standard">
      <style:text-properties fo:font-weight="normal" officeooo:rsid="0020efc2" officeooo:paragraph-rsid="00182ff5" style:font-weight-asian="normal" style:font-weight-complex="normal"/>
    </style:style>
    <style:style style:name="P118" style:family="paragraph" style:parent-style-name="Standard">
      <style:text-properties officeooo:rsid="0033640a" officeooo:paragraph-rsid="00182ff5"/>
    </style:style>
    <style:style style:name="P119" style:family="paragraph" style:parent-style-name="Standard">
      <style:text-properties officeooo:rsid="0025fde3" officeooo:paragraph-rsid="00182ff5"/>
    </style:style>
    <style:style style:name="P120" style:family="paragraph" style:parent-style-name="Standard">
      <style:text-properties officeooo:rsid="003a8568" officeooo:paragraph-rsid="00182ff5"/>
    </style:style>
    <style:style style:name="P121" style:family="paragraph" style:parent-style-name="Standard">
      <style:text-properties officeooo:rsid="003b7c25" officeooo:paragraph-rsid="00182ff5"/>
    </style:style>
    <style:style style:name="P122" style:family="paragraph" style:parent-style-name="Standard">
      <style:text-properties officeooo:rsid="00446ac4" officeooo:paragraph-rsid="00182ff5"/>
    </style:style>
    <style:style style:name="P123" style:family="paragraph" style:parent-style-name="Standard">
      <style:text-properties officeooo:rsid="00446ac4" officeooo:paragraph-rsid="005d7203"/>
    </style:style>
    <style:style style:name="P124" style:family="paragraph" style:parent-style-name="Standard">
      <style:text-properties officeooo:rsid="0070fc99" officeooo:paragraph-rsid="00182ff5"/>
    </style:style>
    <style:style style:name="P125" style:family="paragraph" style:parent-style-name="Standard">
      <style:text-properties officeooo:rsid="0070fc99" officeooo:paragraph-rsid="005d7203"/>
    </style:style>
    <style:style style:name="P126" style:family="paragraph" style:parent-style-name="Standard">
      <style:text-properties officeooo:rsid="007115e7" officeooo:paragraph-rsid="00182ff5"/>
    </style:style>
    <style:style style:name="P127" style:family="paragraph" style:parent-style-name="Standard">
      <style:text-properties officeooo:rsid="0072dec1" officeooo:paragraph-rsid="00182ff5"/>
    </style:style>
    <style:style style:name="P128" style:family="paragraph" style:parent-style-name="Standard">
      <style:text-properties officeooo:rsid="0074b964" officeooo:paragraph-rsid="00182ff5"/>
    </style:style>
    <style:style style:name="P129" style:family="paragraph" style:parent-style-name="Standard">
      <style:text-properties officeooo:rsid="0074d686" officeooo:paragraph-rsid="00182ff5"/>
    </style:style>
    <style:style style:name="P130" style:family="paragraph" style:parent-style-name="Standard">
      <style:text-properties officeooo:rsid="00790897" officeooo:paragraph-rsid="00182ff5"/>
    </style:style>
    <style:style style:name="P131" style:family="paragraph" style:parent-style-name="Standard">
      <style:text-properties officeooo:rsid="009baa16" officeooo:paragraph-rsid="00182ff5"/>
    </style:style>
    <style:style style:name="P132" style:family="paragraph" style:parent-style-name="Standard">
      <style:text-properties officeooo:rsid="009d86ed" officeooo:paragraph-rsid="00182ff5"/>
    </style:style>
    <style:style style:name="P133" style:family="paragraph" style:parent-style-name="Standard">
      <style:text-properties officeooo:rsid="009c1ac9" officeooo:paragraph-rsid="00182ff5"/>
    </style:style>
    <style:style style:name="P134" style:family="paragraph" style:parent-style-name="Standard">
      <style:text-properties officeooo:rsid="009e01b4" officeooo:paragraph-rsid="00182ff5"/>
    </style:style>
    <style:style style:name="P135" style:family="paragraph" style:parent-style-name="Standard">
      <style:text-properties officeooo:rsid="00a05340" officeooo:paragraph-rsid="00182ff5"/>
    </style:style>
    <style:style style:name="P136" style:family="paragraph" style:parent-style-name="Standard">
      <style:text-properties officeooo:rsid="00a202c9" officeooo:paragraph-rsid="00182ff5"/>
    </style:style>
    <style:style style:name="P137" style:family="paragraph" style:parent-style-name="Standard">
      <style:text-properties officeooo:rsid="00a48abe" officeooo:paragraph-rsid="00182ff5"/>
    </style:style>
    <style:style style:name="P138" style:family="paragraph" style:parent-style-name="Standard">
      <style:text-properties officeooo:rsid="00a4ac4c" officeooo:paragraph-rsid="00182ff5"/>
    </style:style>
    <style:style style:name="P139" style:family="paragraph" style:parent-style-name="Standard">
      <style:text-properties officeooo:paragraph-rsid="00182ff5"/>
    </style:style>
    <style:style style:name="P140" style:family="paragraph" style:parent-style-name="Standard">
      <style:text-properties officeooo:rsid="00b452dd" officeooo:paragraph-rsid="00182ff5"/>
    </style:style>
    <style:style style:name="P141" style:family="paragraph" style:parent-style-name="Standard">
      <style:text-properties officeooo:rsid="008110b1" officeooo:paragraph-rsid="00182ff5"/>
    </style:style>
    <style:style style:name="P142" style:family="paragraph" style:parent-style-name="Standard">
      <style:text-properties officeooo:rsid="008110b1" officeooo:paragraph-rsid="005d7203"/>
    </style:style>
    <style:style style:name="P143" style:family="paragraph" style:parent-style-name="Standard">
      <style:text-properties officeooo:rsid="00d78592" officeooo:paragraph-rsid="00182ff5"/>
    </style:style>
    <style:style style:name="P144" style:family="paragraph" style:parent-style-name="Standard">
      <style:text-properties officeooo:rsid="00d78592" officeooo:paragraph-rsid="005d7203"/>
    </style:style>
    <style:style style:name="P145" style:family="paragraph" style:parent-style-name="Standard">
      <style:text-properties officeooo:rsid="002d80f4" officeooo:paragraph-rsid="00182ff5"/>
    </style:style>
    <style:style style:name="P146" style:family="paragraph" style:parent-style-name="Standard">
      <style:text-properties officeooo:rsid="002d80f4" officeooo:paragraph-rsid="005d7203"/>
    </style:style>
    <style:style style:name="P147" style:family="paragraph" style:parent-style-name="Standard">
      <style:text-properties officeooo:rsid="00c4935c" officeooo:paragraph-rsid="00182ff5"/>
    </style:style>
    <style:style style:name="P148" style:family="paragraph" style:parent-style-name="Standard">
      <style:text-properties officeooo:rsid="00c4935c" officeooo:paragraph-rsid="005d7203"/>
    </style:style>
    <style:style style:name="P149" style:family="paragraph" style:parent-style-name="Standard">
      <style:text-properties officeooo:rsid="00ca0c7b" officeooo:paragraph-rsid="00182ff5"/>
    </style:style>
    <style:style style:name="P150" style:family="paragraph" style:parent-style-name="Standard">
      <style:text-properties officeooo:rsid="00d6e169" officeooo:paragraph-rsid="00182ff5"/>
    </style:style>
    <style:style style:name="P151" style:family="paragraph" style:parent-style-name="Standard">
      <style:text-properties style:font-name="Liberation Sans1" officeooo:rsid="0140ece6" officeooo:paragraph-rsid="0140ece6"/>
    </style:style>
    <style:style style:name="P152" style:family="paragraph" style:parent-style-name="Standard">
      <style:text-properties style:font-name="Liberation Sans1" officeooo:rsid="0140ece6" officeooo:paragraph-rsid="005d7203"/>
    </style:style>
    <style:style style:name="P153" style:family="paragraph" style:parent-style-name="Standard">
      <style:text-properties style:font-name="Liberation Sans1" fo:font-size="14pt" fo:font-weight="bold" officeooo:rsid="013b868d" officeooo:paragraph-rsid="013b868d" style:font-size-asian="14pt" style:font-weight-asian="bold" style:font-size-complex="14pt" style:font-weight-complex="bold"/>
    </style:style>
    <style:style style:name="P154" style:family="paragraph" style:parent-style-name="Standard">
      <style:text-properties style:font-name="Liberation Sans1" fo:font-size="14pt" fo:font-weight="bold" officeooo:rsid="013f9775" officeooo:paragraph-rsid="013f9775" style:font-size-asian="14pt" style:font-weight-asian="bold" style:font-size-complex="14pt" style:font-weight-complex="bold"/>
    </style:style>
    <style:style style:name="P155" style:family="paragraph" style:parent-style-name="Standard">
      <style:text-properties style:font-name="Liberation Sans1" fo:font-size="14pt" fo:font-weight="bold" officeooo:rsid="001b3bb6" officeooo:paragraph-rsid="001b3bb6" style:font-size-asian="14pt" style:font-weight-asian="bold" style:font-size-complex="14pt" style:font-weight-complex="bold"/>
    </style:style>
    <style:style style:name="P156" style:family="paragraph" style:parent-style-name="Standard">
      <style:text-properties style:font-name="Liberation Sans1" fo:font-size="14pt" fo:font-weight="bold" officeooo:rsid="00576913" officeooo:paragraph-rsid="00576913" style:font-size-asian="14pt" style:font-weight-asian="bold" style:font-size-complex="14pt" style:font-weight-complex="bold"/>
    </style:style>
    <style:style style:name="P157" style:family="paragraph" style:parent-style-name="Standard">
      <style:text-properties style:font-name="Liberation Sans1" fo:font-size="14pt" fo:font-weight="bold" officeooo:rsid="010053fb" officeooo:paragraph-rsid="005d7203" style:font-size-asian="14pt" style:font-weight-asian="bold" style:font-size-complex="14pt" style:font-weight-complex="bold"/>
    </style:style>
    <style:style style:name="P158" style:family="paragraph" style:parent-style-name="Standard">
      <style:text-properties style:font-name="Liberation Sans1" fo:font-size="14pt" fo:font-weight="bold" officeooo:rsid="00feacf0" officeooo:paragraph-rsid="005d7203" style:font-size-asian="14pt" style:font-weight-asian="bold" style:font-size-complex="14pt" style:font-weight-complex="bold"/>
    </style:style>
    <style:style style:name="P159" style:family="paragraph" style:parent-style-name="Standard">
      <style:text-properties style:font-name="Liberation Sans1" fo:font-size="14pt" fo:font-weight="bold" officeooo:rsid="00f2bfc3" officeooo:paragraph-rsid="005d7203" style:font-size-asian="14pt" style:font-weight-asian="bold" style:font-size-complex="14pt" style:font-weight-complex="bold"/>
    </style:style>
    <style:style style:name="P160" style:family="paragraph" style:parent-style-name="Standard">
      <style:text-properties style:font-name="Liberation Sans1" fo:font-size="14pt" fo:font-weight="bold" officeooo:rsid="000ff69e" officeooo:paragraph-rsid="005d7203" style:font-size-asian="14pt" style:font-weight-asian="bold" style:font-size-complex="14pt" style:font-weight-complex="bold"/>
    </style:style>
    <style:style style:name="P161" style:family="paragraph" style:parent-style-name="Standard">
      <style:text-properties style:font-name="Liberation Sans1" officeooo:rsid="013b868d" officeooo:paragraph-rsid="013b868d"/>
    </style:style>
    <style:style style:name="P162" style:family="paragraph" style:parent-style-name="Standard">
      <style:text-properties style:font-name="Liberation Sans1" officeooo:rsid="013c15e0" officeooo:paragraph-rsid="013c15e0"/>
    </style:style>
    <style:style style:name="P163" style:family="paragraph" style:parent-style-name="Standard">
      <style:text-properties style:font-name="Liberation Sans1" officeooo:rsid="0146f049" officeooo:paragraph-rsid="013c15e0"/>
    </style:style>
    <style:style style:name="P164" style:family="paragraph" style:parent-style-name="Standard">
      <style:text-properties style:font-name="Liberation Sans1" officeooo:rsid="013f4a82" officeooo:paragraph-rsid="013f4a82"/>
    </style:style>
    <style:style style:name="P165" style:family="paragraph" style:parent-style-name="Standard">
      <style:text-properties style:font-name="Liberation Sans1" officeooo:rsid="013d5efe" officeooo:paragraph-rsid="013d5efe"/>
    </style:style>
    <style:style style:name="P166" style:family="paragraph" style:parent-style-name="Standard">
      <style:text-properties style:font-name="Liberation Sans1" officeooo:rsid="013d5efe" officeooo:paragraph-rsid="013c15e0"/>
    </style:style>
    <style:style style:name="P167" style:family="paragraph" style:parent-style-name="Standard">
      <style:text-properties style:font-name="Liberation Sans1" officeooo:rsid="01492ba9" officeooo:paragraph-rsid="01492ba9"/>
    </style:style>
    <style:style style:name="P168" style:family="paragraph" style:parent-style-name="Standard">
      <style:text-properties style:font-name="Liberation Sans1" officeooo:rsid="01492ba9" officeooo:paragraph-rsid="005d7203"/>
    </style:style>
    <style:style style:name="P169" style:family="paragraph" style:parent-style-name="Standard">
      <style:text-properties style:font-name="Liberation Sans1" officeooo:rsid="013f9775" officeooo:paragraph-rsid="013f9775"/>
    </style:style>
    <style:style style:name="P170" style:family="paragraph" style:parent-style-name="Standard">
      <style:text-properties style:font-name="Liberation Sans1" officeooo:rsid="01438f9b" officeooo:paragraph-rsid="01438f9b"/>
    </style:style>
    <style:style style:name="P171" style:family="paragraph" style:parent-style-name="Standard">
      <style:text-properties style:font-name="Liberation Sans1" officeooo:rsid="0144b8e6" officeooo:paragraph-rsid="01438f9b"/>
    </style:style>
    <style:style style:name="P172" style:family="paragraph" style:parent-style-name="Standard">
      <style:text-properties style:font-name="Liberation Sans1" officeooo:rsid="0144b8e6" officeooo:paragraph-rsid="0144b8e6"/>
    </style:style>
    <style:style style:name="P173" style:family="paragraph" style:parent-style-name="Standard">
      <style:text-properties style:font-name="Liberation Sans1" officeooo:rsid="0136cdab" officeooo:paragraph-rsid="0136cdab"/>
    </style:style>
    <style:style style:name="P174" style:family="paragraph" style:parent-style-name="Standard">
      <style:text-properties style:font-name="Liberation Sans1" officeooo:rsid="0136cdab" officeooo:paragraph-rsid="005d7203"/>
    </style:style>
    <style:style style:name="P175" style:family="paragraph" style:parent-style-name="Standard">
      <style:text-properties style:font-name="Liberation Sans1" officeooo:rsid="012b9cdb" officeooo:paragraph-rsid="012dbc09"/>
    </style:style>
    <style:style style:name="P176" style:family="paragraph" style:parent-style-name="Standard">
      <style:text-properties style:font-name="Liberation Sans1" officeooo:rsid="012b9cdb" officeooo:paragraph-rsid="005d7203"/>
    </style:style>
    <style:style style:name="P177" style:family="paragraph" style:parent-style-name="Standard">
      <style:text-properties style:font-name="Liberation Sans1" officeooo:rsid="012f9d1f" officeooo:paragraph-rsid="005d7203"/>
    </style:style>
    <style:style style:name="P178" style:family="paragraph" style:parent-style-name="Standard">
      <style:text-properties style:font-name="Liberation Sans1" officeooo:rsid="0137c3ec" officeooo:paragraph-rsid="0137c3ec"/>
    </style:style>
    <style:style style:name="P179" style:family="paragraph" style:parent-style-name="Standard">
      <style:text-properties style:font-name="Liberation Sans1" officeooo:rsid="0139bb8a" officeooo:paragraph-rsid="0139bb8a"/>
    </style:style>
    <style:style style:name="P180" style:family="paragraph" style:parent-style-name="Standard">
      <style:text-properties style:font-name="Liberation Sans1" officeooo:rsid="0139bb8a" officeooo:paragraph-rsid="005d7203"/>
    </style:style>
    <style:style style:name="P181" style:family="paragraph" style:parent-style-name="Standard">
      <style:text-properties style:font-name="Liberation Sans1" officeooo:rsid="001ca243" officeooo:paragraph-rsid="001ca243"/>
    </style:style>
    <style:style style:name="P182" style:family="paragraph" style:parent-style-name="Standard">
      <style:text-properties style:font-name="Liberation Sans1" officeooo:rsid="001ca243" officeooo:paragraph-rsid="00576913"/>
    </style:style>
    <style:style style:name="P183" style:family="paragraph" style:parent-style-name="Standard">
      <style:text-properties style:font-name="Liberation Sans1" officeooo:rsid="013a44ec" officeooo:paragraph-rsid="0007af14"/>
    </style:style>
    <style:style style:name="P184" style:family="paragraph" style:parent-style-name="Standard">
      <style:text-properties style:font-name="Liberation Sans1" officeooo:rsid="013a44ec" officeooo:paragraph-rsid="005d7203"/>
    </style:style>
    <style:style style:name="P185" style:family="paragraph" style:parent-style-name="Standard">
      <style:text-properties style:font-name="Liberation Sans1" officeooo:rsid="001e113a" officeooo:paragraph-rsid="001e113a"/>
    </style:style>
    <style:style style:name="P186" style:family="paragraph" style:parent-style-name="Standard">
      <style:text-properties style:font-name="Liberation Sans1" officeooo:rsid="00576913" officeooo:paragraph-rsid="00576913"/>
    </style:style>
    <style:style style:name="P187" style:family="paragraph" style:parent-style-name="Standard">
      <style:text-properties style:font-name="Liberation Sans1" officeooo:rsid="0058f12f" officeooo:paragraph-rsid="0058f12f"/>
    </style:style>
    <style:style style:name="P188" style:family="paragraph" style:parent-style-name="Standard">
      <style:text-properties style:font-name="Liberation Sans1" officeooo:rsid="0117e86c" officeooo:paragraph-rsid="005d7203"/>
    </style:style>
    <style:style style:name="P189" style:family="paragraph" style:parent-style-name="Standard">
      <style:text-properties style:font-name="Liberation Sans1" officeooo:rsid="012aae4c" officeooo:paragraph-rsid="005d7203"/>
    </style:style>
    <style:style style:name="P190" style:family="paragraph" style:parent-style-name="Standard">
      <style:text-properties style:font-name="Liberation Sans1" fo:font-weight="bold" officeooo:rsid="000664a9" officeooo:paragraph-rsid="005d7203" style:font-weight-asian="bold" style:font-weight-complex="bold"/>
    </style:style>
    <style:style style:name="P191" style:family="paragraph" style:parent-style-name="Standard">
      <style:text-properties style:font-name="Liberation Sans1" fo:font-weight="bold" officeooo:rsid="00e58a64" officeooo:paragraph-rsid="005d7203" style:font-weight-asian="bold" style:font-weight-complex="bold"/>
    </style:style>
    <style:style style:name="P192" style:family="paragraph" style:parent-style-name="Standard">
      <style:text-properties style:font-name="Liberation Sans1" fo:font-weight="bold" officeooo:rsid="011d4c8e" officeooo:paragraph-rsid="005d7203" style:font-weight-asian="bold" style:font-weight-complex="bold"/>
    </style:style>
    <style:style style:name="P193" style:family="paragraph" style:parent-style-name="Standard">
      <style:text-properties style:font-name="Liberation Sans1" fo:font-weight="bold" officeooo:rsid="0119c1d1" officeooo:paragraph-rsid="005d7203" style:font-weight-asian="bold" style:font-weight-complex="bold"/>
    </style:style>
    <style:style style:name="P194" style:family="paragraph" style:parent-style-name="Standard">
      <style:text-properties style:font-name="Liberation Sans1" fo:font-weight="bold" officeooo:rsid="011ed950" officeooo:paragraph-rsid="005d7203" style:font-weight-asian="bold" style:font-weight-complex="bold"/>
    </style:style>
    <style:style style:name="P195" style:family="paragraph" style:parent-style-name="Standard">
      <style:text-properties style:font-name="Liberation Sans1" fo:font-weight="bold" officeooo:rsid="011fd670" officeooo:paragraph-rsid="005d7203" style:font-weight-asian="bold" style:font-weight-complex="bold"/>
    </style:style>
    <style:style style:name="P196" style:family="paragraph" style:parent-style-name="Standard">
      <style:text-properties style:font-name="Liberation Sans1" fo:font-weight="bold" officeooo:rsid="012136cf" officeooo:paragraph-rsid="005d7203" style:font-weight-asian="bold" style:font-weight-complex="bold"/>
    </style:style>
    <style:style style:name="P197" style:family="paragraph" style:parent-style-name="Standard">
      <style:text-properties style:font-name="Liberation Sans1" fo:font-weight="bold" officeooo:rsid="0149de78" officeooo:paragraph-rsid="005d7203" style:font-weight-asian="bold" style:font-weight-complex="bold"/>
    </style:style>
    <style:style style:name="P198" style:family="paragraph" style:parent-style-name="Standard">
      <style:text-properties style:font-name="Liberation Sans1" officeooo:rsid="0110ab6f" officeooo:paragraph-rsid="005d7203"/>
    </style:style>
    <style:style style:name="P199" style:family="paragraph" style:parent-style-name="Standard">
      <style:text-properties style:font-name="Liberation Sans1" officeooo:rsid="01124135" officeooo:paragraph-rsid="005d7203"/>
    </style:style>
    <style:style style:name="P200" style:family="paragraph" style:parent-style-name="Standard">
      <style:text-properties style:font-name="Liberation Sans1" officeooo:rsid="010053fb" officeooo:paragraph-rsid="005d7203"/>
    </style:style>
    <style:style style:name="P201" style:family="paragraph" style:parent-style-name="Standard">
      <style:text-properties style:font-name="Liberation Sans1" officeooo:rsid="0105b842" officeooo:paragraph-rsid="005d7203"/>
    </style:style>
    <style:style style:name="P202" style:family="paragraph" style:parent-style-name="Standard">
      <style:text-properties style:font-name="Liberation Sans1" officeooo:rsid="010620d2" officeooo:paragraph-rsid="005d7203"/>
    </style:style>
    <style:style style:name="P203" style:family="paragraph" style:parent-style-name="Standard">
      <style:text-properties style:font-name="Liberation Sans1" officeooo:rsid="0017f080" officeooo:paragraph-rsid="005d7203"/>
    </style:style>
    <style:style style:name="P204" style:family="paragraph" style:parent-style-name="Standard">
      <style:text-properties style:font-name="Liberation Sans1" officeooo:rsid="00feacf0" officeooo:paragraph-rsid="005d7203"/>
    </style:style>
    <style:style style:name="P205" style:family="paragraph" style:parent-style-name="Standard">
      <style:text-properties style:font-name="Liberation Sans1" officeooo:rsid="0100aa07" officeooo:paragraph-rsid="005d7203"/>
    </style:style>
    <style:style style:name="P206" style:family="paragraph" style:parent-style-name="Standard">
      <style:text-properties style:font-name="Liberation Sans1" officeooo:rsid="0102b975" officeooo:paragraph-rsid="005d7203"/>
    </style:style>
    <style:style style:name="P207" style:family="paragraph" style:parent-style-name="Standard">
      <style:text-properties style:font-name="Liberation Sans1" officeooo:rsid="00e58a64" officeooo:paragraph-rsid="005d7203"/>
    </style:style>
    <style:style style:name="P208" style:family="paragraph" style:parent-style-name="Standard">
      <style:text-properties style:font-name="Liberation Sans1" officeooo:rsid="00e9cb57" officeooo:paragraph-rsid="005d7203"/>
    </style:style>
    <style:style style:name="P209" style:family="paragraph" style:parent-style-name="Standard">
      <style:text-properties style:font-name="Liberation Sans1" officeooo:rsid="00e74c95" officeooo:paragraph-rsid="005d7203"/>
    </style:style>
    <style:style style:name="P210" style:family="paragraph" style:parent-style-name="Standard">
      <style:text-properties style:font-name="Liberation Sans1" officeooo:rsid="00e5b7d3" officeooo:paragraph-rsid="005d7203"/>
    </style:style>
    <style:style style:name="P211" style:family="paragraph" style:parent-style-name="Standard">
      <style:text-properties style:font-name="Liberation Sans1" officeooo:rsid="00e83398" officeooo:paragraph-rsid="005d7203"/>
    </style:style>
    <style:style style:name="P212" style:family="paragraph" style:parent-style-name="Standard">
      <style:text-properties style:font-name="Liberation Sans1" officeooo:rsid="00e94f79" officeooo:paragraph-rsid="005d7203"/>
    </style:style>
    <style:style style:name="P213" style:family="paragraph" style:parent-style-name="Standard">
      <style:text-properties style:font-name="Liberation Sans1" officeooo:rsid="00eb8628" officeooo:paragraph-rsid="005d7203"/>
    </style:style>
    <style:style style:name="P214" style:family="paragraph" style:parent-style-name="Standard">
      <style:text-properties style:font-name="Liberation Sans1" officeooo:rsid="00ea1545" officeooo:paragraph-rsid="005d7203"/>
    </style:style>
    <style:style style:name="P215" style:family="paragraph" style:parent-style-name="Standard">
      <style:text-properties style:font-name="Liberation Sans1" officeooo:rsid="00eca221" officeooo:paragraph-rsid="005d7203"/>
    </style:style>
    <style:style style:name="P216" style:family="paragraph" style:parent-style-name="Standard">
      <style:text-properties style:font-name="Liberation Sans1" officeooo:rsid="00ee54fd" officeooo:paragraph-rsid="005d7203"/>
    </style:style>
    <style:style style:name="P217" style:family="paragraph" style:parent-style-name="Standard">
      <style:text-properties style:font-name="Liberation Sans1" officeooo:rsid="00fc6af8" officeooo:paragraph-rsid="005d7203"/>
    </style:style>
    <style:style style:name="P218" style:family="paragraph" style:parent-style-name="Standard">
      <style:text-properties style:font-name="Liberation Sans1" officeooo:rsid="00f15bb9" officeooo:paragraph-rsid="005d7203"/>
    </style:style>
    <style:style style:name="P219" style:family="paragraph" style:parent-style-name="Standard">
      <style:text-properties style:font-name="Liberation Sans1" officeooo:rsid="00446ac4" officeooo:paragraph-rsid="005d7203"/>
    </style:style>
    <style:style style:name="P220" style:family="paragraph" style:parent-style-name="Standard">
      <style:text-properties style:font-name="Liberation Sans1" officeooo:paragraph-rsid="005d7203"/>
    </style:style>
    <style:style style:name="P221" style:family="paragraph" style:parent-style-name="Standard">
      <style:text-properties style:font-name="Liberation Sans1" officeooo:rsid="0119c1d1" officeooo:paragraph-rsid="005d7203"/>
    </style:style>
    <style:style style:name="P222" style:family="paragraph" style:parent-style-name="Standard">
      <style:text-properties style:font-name="Liberation Sans1" fo:font-weight="normal" officeooo:rsid="011d4c8e" officeooo:paragraph-rsid="005d7203" style:font-weight-asian="normal" style:font-weight-complex="normal"/>
    </style:style>
    <style:style style:name="P223" style:family="paragraph" style:parent-style-name="Standard">
      <style:text-properties style:font-name="Liberation Sans1" fo:font-weight="normal" officeooo:rsid="011d81ed" officeooo:paragraph-rsid="005d7203" style:font-weight-asian="normal" style:font-weight-complex="normal"/>
    </style:style>
    <style:style style:name="P224" style:family="paragraph" style:parent-style-name="Standard">
      <style:text-properties style:font-name="Liberation Sans1" officeooo:rsid="0147675b" officeooo:paragraph-rsid="005d7203"/>
    </style:style>
    <style:style style:name="P225" style:family="paragraph" style:parent-style-name="Standard">
      <style:text-properties style:font-name="Liberation Sans1" officeooo:rsid="0149de78" officeooo:paragraph-rsid="005d7203"/>
    </style:style>
    <style:style style:name="P226" style:family="paragraph" style:parent-style-name="Standard">
      <style:text-properties style:font-name="Liberation Sans1" officeooo:rsid="011ed950" officeooo:paragraph-rsid="005d7203"/>
    </style:style>
    <style:style style:name="P227" style:family="paragraph" style:parent-style-name="Standard">
      <style:text-properties style:font-name="Liberation Sans1" officeooo:rsid="011fdc90" officeooo:paragraph-rsid="005d7203"/>
    </style:style>
    <style:style style:name="P228" style:family="paragraph" style:parent-style-name="Standard">
      <style:text-properties style:font-name="Liberation Sans1" officeooo:rsid="011fd670" officeooo:paragraph-rsid="005d7203"/>
    </style:style>
    <style:style style:name="P229" style:family="paragraph" style:parent-style-name="Standard">
      <style:text-properties style:font-name="Liberation Sans1" officeooo:rsid="0149cd02" officeooo:paragraph-rsid="005d7203"/>
    </style:style>
    <style:style style:name="P230" style:family="paragraph" style:parent-style-name="Standard">
      <style:text-properties style:font-name="Liberation Sans1" officeooo:rsid="012136cf" officeooo:paragraph-rsid="005d7203"/>
    </style:style>
    <style:style style:name="P231" style:family="paragraph" style:parent-style-name="Standard">
      <style:text-properties officeooo:paragraph-rsid="001e113a"/>
    </style:style>
    <style:style style:name="P232" style:family="paragraph" style:parent-style-name="Standard">
      <style:text-properties officeooo:rsid="00234a34" officeooo:paragraph-rsid="00234a34"/>
    </style:style>
    <style:style style:name="P233" style:family="paragraph" style:parent-style-name="Standard">
      <style:text-properties officeooo:rsid="002512e1" officeooo:paragraph-rsid="002512e1"/>
    </style:style>
    <style:style style:name="P234" style:family="paragraph" style:parent-style-name="Standard">
      <style:text-properties officeooo:rsid="0051cecd" officeooo:paragraph-rsid="0051cecd"/>
    </style:style>
    <style:style style:name="P235" style:family="paragraph" style:parent-style-name="Standard">
      <style:text-properties officeooo:rsid="00536bf2" officeooo:paragraph-rsid="00536bf2"/>
    </style:style>
    <style:style style:name="P236" style:family="paragraph" style:parent-style-name="Standard">
      <style:text-properties fo:color="#c9211e" fo:font-size="12pt" fo:font-weight="normal" officeooo:rsid="0114d45e" officeooo:paragraph-rsid="005d7203" style:font-size-asian="12pt" style:font-weight-asian="normal" style:font-size-complex="12pt" style:font-weight-complex="normal"/>
    </style:style>
    <style:style style:name="P237" style:family="paragraph" style:parent-style-name="Standard">
      <style:text-properties officeooo:paragraph-rsid="005d7203"/>
    </style:style>
    <style:style style:name="P238" style:family="paragraph" style:parent-style-name="Standard">
      <style:text-properties style:font-name="sans-serif" fo:font-size="15.75pt" officeooo:rsid="012d5a30" officeooo:paragraph-rsid="005d7203"/>
    </style:style>
    <style:style style:name="P239" style:family="paragraph" style:parent-style-name="Standard">
      <style:text-properties officeooo:rsid="003f86ec" officeooo:paragraph-rsid="005d7203"/>
    </style:style>
    <style:style style:name="P240" style:family="paragraph" style:parent-style-name="Standard">
      <style:text-properties officeooo:rsid="0040817c" officeooo:paragraph-rsid="005d7203"/>
    </style:style>
    <style:style style:name="P241" style:family="paragraph" style:parent-style-name="Standard">
      <style:text-properties officeooo:rsid="004969ad" officeooo:paragraph-rsid="005d7203"/>
    </style:style>
    <style:style style:name="P242" style:family="paragraph" style:parent-style-name="Standard">
      <style:text-properties officeooo:rsid="0122ed45" officeooo:paragraph-rsid="005d7203"/>
    </style:style>
    <style:style style:name="P243" style:family="paragraph" style:parent-style-name="Standard">
      <style:text-properties officeooo:rsid="004e59fc" officeooo:paragraph-rsid="005d7203"/>
    </style:style>
    <style:style style:name="P244" style:family="paragraph" style:parent-style-name="Standard">
      <style:text-properties officeooo:rsid="007f0600" officeooo:paragraph-rsid="005d7203"/>
    </style:style>
    <style:style style:name="P245" style:family="paragraph" style:parent-style-name="Standard">
      <style:text-properties officeooo:rsid="004fda34" officeooo:paragraph-rsid="005d7203"/>
    </style:style>
    <style:style style:name="P246" style:family="paragraph" style:parent-style-name="Standard">
      <style:text-properties officeooo:rsid="0050facb" officeooo:paragraph-rsid="005d7203"/>
    </style:style>
    <style:style style:name="P247" style:family="paragraph" style:parent-style-name="Standard">
      <style:text-properties officeooo:rsid="004dc06e" officeooo:paragraph-rsid="005d7203"/>
    </style:style>
    <style:style style:name="P248" style:family="paragraph" style:parent-style-name="Standard">
      <style:text-properties officeooo:rsid="00555767" officeooo:paragraph-rsid="005d7203"/>
    </style:style>
    <style:style style:name="P249" style:family="paragraph" style:parent-style-name="Standard">
      <style:text-properties officeooo:rsid="005a2add" officeooo:paragraph-rsid="005d7203"/>
    </style:style>
    <style:style style:name="P250" style:family="paragraph" style:parent-style-name="Standard">
      <style:text-properties officeooo:rsid="0069ec2a" officeooo:paragraph-rsid="005d7203"/>
    </style:style>
    <style:style style:name="P251" style:family="paragraph" style:parent-style-name="Standard">
      <style:text-properties officeooo:rsid="014d6b3b" officeooo:paragraph-rsid="005d7203"/>
    </style:style>
    <style:style style:name="P252" style:family="paragraph" style:parent-style-name="Standard">
      <style:text-properties officeooo:rsid="007074fe" officeooo:paragraph-rsid="005d7203"/>
    </style:style>
    <style:style style:name="P253" style:family="paragraph" style:parent-style-name="Standard">
      <style:text-properties officeooo:rsid="00cb9ea2" officeooo:paragraph-rsid="005d7203"/>
    </style:style>
    <style:style style:name="P254" style:family="paragraph" style:parent-style-name="Standard">
      <style:text-properties officeooo:rsid="0057acb4" officeooo:paragraph-rsid="005d7203"/>
    </style:style>
    <style:style style:name="P255" style:family="paragraph" style:parent-style-name="Standard">
      <style:text-properties officeooo:rsid="00866819" officeooo:paragraph-rsid="005d7203"/>
    </style:style>
    <style:style style:name="P256" style:family="paragraph" style:parent-style-name="Standard">
      <style:text-properties officeooo:rsid="0089e207" officeooo:paragraph-rsid="005d7203"/>
    </style:style>
    <style:style style:name="P257" style:family="paragraph" style:parent-style-name="Standard">
      <style:text-properties officeooo:rsid="00cf4732" officeooo:paragraph-rsid="005d7203"/>
    </style:style>
    <style:style style:name="P258" style:family="paragraph" style:parent-style-name="Standard">
      <style:text-properties officeooo:rsid="00683f5a" officeooo:paragraph-rsid="005d7203"/>
    </style:style>
    <style:style style:name="P259" style:family="paragraph" style:parent-style-name="Standard">
      <style:text-properties officeooo:rsid="005b6f80" officeooo:paragraph-rsid="005d7203"/>
    </style:style>
    <style:style style:name="P260" style:family="paragraph" style:parent-style-name="Standard">
      <style:text-properties officeooo:rsid="007eeeeb" officeooo:paragraph-rsid="005d7203"/>
    </style:style>
    <style:style style:name="P261" style:family="paragraph" style:parent-style-name="Standard">
      <style:text-properties officeooo:rsid="00565750" officeooo:paragraph-rsid="005d7203"/>
    </style:style>
    <style:style style:name="P262" style:family="paragraph" style:parent-style-name="Standard">
      <style:text-properties officeooo:rsid="007f2142" officeooo:paragraph-rsid="005d7203"/>
    </style:style>
    <style:style style:name="P263" style:family="paragraph" style:parent-style-name="Standard">
      <style:text-properties officeooo:rsid="007615b8" officeooo:paragraph-rsid="005d7203"/>
    </style:style>
    <style:style style:name="P264" style:family="paragraph" style:parent-style-name="Standard">
      <style:text-properties officeooo:rsid="00a3e9d6" officeooo:paragraph-rsid="005d7203"/>
    </style:style>
    <style:style style:name="P265" style:family="paragraph" style:parent-style-name="Standard">
      <style:text-properties officeooo:rsid="00a69459" officeooo:paragraph-rsid="005d7203"/>
    </style:style>
    <style:style style:name="P266" style:family="paragraph" style:parent-style-name="Standard">
      <style:text-properties officeooo:rsid="00a7698a" officeooo:paragraph-rsid="005d7203"/>
    </style:style>
    <style:style style:name="P267" style:family="paragraph" style:parent-style-name="Standard">
      <style:text-properties officeooo:rsid="00b0f005" officeooo:paragraph-rsid="005d7203"/>
    </style:style>
    <style:style style:name="P268" style:family="paragraph" style:parent-style-name="Standard">
      <style:text-properties officeooo:rsid="008e8fb5" officeooo:paragraph-rsid="005d7203"/>
    </style:style>
    <style:style style:name="P269" style:family="paragraph" style:parent-style-name="Standard">
      <style:text-properties officeooo:rsid="00d2c118" officeooo:paragraph-rsid="005d7203"/>
    </style:style>
    <style:style style:name="P270" style:family="paragraph" style:parent-style-name="Standard">
      <style:text-properties officeooo:rsid="00d55bc0" officeooo:paragraph-rsid="005d7203"/>
    </style:style>
    <style:style style:name="P271" style:family="paragraph" style:parent-style-name="Standard">
      <style:text-properties officeooo:rsid="002af55a" officeooo:paragraph-rsid="005d7203"/>
    </style:style>
    <style:style style:name="P272" style:family="paragraph" style:parent-style-name="Standard">
      <style:text-properties officeooo:rsid="00456683" officeooo:paragraph-rsid="005d7203"/>
    </style:style>
    <style:style style:name="P273" style:family="paragraph" style:parent-style-name="Standard">
      <style:text-properties officeooo:rsid="00473410" officeooo:paragraph-rsid="005d7203"/>
    </style:style>
    <style:style style:name="P274" style:family="paragraph" style:parent-style-name="Standard">
      <style:text-properties officeooo:rsid="004bc4fa" officeooo:paragraph-rsid="005d7203"/>
    </style:style>
    <style:style style:name="P275" style:family="paragraph" style:parent-style-name="Standard">
      <style:text-properties officeooo:rsid="005fd3fb" officeooo:paragraph-rsid="005d7203"/>
    </style:style>
    <style:style style:name="P276" style:family="paragraph" style:parent-style-name="Standard">
      <style:text-properties officeooo:rsid="00650125" officeooo:paragraph-rsid="005d7203"/>
    </style:style>
    <style:style style:name="P277" style:family="paragraph" style:parent-style-name="Standard">
      <style:text-properties officeooo:rsid="0078f9b8" officeooo:paragraph-rsid="005d7203"/>
    </style:style>
    <style:style style:name="P278" style:family="paragraph" style:parent-style-name="Standard">
      <style:text-properties officeooo:rsid="007ed9e8" officeooo:paragraph-rsid="005d7203"/>
    </style:style>
    <style:style style:name="P279" style:family="paragraph" style:parent-style-name="Standard">
      <style:text-properties officeooo:rsid="00822f9d" officeooo:paragraph-rsid="005d7203"/>
    </style:style>
    <style:style style:name="P280" style:family="paragraph" style:parent-style-name="Standard">
      <style:text-properties officeooo:rsid="008ccaf8" officeooo:paragraph-rsid="005d7203"/>
    </style:style>
    <style:style style:name="P281" style:family="paragraph" style:parent-style-name="Standard">
      <style:text-properties officeooo:rsid="008da8c2" officeooo:paragraph-rsid="005d7203"/>
    </style:style>
    <style:style style:name="P282" style:family="paragraph" style:parent-style-name="Standard">
      <style:text-properties officeooo:rsid="008ffb90" officeooo:paragraph-rsid="005d7203"/>
    </style:style>
    <style:style style:name="P283" style:family="paragraph" style:parent-style-name="Standard">
      <style:text-properties officeooo:rsid="00d0c2bb" officeooo:paragraph-rsid="005d7203"/>
    </style:style>
    <style:style style:name="P284" style:family="paragraph" style:parent-style-name="Standard">
      <style:text-properties officeooo:rsid="00d8e6e0" officeooo:paragraph-rsid="005d7203"/>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officeooo:paragraph-rsid="005d7203"/>
    </style:style>
    <style:style style:name="P287" style:family="paragraph" style:parent-style-name="Standard">
      <style:text-properties fo:font-size="12pt" fo:font-weight="bold" officeooo:rsid="00403ac4" officeooo:paragraph-rsid="002c348b" style:font-size-asian="12pt" style:font-weight-asian="bold" style:font-size-complex="12pt" style:font-weight-complex="bold"/>
    </style:style>
    <style:style style:name="P288" style:family="paragraph" style:parent-style-name="Standard">
      <style:text-properties fo:font-size="12pt" fo:font-weight="normal" officeooo:rsid="00c5672b" officeooo:paragraph-rsid="0028698b" style:font-size-asian="12pt" style:font-weight-asian="normal" style:font-size-complex="12pt" style:font-weight-complex="normal"/>
    </style:style>
    <style:style style:name="P289" style:family="paragraph" style:parent-style-name="Standard">
      <style:text-properties fo:font-size="12pt" fo:font-weight="normal" officeooo:rsid="00f5b6b7" officeooo:paragraph-rsid="005d7203" style:font-size-asian="12pt" style:font-weight-asian="normal" style:font-size-complex="12pt" style:font-weight-complex="normal"/>
    </style:style>
    <style:style style:name="P290" style:family="paragraph" style:parent-style-name="Standard">
      <style:text-properties officeooo:rsid="00ca0c7b" officeooo:paragraph-rsid="00182ff5"/>
    </style:style>
    <style:style style:name="P291" style:family="paragraph" style:parent-style-name="Standard">
      <style:text-properties officeooo:rsid="00d78592" officeooo:paragraph-rsid="00182ff5"/>
    </style:style>
    <style:style style:name="P292" style:family="paragraph" style:parent-style-name="Standard">
      <style:text-properties style:font-name="Liberation Sans1" officeooo:rsid="0139bb8a" officeooo:paragraph-rsid="0136cdab"/>
    </style:style>
    <style:style style:name="P293" style:family="paragraph" style:parent-style-name="Standard">
      <style:text-properties style:font-name="Liberation Sans1" officeooo:rsid="0105828d" officeooo:paragraph-rsid="005d7203"/>
    </style:style>
    <style:style style:name="P294" style:family="paragraph" style:parent-style-name="Standard">
      <style:text-properties style:font-name="Liberation Sans1" officeooo:rsid="0107f564" officeooo:paragraph-rsid="005d7203"/>
    </style:style>
    <style:style style:name="P295" style:family="paragraph" style:parent-style-name="Standard">
      <style:text-properties style:font-name="Liberation Sans1" officeooo:rsid="000ff69e" officeooo:paragraph-rsid="005efdb2"/>
    </style:style>
    <style:style style:name="P296" style:family="paragraph" style:parent-style-name="Standard">
      <style:paragraph-properties fo:text-align="start" style:justify-single-word="false"/>
      <style:text-properties style:font-name="Liberation Sans1" officeooo:rsid="000ff69e" officeooo:paragraph-rsid="005d7203"/>
    </style:style>
    <style:style style:name="P297" style:family="paragraph" style:parent-style-name="Standard">
      <style:text-properties officeooo:rsid="004b7879" officeooo:paragraph-rsid="005d7203"/>
    </style:style>
    <style:style style:name="P298" style:family="paragraph" style:parent-style-name="Standard">
      <style:text-properties officeooo:rsid="014c6c3a" officeooo:paragraph-rsid="005d7203"/>
    </style:style>
    <style:style style:name="P299" style:family="paragraph" style:parent-style-name="Standard">
      <style:text-properties fo:color="#158466" style:font-name="Liberation Sans1" officeooo:rsid="0011fb18" officeooo:paragraph-rsid="005efdb2"/>
    </style:style>
    <style:style style:name="P300" style:family="paragraph" style:parent-style-name="Standard">
      <style:text-properties fo:color="#158466" style:font-name="Liberation Sans1" officeooo:rsid="0018a4bb" officeooo:paragraph-rsid="005efdb2"/>
    </style:style>
    <style:style style:name="P301" style:family="paragraph" style:parent-style-name="Standard">
      <style:text-properties fo:color="#158466" officeooo:rsid="017b2b42" officeooo:paragraph-rsid="005efdb2"/>
    </style:style>
    <style:style style:name="P302" style:family="paragraph" style:parent-style-name="Standard">
      <style:text-properties fo:color="#158466" officeooo:rsid="017cc3b3" officeooo:paragraph-rsid="005efdb2"/>
    </style:style>
    <style:style style:name="P303" style:family="paragraph" style:parent-style-name="Standard">
      <style:text-properties fo:color="#158466" officeooo:rsid="01654b20" officeooo:paragraph-rsid="005efdb2"/>
    </style:style>
    <style:style style:name="P304" style:family="paragraph" style:parent-style-name="Standard">
      <style:text-properties fo:color="#158466" officeooo:rsid="016ab529" officeooo:paragraph-rsid="005efdb2"/>
    </style:style>
    <style:style style:name="P305" style:family="paragraph" style:parent-style-name="Standard">
      <style:text-properties fo:color="#158466" officeooo:rsid="015a7b0c" officeooo:paragraph-rsid="005efdb2"/>
    </style:style>
    <style:style style:name="P306" style:family="paragraph" style:parent-style-name="Standard">
      <style:text-properties fo:color="#158466" officeooo:rsid="01743ee1" officeooo:paragraph-rsid="005efdb2"/>
    </style:style>
    <style:style style:name="P307" style:family="paragraph" style:parent-style-name="Standard">
      <style:text-properties style:use-window-font-color="true" style:font-name="Liberation Sans1" officeooo:rsid="0011fb18" officeooo:paragraph-rsid="005efdb2"/>
    </style:style>
    <style:style style:name="P308" style:family="paragraph" style:parent-style-name="Standard">
      <style:text-properties style:use-window-font-color="true" style:font-name="Liberation Sans1" officeooo:rsid="001515e9" officeooo:paragraph-rsid="005efdb2"/>
    </style:style>
    <style:style style:name="P309" style:family="paragraph" style:parent-style-name="Standard">
      <style:text-properties style:use-window-font-color="true" style:font-name="Liberation Sans1" officeooo:rsid="0016eae3" officeooo:paragraph-rsid="005efdb2"/>
    </style:style>
    <style:style style:name="P310" style:family="paragraph" style:parent-style-name="Standard">
      <style:text-properties style:use-window-font-color="true" style:font-name="Liberation Sans1" officeooo:rsid="0018a4bb" officeooo:paragraph-rsid="005efdb2"/>
    </style:style>
    <style:style style:name="P311" style:family="paragraph" style:parent-style-name="Standard">
      <style:text-properties style:use-window-font-color="true" officeooo:rsid="017cc3b3" officeooo:paragraph-rsid="005efdb2"/>
    </style:style>
    <style:style style:name="P312" style:family="paragraph" style:parent-style-name="Standard">
      <style:text-properties style:use-window-font-color="true" officeooo:rsid="017cc3b3" officeooo:paragraph-rsid="005fd803"/>
    </style:style>
    <style:style style:name="P313" style:family="paragraph" style:parent-style-name="Standard">
      <style:text-properties style:use-window-font-color="true" officeooo:rsid="017cd088" officeooo:paragraph-rsid="005efdb2"/>
    </style:style>
    <style:style style:name="P314" style:family="paragraph" style:parent-style-name="Standard">
      <style:text-properties style:use-window-font-color="true" officeooo:rsid="007615b8" officeooo:paragraph-rsid="005efdb2"/>
    </style:style>
    <style:style style:name="P315" style:family="paragraph" style:parent-style-name="Standard">
      <style:text-properties style:use-window-font-color="true" fo:font-weight="bold" officeooo:rsid="007615b8" officeooo:paragraph-rsid="005efdb2" style:font-weight-asian="bold" style:font-weight-complex="bold"/>
    </style:style>
    <style:style style:name="P316" style:family="paragraph" style:parent-style-name="Standard">
      <style:text-properties style:use-window-font-color="true" officeooo:rsid="01587c9c" officeooo:paragraph-rsid="005efdb2"/>
    </style:style>
    <style:style style:name="P317" style:family="paragraph" style:parent-style-name="Standard">
      <style:text-properties style:use-window-font-color="true" officeooo:rsid="01600b12" officeooo:paragraph-rsid="005efdb2"/>
    </style:style>
    <style:style style:name="P318" style:family="paragraph" style:parent-style-name="Standard">
      <style:text-properties style:use-window-font-color="true" officeooo:rsid="01654b20" officeooo:paragraph-rsid="005efdb2"/>
    </style:style>
    <style:style style:name="P319" style:family="paragraph" style:parent-style-name="Standard">
      <style:text-properties style:use-window-font-color="true" officeooo:rsid="016ab529" officeooo:paragraph-rsid="005efdb2"/>
    </style:style>
    <style:style style:name="P320" style:family="paragraph" style:parent-style-name="Standard">
      <style:text-properties style:use-window-font-color="true" officeooo:rsid="0173376a" officeooo:paragraph-rsid="005efdb2"/>
    </style:style>
    <style:style style:name="P321" style:family="paragraph" style:parent-style-name="Standard">
      <style:text-properties style:use-window-font-color="true" officeooo:rsid="015a7b0c" officeooo:paragraph-rsid="005efdb2"/>
    </style:style>
    <style:style style:name="P322" style:family="paragraph" style:parent-style-name="Standard">
      <style:text-properties style:use-window-font-color="true" officeooo:rsid="01743ee1" officeooo:paragraph-rsid="005efdb2"/>
    </style:style>
    <style:style style:name="P323" style:family="paragraph" style:parent-style-name="Standard">
      <style:text-properties style:use-window-font-color="true" officeooo:rsid="0174bcac" officeooo:paragraph-rsid="005efdb2"/>
    </style:style>
    <style:style style:name="P324" style:family="paragraph" style:parent-style-name="Standard">
      <style:text-properties style:use-window-font-color="true" officeooo:rsid="017678df" officeooo:paragraph-rsid="005efdb2"/>
    </style:style>
    <style:style style:name="P325" style:family="paragraph" style:parent-style-name="Standard">
      <style:text-properties style:use-window-font-color="true" officeooo:rsid="017b2b42" officeooo:paragraph-rsid="005efdb2"/>
    </style:style>
    <style:style style:name="P326" style:family="paragraph" style:parent-style-name="Standard">
      <style:text-properties style:use-window-font-color="true" officeooo:rsid="01775b5d" officeooo:paragraph-rsid="005efdb2"/>
    </style:style>
    <style:style style:name="P327" style:family="paragraph" style:parent-style-name="Standard">
      <style:text-properties officeooo:rsid="003f86ec" officeooo:paragraph-rsid="005d7203"/>
    </style:style>
    <style:style style:name="P328" style:family="paragraph" style:parent-style-name="Standard">
      <style:text-properties officeooo:rsid="00565750" officeooo:paragraph-rsid="005d7203"/>
    </style:style>
    <style:style style:name="P329" style:family="paragraph" style:parent-style-name="Standard">
      <style:text-properties officeooo:rsid="007f2142" officeooo:paragraph-rsid="005d7203"/>
    </style:style>
    <style:style style:name="P330" style:family="paragraph" style:parent-style-name="Standard">
      <style:text-properties officeooo:rsid="00d55bc0" officeooo:paragraph-rsid="005d7203"/>
    </style:style>
    <style:style style:name="P331" style:family="paragraph" style:parent-style-name="Standard">
      <style:text-properties officeooo:rsid="00d2c118" officeooo:paragraph-rsid="005d7203"/>
    </style:style>
    <style:style style:name="P332" style:family="paragraph" style:parent-style-name="Text_20_body" style:list-style-name="L1">
      <style:text-properties officeooo:paragraph-rsid="00182ff5"/>
    </style:style>
    <style:style style:name="P333" style:family="paragraph" style:parent-style-name="Text_20_body">
      <style:text-properties style:use-window-font-color="true"/>
    </style:style>
    <style:style style:name="P334" style:family="paragraph" style:parent-style-name="Text_20_body" style:list-style-name="L1">
      <style:paragraph-properties fo:margin-top="0mm" fo:margin-bottom="0mm" loext:contextual-spacing="false"/>
      <style:text-properties officeooo:paragraph-rsid="00182ff5"/>
    </style:style>
    <style:style style:name="T1" style:family="text">
      <style:text-properties officeooo:rsid="00182ff5"/>
    </style:style>
    <style:style style:name="T2" style:family="text">
      <style:text-properties officeooo:rsid="0040817c"/>
    </style:style>
    <style:style style:name="T3" style:family="text">
      <style:text-properties officeooo:rsid="003f86ec"/>
    </style:style>
    <style:style style:name="T4" style:family="text">
      <style:text-properties officeooo:rsid="0072dec1"/>
    </style:style>
    <style:style style:name="T5" style:family="text">
      <style:text-properties officeooo:rsid="002ffa38"/>
    </style:style>
    <style:style style:name="T6" style:family="text">
      <style:text-properties officeooo:rsid="003111ec"/>
    </style:style>
    <style:style style:name="T7" style:family="text">
      <style:text-properties officeooo:rsid="00386a5f"/>
    </style:style>
    <style:style style:name="T8" style:family="text">
      <style:text-properties officeooo:rsid="001e6f20"/>
    </style:style>
    <style:style style:name="T9" style:family="text">
      <style:text-properties officeooo:rsid="0017fc4f"/>
    </style:style>
    <style:style style:name="T10" style:family="text">
      <style:text-properties officeooo:rsid="001f2c17"/>
    </style:style>
    <style:style style:name="T11" style:family="text">
      <style:text-properties officeooo:rsid="0020efc2"/>
    </style:style>
    <style:style style:name="T12" style:family="text">
      <style:text-properties fo:font-weight="normal" style:font-weight-asian="normal" style:font-weight-complex="normal"/>
    </style:style>
    <style:style style:name="T13" style:family="text">
      <style:text-properties fo:font-weight="normal" officeooo:rsid="0020efc2" style:font-weight-asian="normal" style:font-weight-complex="normal"/>
    </style:style>
    <style:style style:name="T14" style:family="text">
      <style:text-properties fo:font-weight="normal" officeooo:rsid="0036c41a" style:font-weight-asian="normal" style:font-weight-complex="normal"/>
    </style:style>
    <style:style style:name="T15" style:family="text">
      <style:text-properties fo:font-weight="normal" officeooo:rsid="0039e54b" style:font-weight-asian="normal" style:font-weight-complex="normal"/>
    </style:style>
    <style:style style:name="T16" style:family="text">
      <style:text-properties fo:font-weight="normal" officeooo:rsid="00446ac4" style:font-weight-asian="normal" style:font-weight-complex="normal"/>
    </style:style>
    <style:style style:name="T17" style:family="text">
      <style:text-properties fo:font-weight="normal" officeooo:rsid="00324b4d" style:font-weight-asian="normal" style:font-weight-complex="normal"/>
    </style:style>
    <style:style style:name="T18" style:family="text">
      <style:text-properties fo:font-weight="normal" officeooo:rsid="003111ec" style:font-weight-asian="normal" style:font-weight-complex="normal"/>
    </style:style>
    <style:style style:name="T19" style:family="text">
      <style:text-properties officeooo:rsid="003b7c25"/>
    </style:style>
    <style:style style:name="T20" style:family="text">
      <style:text-properties officeooo:rsid="00415531"/>
    </style:style>
    <style:style style:name="T21" style:family="text">
      <style:text-properties officeooo:rsid="007115e7"/>
    </style:style>
    <style:style style:name="T22" style:family="text">
      <style:text-properties officeooo:rsid="00790897"/>
    </style:style>
    <style:style style:name="T23" style:family="text">
      <style:text-properties officeooo:rsid="0074d686"/>
    </style:style>
    <style:style style:name="T24" style:family="text">
      <style:text-properties officeooo:rsid="0074f5c5"/>
    </style:style>
    <style:style style:name="T25" style:family="text">
      <style:text-properties officeooo:rsid="0077df7c"/>
    </style:style>
    <style:style style:name="T26" style:family="text">
      <style:text-properties officeooo:rsid="009c1ac9"/>
    </style:style>
    <style:style style:name="T27" style:family="text">
      <style:text-properties officeooo:rsid="009e01b4"/>
    </style:style>
    <style:style style:name="T28" style:family="text">
      <style:text-properties officeooo:rsid="009e416a"/>
    </style:style>
    <style:style style:name="T29" style:family="text">
      <style:text-properties officeooo:rsid="009d773b"/>
    </style:style>
    <style:style style:name="T30" style:family="text">
      <style:text-properties officeooo:rsid="009d86ed"/>
    </style:style>
    <style:style style:name="T31" style:family="text">
      <style:text-properties officeooo:rsid="00a202c9"/>
    </style:style>
    <style:style style:name="T32" style:family="text">
      <style:text-properties officeooo:rsid="00a3e9d6"/>
    </style:style>
    <style:style style:name="T33" style:family="text">
      <style:text-properties officeooo:rsid="00a4ac4c"/>
    </style:style>
    <style:style style:name="T34" style:family="text">
      <style:text-properties fo:font-size="13pt" fo:font-weight="bold" style:font-size-asian="13pt" style:font-weight-asian="bold" style:font-size-complex="13pt" style:font-weight-complex="bold"/>
    </style:style>
    <style:style style:name="T35" style:family="text">
      <style:text-properties fo:font-size="13pt" fo:font-weight="bold" officeooo:rsid="0072dec1" style:font-size-asian="13pt" style:font-weight-asian="bold" style:font-size-complex="13pt" style:font-weight-complex="bold"/>
    </style:style>
    <style:style style:name="T36" style:family="text">
      <style:text-properties officeooo:rsid="00822f9d"/>
    </style:style>
    <style:style style:name="T37" style:family="text">
      <style:text-properties officeooo:rsid="00e343a8"/>
    </style:style>
    <style:style style:name="T38" style:family="text">
      <style:text-properties officeooo:rsid="00da3f74"/>
    </style:style>
    <style:style style:name="T39" style:family="text">
      <style:text-properties officeooo:rsid="00d8e6e0"/>
    </style:style>
    <style:style style:name="T40" style:family="text">
      <style:text-properties officeooo:rsid="0093ac9a"/>
    </style:style>
    <style:style style:name="T41" style:family="text">
      <style:text-properties officeooo:rsid="008bd27f"/>
    </style:style>
    <style:style style:name="T42" style:family="text">
      <style:text-properties officeooo:rsid="008e74b0"/>
    </style:style>
    <style:style style:name="T43" style:family="text">
      <style:text-properties officeooo:rsid="008dea67"/>
    </style:style>
    <style:style style:name="T44" style:family="text">
      <style:text-properties officeooo:rsid="00c5672b"/>
    </style:style>
    <style:style style:name="T45" style:family="text">
      <style:text-properties officeooo:rsid="009a38f8"/>
    </style:style>
    <style:style style:name="T46" style:family="text">
      <style:text-properties officeooo:rsid="00bd0792"/>
    </style:style>
    <style:style style:name="T47" style:family="text">
      <style:text-properties officeooo:rsid="00bc1ce3"/>
    </style:style>
    <style:style style:name="T48" style:family="text">
      <style:text-properties officeooo:rsid="00ce5d12"/>
    </style:style>
    <style:style style:name="T49" style:family="text">
      <style:text-properties officeooo:rsid="00d78592"/>
    </style:style>
    <style:style style:name="T50" style:family="text">
      <style:text-properties officeooo:rsid="0141d5c4"/>
    </style:style>
    <style:style style:name="T51" style:family="text">
      <style:text-properties officeooo:rsid="013d5efe"/>
    </style:style>
    <style:style style:name="T52" style:family="text">
      <style:text-properties officeooo:rsid="01438f9b"/>
    </style:style>
    <style:style style:name="T53" style:family="text">
      <style:text-properties officeooo:rsid="0137c3ec"/>
    </style:style>
    <style:style style:name="T54" style:family="text">
      <style:text-properties officeooo:rsid="0137a9df"/>
    </style:style>
    <style:style style:name="T55" style:family="text">
      <style:text-properties officeooo:rsid="013a44ec"/>
    </style:style>
    <style:style style:name="T56" style:family="text">
      <style:text-properties officeooo:rsid="001e113a"/>
    </style:style>
    <style:style style:name="T57" style:family="text">
      <style:text-properties style:font-name="Liberation Sans1" officeooo:rsid="001e113a"/>
    </style:style>
    <style:style style:name="T58" style:family="text">
      <style:text-properties style:font-name="Liberation Sans1" officeooo:rsid="013f4a82"/>
    </style:style>
    <style:style style:name="T59" style:family="text">
      <style:text-properties style:font-name="Liberation Sans1" officeooo:rsid="012aae4c"/>
    </style:style>
    <style:style style:name="T60" style:family="text">
      <style:text-properties style:font-name="Liberation Sans1" officeooo:rsid="0009235b"/>
    </style:style>
    <style:style style:name="T61" style:family="text">
      <style:text-properties style:font-name="Liberation Sans1" officeooo:rsid="00ee54fd"/>
    </style:style>
    <style:style style:name="T62" style:family="text">
      <style:text-properties style:font-name="Liberation Sans1" officeooo:rsid="00ea1545"/>
    </style:style>
    <style:style style:name="T63" style:family="text">
      <style:text-properties style:font-name="Liberation Sans1" fo:font-size="18.2000007629395pt" fo:font-weight="bold" officeooo:rsid="005d7203" style:font-name-asian="Noto Sans CJK SC" style:font-size-asian="18.2000007629395pt" style:font-weight-asian="bold" style:font-name-complex="Lohit Devanagari" style:font-size-complex="18.2000007629395pt" style:font-weight-complex="bold"/>
    </style:style>
    <style:style style:name="T64" style:family="text">
      <style:text-properties officeooo:rsid="00200096"/>
    </style:style>
    <style:style style:name="T65" style:family="text">
      <style:text-properties officeooo:rsid="00234a34"/>
    </style:style>
    <style:style style:name="T66" style:family="text">
      <style:text-properties officeooo:rsid="00263a55"/>
    </style:style>
    <style:style style:name="T67" style:family="text">
      <style:text-properties officeooo:rsid="0029f839"/>
    </style:style>
    <style:style style:name="T68" style:family="text">
      <style:text-properties officeooo:rsid="002c348b"/>
    </style:style>
    <style:style style:name="T69" style:family="text">
      <style:text-properties officeooo:rsid="002dc9c9"/>
    </style:style>
    <style:style style:name="T70" style:family="text">
      <style:text-properties officeooo:rsid="00314a78"/>
    </style:style>
    <style:style style:name="T71" style:family="text">
      <style:text-properties officeooo:rsid="0033ba78"/>
    </style:style>
    <style:style style:name="T72" style:family="text">
      <style:text-properties officeooo:rsid="0034e31e"/>
    </style:style>
    <style:style style:name="T73" style:family="text">
      <style:text-properties officeooo:rsid="0036e19b"/>
    </style:style>
    <style:style style:name="T74" style:family="text">
      <style:text-properties officeooo:rsid="003742ac"/>
    </style:style>
    <style:style style:name="T75" style:family="text">
      <style:text-properties officeooo:rsid="0038476a"/>
    </style:style>
    <style:style style:name="T76" style:family="text">
      <style:text-properties officeooo:rsid="0039b4a6"/>
    </style:style>
    <style:style style:name="T77" style:family="text">
      <style:text-properties officeooo:rsid="003a2d77"/>
    </style:style>
    <style:style style:name="T78" style:family="text">
      <style:text-properties officeooo:rsid="003b85ea"/>
    </style:style>
    <style:style style:name="T79" style:family="text">
      <style:text-properties officeooo:rsid="003ce48c"/>
    </style:style>
    <style:style style:name="T80" style:family="text">
      <style:text-properties officeooo:rsid="003e2eed"/>
    </style:style>
    <style:style style:name="T81" style:family="text">
      <style:text-properties officeooo:rsid="003ef772"/>
    </style:style>
    <style:style style:name="T82" style:family="text">
      <style:text-properties officeooo:rsid="003fea63"/>
    </style:style>
    <style:style style:name="T83" style:family="text">
      <style:text-properties officeooo:rsid="004002cc"/>
    </style:style>
    <style:style style:name="T84" style:family="text">
      <style:text-properties officeooo:rsid="004011ec"/>
    </style:style>
    <style:style style:name="T85" style:family="text">
      <style:text-properties officeooo:rsid="00403ac4"/>
    </style:style>
    <style:style style:name="T86" style:family="text">
      <style:text-properties officeooo:rsid="004083ca"/>
    </style:style>
    <style:style style:name="T87" style:family="text">
      <style:text-properties officeooo:rsid="00423606"/>
    </style:style>
    <style:style style:name="T88" style:family="text">
      <style:text-properties officeooo:rsid="0042c56d"/>
    </style:style>
    <style:style style:name="T89" style:family="text">
      <style:text-properties officeooo:rsid="00466321"/>
    </style:style>
    <style:style style:name="T90" style:family="text">
      <style:text-properties officeooo:rsid="004857a1"/>
    </style:style>
    <style:style style:name="T91" style:family="text">
      <style:text-properties officeooo:rsid="004ac45d"/>
    </style:style>
    <style:style style:name="T92" style:family="text">
      <style:text-properties officeooo:rsid="004d9663"/>
    </style:style>
    <style:style style:name="T93" style:family="text">
      <style:text-properties officeooo:rsid="004f0d44"/>
    </style:style>
    <style:style style:name="T94" style:family="text">
      <style:text-properties officeooo:rsid="0050f1c9"/>
    </style:style>
    <style:style style:name="T95" style:family="text">
      <style:text-properties officeooo:rsid="00513836"/>
    </style:style>
    <style:style style:name="T96" style:family="text">
      <style:text-properties officeooo:rsid="0051468c"/>
    </style:style>
    <style:style style:name="T97" style:family="text">
      <style:text-properties officeooo:rsid="0051cecd"/>
    </style:style>
    <style:style style:name="T98" style:family="text">
      <style:text-properties officeooo:rsid="00536bf2"/>
    </style:style>
    <style:style style:name="T99" style:family="text">
      <style:text-properties officeooo:rsid="00556abe"/>
    </style:style>
    <style:style style:name="T100" style:family="text">
      <style:text-properties officeooo:rsid="00576913"/>
    </style:style>
    <style:style style:name="T101" style:family="text">
      <style:text-properties officeooo:rsid="0058f12f"/>
    </style:style>
    <style:style style:name="T102" style:family="text">
      <style:text-properties officeooo:rsid="0009235b"/>
    </style:style>
    <style:style style:name="T103" style:family="text">
      <style:text-properties officeooo:rsid="012d5a30"/>
    </style:style>
    <style:style style:name="T104" style:family="text">
      <style:text-properties officeooo:rsid="000aba81"/>
    </style:style>
    <style:style style:name="T105" style:family="text">
      <style:text-properties officeooo:rsid="01333101"/>
    </style:style>
    <style:style style:name="T106" style:family="text">
      <style:text-properties fo:font-size="14pt" officeooo:rsid="0110ab6f" style:font-size-asian="14pt" style:font-size-complex="14pt"/>
    </style:style>
    <style:style style:name="T107" style:family="text">
      <style:text-properties officeooo:rsid="01124135"/>
    </style:style>
    <style:style style:name="T108" style:family="text">
      <style:text-properties officeooo:rsid="01167434"/>
    </style:style>
    <style:style style:name="T109" style:family="text">
      <style:text-properties officeooo:rsid="010053fb"/>
    </style:style>
    <style:style style:name="T110" style:family="text">
      <style:text-properties officeooo:rsid="0105b842"/>
    </style:style>
    <style:style style:name="T111" style:family="text">
      <style:text-properties officeooo:rsid="0109274e"/>
    </style:style>
    <style:style style:name="T112" style:family="text">
      <style:text-properties officeooo:rsid="0107f564"/>
    </style:style>
    <style:style style:name="T113" style:family="text">
      <style:text-properties officeooo:rsid="00ff319f"/>
    </style:style>
    <style:style style:name="T114" style:family="text">
      <style:text-properties officeooo:rsid="0100aa07"/>
    </style:style>
    <style:style style:name="T115" style:family="text">
      <style:text-properties officeooo:rsid="0102b975"/>
    </style:style>
    <style:style style:name="T116" style:family="text">
      <style:text-properties officeooo:rsid="00f5b6b7"/>
    </style:style>
    <style:style style:name="T117" style:family="text">
      <style:text-properties officeooo:rsid="012828a4"/>
    </style:style>
    <style:style style:name="T118" style:family="text">
      <style:text-properties officeooo:rsid="0129d12f"/>
    </style:style>
    <style:style style:name="T119" style:family="text">
      <style:text-properties officeooo:rsid="00fe3ff4"/>
    </style:style>
    <style:style style:name="T120" style:family="text">
      <style:text-properties officeooo:rsid="00fb1f3f"/>
    </style:style>
    <style:style style:name="T121" style:family="text">
      <style:text-properties officeooo:rsid="00f93eb7"/>
    </style:style>
    <style:style style:name="T122" style:family="text">
      <style:text-properties officeooo:rsid="00fc6af8"/>
    </style:style>
    <style:style style:name="T123" style:family="text">
      <style:text-properties officeooo:rsid="00ef63f3"/>
    </style:style>
    <style:style style:name="T124" style:family="text">
      <style:text-properties officeooo:rsid="00e74c95"/>
    </style:style>
    <style:style style:name="T125" style:family="text">
      <style:text-properties officeooo:rsid="00e83398"/>
    </style:style>
    <style:style style:name="T126" style:family="text">
      <style:text-properties officeooo:rsid="00e5b7d3"/>
    </style:style>
    <style:style style:name="T127" style:family="text">
      <style:text-properties officeooo:rsid="00eb8628"/>
    </style:style>
    <style:style style:name="T128" style:family="text">
      <style:text-properties officeooo:rsid="00f15bb9"/>
    </style:style>
    <style:style style:name="T129" style:family="text">
      <style:text-properties officeooo:rsid="00456683"/>
    </style:style>
    <style:style style:name="T130" style:family="text">
      <style:text-properties officeooo:rsid="0153de38"/>
    </style:style>
    <style:style style:name="T131" style:family="text">
      <style:text-properties officeooo:rsid="007f0600"/>
    </style:style>
    <style:style style:name="T132" style:family="text">
      <style:text-properties officeooo:rsid="01240868"/>
    </style:style>
    <style:style style:name="T133" style:family="text">
      <style:text-properties officeooo:rsid="004969ad"/>
    </style:style>
    <style:style style:name="T134" style:family="text">
      <style:text-properties officeooo:rsid="007f2142"/>
    </style:style>
    <style:style style:name="T135" style:family="text">
      <style:text-properties officeooo:rsid="00588e2b"/>
    </style:style>
    <style:style style:name="T136" style:family="text">
      <style:text-properties officeooo:rsid="007a9b42"/>
    </style:style>
    <style:style style:name="T137" style:family="text">
      <style:text-properties fo:color="#c9211e" officeooo:rsid="005e30f0"/>
    </style:style>
    <style:style style:name="T138" style:family="text">
      <style:text-properties fo:color="#c9211e" officeooo:rsid="007a9b42"/>
    </style:style>
    <style:style style:name="T139" style:family="text">
      <style:text-properties fo:color="#000000" officeooo:rsid="007a9b42"/>
    </style:style>
    <style:style style:name="T140" style:family="text">
      <style:text-properties fo:color="#000000" officeooo:rsid="005e30f0" fo:background-color="transparent" loext:char-shading-value="0"/>
    </style:style>
    <style:style style:name="T141" style:family="text">
      <style:text-properties fo:color="#000000" officeooo:rsid="007a9b42" fo:background-color="transparent" loext:char-shading-value="0"/>
    </style:style>
    <style:style style:name="T142" style:family="text">
      <style:text-properties fo:color="#000000" officeooo:rsid="007c7324" fo:background-color="transparent" loext:char-shading-value="0"/>
    </style:style>
    <style:style style:name="T143" style:family="text">
      <style:text-properties fo:color="#000000" officeooo:rsid="005fd3fb" fo:background-color="transparent" loext:char-shading-value="0"/>
    </style:style>
    <style:style style:name="T144" style:family="text">
      <style:text-properties officeooo:rsid="0070fc99"/>
    </style:style>
    <style:style style:name="T145" style:family="text">
      <style:text-properties officeooo:rsid="005b6f80"/>
    </style:style>
    <style:style style:name="T146" style:family="text">
      <style:text-properties officeooo:rsid="0069ec2a"/>
    </style:style>
    <style:style style:name="T147" style:family="text">
      <style:text-properties officeooo:rsid="00866819"/>
    </style:style>
    <style:style style:name="T148" style:family="text">
      <style:text-properties officeooo:rsid="014ba19e"/>
    </style:style>
    <style:style style:name="T149" style:family="text">
      <style:text-properties officeooo:rsid="014f6860"/>
    </style:style>
    <style:style style:name="T150" style:family="text">
      <style:text-properties officeooo:rsid="00cc7b9d"/>
    </style:style>
    <style:style style:name="T151" style:family="text">
      <style:text-properties officeooo:rsid="0087e301"/>
    </style:style>
    <style:style style:name="T152" style:family="text">
      <style:text-properties officeooo:rsid="00b8b7f3"/>
    </style:style>
    <style:style style:name="T153" style:family="text">
      <style:text-properties officeooo:rsid="00d105f7"/>
    </style:style>
    <style:style style:name="T154" style:family="text">
      <style:text-properties officeooo:rsid="00d0c2bb"/>
    </style:style>
    <style:style style:name="T155" style:family="text">
      <style:text-properties officeooo:rsid="0094fc01"/>
    </style:style>
    <style:style style:name="T156" style:family="text">
      <style:text-properties officeooo:rsid="007ed9e8"/>
    </style:style>
    <style:style style:name="T157" style:family="text">
      <style:text-properties officeooo:rsid="00683f5a"/>
    </style:style>
    <style:style style:name="T158" style:family="text">
      <style:text-properties officeooo:rsid="005fd3fb"/>
    </style:style>
    <style:style style:name="T159" style:family="text">
      <style:text-properties officeooo:rsid="00808146"/>
    </style:style>
    <style:style style:name="T160" style:family="text">
      <style:text-properties officeooo:rsid="00950507"/>
    </style:style>
    <style:style style:name="T161" style:family="text">
      <style:text-properties officeooo:rsid="00b3b460"/>
    </style:style>
    <style:style style:name="T162" style:family="text">
      <style:text-properties officeooo:rsid="00a74a5b"/>
    </style:style>
    <style:style style:name="T163" style:family="text">
      <style:text-properties officeooo:rsid="00a69686"/>
    </style:style>
    <style:style style:name="T164" style:family="text">
      <style:text-properties officeooo:rsid="00a7698a"/>
    </style:style>
    <style:style style:name="T165" style:family="text">
      <style:text-properties officeooo:rsid="00a83217"/>
    </style:style>
    <style:style style:name="T166" style:family="text">
      <style:text-properties officeooo:rsid="00a9f9aa"/>
    </style:style>
    <style:style style:name="T167" style:family="text">
      <style:text-properties officeooo:rsid="00b2b92a"/>
    </style:style>
    <style:style style:name="T168" style:family="text">
      <style:text-properties officeooo:rsid="008f4dfb"/>
    </style:style>
    <style:style style:name="T169" style:family="text">
      <style:text-properties officeooo:rsid="00d46275"/>
    </style:style>
    <style:style style:name="T170" style:family="text">
      <style:text-properties officeooo:rsid="00446ac4"/>
    </style:style>
    <style:style style:name="T171" style:family="text">
      <style:text-properties officeooo:rsid="00473410"/>
    </style:style>
    <style:style style:name="T172" style:family="text">
      <style:text-properties officeooo:rsid="0017f080"/>
    </style:style>
    <style:style style:name="T173" style:family="text">
      <style:text-properties officeooo:rsid="008ccaf8"/>
    </style:style>
    <style:style style:name="T174" style:family="text">
      <style:text-properties officeooo:rsid="011b3ccb"/>
    </style:style>
    <style:style style:name="T175" style:family="text">
      <style:text-properties fo:font-weight="bold" style:font-weight-asian="bold" style:font-weight-complex="bold"/>
    </style:style>
    <style:style style:name="T176" style:family="text">
      <style:text-properties fo:font-weight="bold" officeooo:rsid="0147675b" style:font-weight-asian="bold" style:font-weight-complex="bold"/>
    </style:style>
    <style:style style:name="T177" style:family="text">
      <style:text-properties officeooo:rsid="011d3986"/>
    </style:style>
    <style:style style:name="T178" style:family="text">
      <style:text-properties officeooo:rsid="0149cd02"/>
    </style:style>
    <style:style style:name="T179" style:family="text">
      <style:text-properties officeooo:rsid="01229c6b"/>
    </style:style>
    <style:style style:name="T180" style:family="text">
      <style:text-properties officeooo:rsid="011ed950"/>
    </style:style>
    <style:style style:name="T181" style:family="text">
      <style:text-properties officeooo:rsid="01492ba9"/>
    </style:style>
    <style:style style:name="T182" style:family="text">
      <style:text-properties officeooo:rsid="011feae2"/>
    </style:style>
    <style:style style:name="T183" style:family="text">
      <style:text-properties officeooo:rsid="011fdc90"/>
    </style:style>
    <style:style style:name="T184" style:family="text">
      <style:text-properties officeooo:rsid="005d7203"/>
    </style:style>
    <style:style style:name="T185" style:family="text">
      <style:text-properties officeooo:rsid="0013edf8"/>
    </style:style>
    <style:style style:name="T186" style:family="text">
      <style:text-properties officeooo:rsid="017cd088"/>
    </style:style>
    <style:style style:name="T187" style:family="text">
      <style:text-properties officeooo:rsid="017e8339"/>
    </style:style>
    <style:style style:name="T188" style:family="text">
      <style:text-properties officeooo:rsid="01654b20"/>
    </style:style>
    <style:style style:name="T189" style:family="text">
      <style:text-properties officeooo:rsid="0162e341"/>
    </style:style>
    <style:style style:name="T190" style:family="text">
      <style:text-properties officeooo:rsid="016120eb"/>
    </style:style>
    <style:style style:name="T191" style:family="text">
      <style:text-properties officeooo:rsid="01683694"/>
    </style:style>
    <style:style style:name="T192" style:family="text">
      <style:text-properties officeooo:rsid="016d1801"/>
    </style:style>
    <style:style style:name="T193" style:family="text">
      <style:text-properties officeooo:rsid="015d4f31"/>
    </style:style>
    <style:style style:name="T194" style:family="text">
      <style:text-properties officeooo:rsid="017678df"/>
    </style:style>
    <style:style style:name="T195" style:family="text">
      <style:text-properties style:use-window-font-color="true"/>
    </style:style>
    <style:style style:name="T196" style:family="text">
      <style:text-properties officeooo:rsid="005fd803"/>
    </style:style>
    <style:style style:name="T197" style:family="text">
      <style:text-properties officeooo:rsid="00608688"/>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84">1. </text:span>Produktkategorien</text:h>
      <text:p text:style-name="P1"/>
      <text:p text:style-name="P2"><text:span text:style-name="T65">Frisches </text:span>Fleisch:</text:p>
      <text:p text:style-name="P2"/>
      <text:p text:style-name="P17">Frisches Fleisch ist immer mit einem Verbrauchsdatum versehen. Anders wie ein Mindesthaltbarkeitsdatum müssen diese Produkte bis zu diesem Verbrauchsdatum verarbeitet sein. Wie erkenne ich verdorbenes, <text:span text:style-name="T3">rohes </text:span>Fleisch?</text:p>
      <text:p text:style-name="P101"/>
      <text:p text:style-name="P103"><text:span text:style-name="T2">1</text:span> <text:span text:style-name="T4">Optische Merkmale</text:span></text:p>
      <text:p text:style-name="P109"/>
      <text:p text:style-name="P112">1.1 Farbe:</text:p>
      <text:p text:style-name="P139"/>
      <text:p text:style-name="P139">Der Farbton von <text:span text:style-name="T5">frischem</text:span> Fleisch ist <text:span text:style-name="T5">rötlich</text:span>. Verfärbt sich <text:span text:style-name="T6">frisches </text:span>Fleisch gräulich, <text:span text:style-name="T7">kann </text:span>eine chemische Reaktion stattgefunden <text:span text:style-name="T7">haben</text:span>, <text:span text:style-name="T7">welche </text:span>sich nicht auf Geschmack oder Frische der Ware auswirkt. <text:span text:style-name="T8">Das Protein </text:span>My<text:span text:style-name="T9">o</text:span>blobin <text:span text:style-name="T10">ist ein </text:span>in der Muskulatur vorhandener, als Sauerstoffspeicher dienender roter Farbstoff. <text:span text:style-name="T11">Fehlt Sauerstoff, oxidiert dieser zu </text:span><text:span text:style-name="T12">Metmyoglobin, </text:span><text:span text:style-name="T13">das im Fleisch enthaltene Eisen verfärbt sich. </text:span><text:span text:style-name="T14">Kommen diese Stellen mit Sauerstoff in Verbindung, </text:span><text:span text:style-name="T15">geht </text:span><text:span text:style-name="T14">diese Verfärbung </text:span><text:span text:style-name="T15">innerhalb von einigen Minuten merklich </text:span><text:span text:style-name="T14">zurück </text:span><text:span text:style-name="T16">(1,3).</text:span></text:p>
      <text:p text:style-name="P117"/>
      <text:p text:style-name="P139"><text:span text:style-name="T17">Bei v</text:span><text:span text:style-name="T13">iele</text:span><text:span text:style-name="T17">n </text:span><text:span text:style-name="T13">Fleischprodukte</text:span><text:span text:style-name="T17">n</text:span><text:span text:style-name="T13"> w</text:span><text:span text:style-name="T17">ird</text:span><text:span text:style-name="T13"> durch Zusatzstoffe oder mit durch Spezialgas gefüllte Schutzverpackungen ( High O2-MAP) <text:s/></text:span><text:span text:style-name="T18">die natürliche Rötung erhöht und verlängert. Hier ist die Färbung künstlich und sagt nichts über die Frische aus. </text:span><text:span text:style-name="T13">Färbt sich Fleisch grau, ist das ein Zeichen dafür, dass keine Zusatzstoffe verwendet worden sind </text:span><text:span text:style-name="T16">(2)</text:span><text:span text:style-name="T13">. </text:span></text:p>
      <text:p text:style-name="P117"/>
      <text:p text:style-name="P118"><text:span text:style-name="T13">B</text:span><text:span text:style-name="T12">ei tiefgefrorenem, rohem Fleisch kann es zu weißen Stellen am Fleisch kommen (Gefrierbrand). Die Textur ähnelt einem trockenem Schwamm und wird durch die Verdunstung von Wasser im Gewebe verursacht. Gefrierbrand ist unbedenklich für die Gesundheit.</text:span></text:p>
      <text:p text:style-name="P139"/>
      <text:p text:style-name="P139"/>
      <text:p text:style-name="P112"><text:span text:style-name="T2">1.</text:span>2 <text:span text:style-name="T19">Austretende</text:span> Flüssigkeit </text:p>
      <text:p text:style-name="P139"/>
      <text:p text:style-name="P119">Um das Verkaufsgewicht zu erhöhen wird oft Wasser in das Fleisch gespritzt.Tritt roter Saft aus dem Fleisch aus, ist das kein Blut sondern Wasser vermischt mit dem Protein Myoglobin. </text:p>
      <text:p text:style-name="P139"/>
      <text:p text:style-name="P120"><text:span text:style-name="T34">2. </text:span><text:span text:style-name="T35">Geruch</text:span></text:p>
      <text:p text:style-name="P120"/>
      <text:p text:style-name="P121">Frisches Fleisch ist geruchslos. <text:span text:style-name="T20">M</text:span>uffig<text:span text:style-name="T20">er</text:span>, süßlich<text:span text:style-name="T20">er</text:span> oder derb säuerlich<text:span text:style-name="T20">er Geruch sind sichere Anzeichen von verdorbenem rohen Fleisch</text:span>.</text:p>
      <text:p text:style-name="P120"/>
      <text:p text:style-name="P232">Gefahren:</text:p>
      <text:p text:style-name="P232"/>
      <text:p text:style-name="P232">A, C, D, E, F, </text:p>
      <text:p text:style-name="P232"/>
      <text:p text:style-name="P232">Haltbar machen:</text:p>
      <text:p text:style-name="P232"/>
      <text:p text:style-name="P232"/>
      <text:p text:style-name="P122"/>
      <text:p text:style-name="P122"/>
      <text:p text:style-name="P3">Frischer <text:span text:style-name="T21">roher </text:span>Fisch <text:span text:style-name="T22">(15)</text:span></text:p>
      <text:p text:style-name="P3"/>
      <text:p text:style-name="P105"><text:soft-page-break/>2.1 <text:span text:style-name="T23">Optische Merkmale</text:span></text:p>
      <text:p text:style-name="P110"/>
      <text:p text:style-name="P124">2.1.1 Augen</text:p>
      <text:p text:style-name="P124"/>
      <text:p text:style-name="P124">Frischer Fisch <text:span text:style-name="T21">hat</text:span> helle, klare, <text:span text:style-name="T21">leicht vorgewölbte</text:span> Auge<text:span text:style-name="T21">n mit </text:span>dunkle<text:span text:style-name="T21">n</text:span> Pupille<text:span text:style-name="T21">n. Verfärbte, eingesunkene Augen sind klare Anzeichen für schlechten Fisch. </text:span></text:p>
      <text:p text:style-name="P124"/>
      <text:p text:style-name="P126">2.1.2 Fleisch</text:p>
      <text:p text:style-name="P126"/>
      <text:p text:style-name="P126">In der Regel hat das Fleisch eine hellrosa oder weiße Farbe <text:span text:style-name="T4">mit einem klaren Flüssigkeitsfilm. Fängt der Fisch an zu verderben bekommt das Fleisch eine milchige Farbe mit zum Teil grau- blauen Verfärbungen</text:span></text:p>
      <text:p text:style-name="P126"/>
      <text:p text:style-name="P127">2.1.3 Haut</text:p>
      <text:p text:style-name="P127"/>
      <text:p text:style-name="P128">Frische Fischhaut ist mit einer klaren Schleimschicht überzogen. Milchiger Schleim ist ein Indiz für <text:s/>schlechten Fisch.</text:p>
      <text:p text:style-name="P128"/>
      <text:p text:style-name="P128">2.1.4 Kiemen</text:p>
      <text:p text:style-name="P128"/>
      <text:p text:style-name="P128">Diese glänzen, sind innen hellrot und liegen bei einem frischen Fisch fest an. Schleim in den Kiemenblättchen und <text:s/>gelb- braune Verfärbungen <text:span text:style-name="T23">sind Anzeichen von Verfall.</text:span></text:p>
      <text:p text:style-name="P128"/>
      <text:p text:style-name="P106">2.2 Geruch</text:p>
      <text:p text:style-name="P129"/>
      <text:p text:style-name="P129">Frischer Fisch riecht <text:span text:style-name="T24">je nach Art nach See, Meer oder Bach, nie fischig. Je mehr der Fisch fischig riecht, umso älter und ungenießbarer ist er.</text:span></text:p>
      <text:p text:style-name="P129"/>
      <text:p text:style-name="P104"><text:span text:style-name="T25">2.3</text:span> Gefahren ohne Merkmale</text:p>
      <text:p text:style-name="P120"/>
      <text:p text:style-name="P130"/>
      <text:p text:style-name="P107">3. Eier</text:p>
      <text:p text:style-name="P107"/>
      <text:p text:style-name="P111">Legefrische Eier erlangen nach drei Tagen ihr volles Aroma für ca. 14 Tage. Danach verändert sich langsam die Konsistenz </text:p>
      <text:p text:style-name="P107"/>
      <text:p text:style-name="P108">3.1 Tiereier</text:p>
      <text:p text:style-name="P131"/>
      <text:p text:style-name="P131">3.1.<text:span text:style-name="T26">1</text:span> frische Eier</text:p>
      <text:p text:style-name="P131"/>
      <text:p text:style-name="P132">Legefrische Eier erlangen nach drei Tagen für 14 Tage ihr volles Aroma. Danach verändert sich langsam die Kosistenz. Ein unsichtbarer Mantel auf der Schale und Enzyme im Eiklar <text:span text:style-name="T27">sorgt für einen natürlichen Selbstschutz gegen die Vermehrung von Keimen. Dieser Schutz mag keine extremen Temperaturschwankungen, Sonne und Feuchtigkeit. </text:span></text:p>
      <text:p text:style-name="P131"/>
      <text:p text:style-name="P133">Hier gibt es drei einfache Tests um die Frische von Eier zu bestimmen:</text:p>
      <text:p text:style-name="P133"/>
      <text:p text:style-name="P133">- Schwimmtest. Mit der Zeit sammelt sich Luft im Inneren eines Eies. In einem frischen Ei ist noch keine Luft eingedrungen. So sinkt es im kalten Wasser immer auf den Boden. 2-3 Wochen alte Eier ste<text:span text:style-name="T28">llen sich teilweise auf oder schwimmen schon im Wasser</text:span>. <text:span text:style-name="T28">S</text:span>chwimmen Eier <text:span text:style-name="T28">unter</text:span> der Wasserobe<text:span text:style-name="T29">r</text:span>fläche, <text:span text:style-name="T28">ist das MHD von 28 Tagen erreicht. </text:span></text:p>
      <text:p text:style-name="P133"><text:soft-page-break/></text:p>
      <text:p text:style-name="P133">- Schütteltest Mit der Zeit wird das Eiklar dünnflüssiger. Dies verursacht dem Schütteln glucksende Geräusche.</text:p>
      <text:p text:style-name="P133"/>
      <text:p text:style-name="P133">- <text:span text:style-name="T30">Aufschlagtest Frische Eier haben ein hochgewölbtes Dotter. Das Eiklar ist am Dotter geleeartig mit dünnerem herum, Dotter und Eiklar sind klar getrennt. Mit dem Alter flacht das Dotter ab und verliert an Farbe. Das Eiklar wird dünnflüssiger und vermischt sich mit dem Dotter.</text:span></text:p>
      <text:p text:style-name="P133"/>
      <text:p text:style-name="P134"><text:span text:style-name="T28">Das MHD von rohen Eiern beträgt 28 Tage. </text:span>Sofern überalterte Eier geruchsfrei <text:span text:style-name="T28">und optisch noch in Ordnung sind</text:span>, können <text:span text:style-name="T28">diese</text:span> noch zum Backen genommen werden. Die hohe Backtemperatur und Backdauer töte<text:span text:style-name="T28">t</text:span> Keime und Salmonellen sicher ab. (s.1.3)</text:p>
      <text:p text:style-name="P134"/>
      <text:p text:style-name="P134"><text:a xlink:type="simple" xlink:href="https://rp.baden-wuerttemberg.de/Themen/Lebensmittel/Seiten/Eiertest.aspx" text:style-name="Internet_20_link" text:visited-style-name="Visited_20_Internet_20_Link">https://rp.baden-wuerttemberg.de/Themen/Lebensmittel/Seiten/Eiertest.aspx</text:a></text:p>
      <text:p text:style-name="P134"/>
      <text:p text:style-name="P235">Gefahren:</text:p>
      <text:p text:style-name="P235">C, E</text:p>
      <text:p text:style-name="P134"/>
      <text:p text:style-name="P134">Haltbar machen</text:p>
      <text:p text:style-name="P134"/>
      <text:p text:style-name="P134">- Einfrieren: Rohe Eier lassen sich ohne Schale einfrieren. (<text:span text:style-name="T28">Ein rohes</text:span> Ei enthält viel Wasser. Bei dem Einfrieren dehnt sich dieses aus und sorgt für ein Aufplatzen der Schale)</text:p>
      <text:p text:style-name="P131"/>
      <text:p text:style-name="P131">3.<text:span text:style-name="T26">1</text:span>.2.gekochte Eier</text:p>
      <text:p text:style-name="P131"/>
      <text:p text:style-name="P135"><text:span text:style-name="T31">Für eine lange Haltbarkeit müssen</text:span> Eier in kochendem Wasser 10- 12 Minuten hart <text:span text:style-name="T31">gekocht werden</text:span>. <text:span text:style-name="T31">Die Eierschale nicht beschädigen, nur unbeschädigte Schalen gewährleisten einen Schutz vor Keime von Außen. So gekochte Eier bilden einen ungefährlichen blau- grünen Ring um das Dotter. Hier reagiert Eisen aus dem Dotter mit Schwefelwasserstoff aus dem Eiklar zu Schwefelsulfid. Gekochte Eier nie abschrecken. Hierbei bilden sich kleinste Spannungsrisse in der Schale welche das Eindringen von Keimen und Salmonellen begünstigen. So können Eier bis zu einem Monat bei Zimmertemperatur gelagert werden. Nicht mehr gute Eier entwickeln einen unangenehmen Schwefelgeruch.</text:span></text:p>
      <text:p text:style-name="P135"><text:a xlink:type="simple" xlink:href="https://www.fitforfun.de/wissen/wie-lange-sind-gekochte-eier-haltbar-254273.html" text:style-name="Internet_20_link" text:visited-style-name="Visited_20_Internet_20_Link">https://www.fitforfun.de/wissen/wie-lange-sind-gekochte-eier-haltbar-254273.html</text:a></text:p>
      <text:p text:style-name="P135"/>
      <text:p text:style-name="P233">Gefahren:</text:p>
      <text:p text:style-name="P235">C, E</text:p>
      <text:p text:style-name="P233"/>
      <text:p text:style-name="P135"/>
      <text:p text:style-name="P136">Haltbarmachen</text:p>
      <text:p text:style-name="P136">- Einfrieren: <text:span text:style-name="T32">Ganze Eier sind zum Einfrieren nicht geeignet da sich das Eiweiß verändert. Hartgekochte Eidotter lassen sich in einer luftdichten Verpackung gut einfrieren</text:span></text:p>
      <text:p text:style-name="P234">- 2.5</text:p>
      <text:p text:style-name="P131"/>
      <text:p text:style-name="P133">3.2 Fischeier</text:p>
      <text:p text:style-name="P137">Frischer Kaviar klebt beim Öffnen nicht am Deckel und perlt locker. Er riecht nach Salzwasser und hat keinen Eigengeruch. Der erhöhte Salzgehalt ermöglicht eine Lagertemperatur um + 2 Grad. Nach dem Öffnen der vakuumierten Verpackung <text:span text:style-name="T33">ist die Haltbarkeit max. 3 Tage (gekühlt)</text:span></text:p>
      <text:p text:style-name="P133"><text:a xlink:type="simple" xlink:href="https://www.kaviar.de/faq" text:style-name="Internet_20_link" text:visited-style-name="Visited_20_Internet_20_Link">https://www.kaviar.de/faq</text:a></text:p>
      <text:p text:style-name="P133"/>
      <text:p text:style-name="P235">Gefahren:</text:p>
      <text:p text:style-name="P235">C, E</text:p>
      <text:p text:style-name="P133"/>
      <text:p text:style-name="P138"><text:soft-page-break/>Haltbarmachen</text:p>
      <text:p text:style-name="P138">- Kaviar kann nicht eingefroren werden da der Rogen beim Auftauen platzt.</text:p>
      <text:p text:style-name="P138">- <text:span text:style-name="T97">2.</text:span>.2.1</text:p>
      <text:p text:style-name="P1"/>
      <text:p text:style-name="P4">Lebensmittel <text:span text:style-name="T36">ohne MHD</text:span></text:p>
      <text:p text:style-name="P4"/>
      <text:p text:style-name="P141">Seit Dezember 2014 gelten für folgende Lebensmittel EU- weit die Ausnahme zur Angabe eines MHD da diese auch bei langer Lagerungsdauer nicht schlecht werden:</text:p>
      <text:p text:style-name="P141"/>
      <text:list xml:id="list3371711230" text:style-name="L1">
        <text:list-item>
          <text:p text:style-name="P334">Wein, Likörwein, Schaumwein, aromatisiertem Wein und ähnlichen Erzeugnissen aus anderen Früchten als Weintrauben sowie aus Weintrauben oder Traubenmost gewonnenen Getränken des KN-Codes 2206 00;</text:p>
        </text:list-item>
        <text:list-item>
          <text:p text:style-name="P334">Getränke mit einem Alkoholgehalt von 10 oder mehr Volumenprozent;</text:p>
        </text:list-item>
        <text:list-item>
          <text:p text:style-name="P334">Essig;</text:p>
        </text:list-item>
        <text:list-item>
          <text:p text:style-name="P334">Speisesalz;</text:p>
        </text:list-item>
        <text:list-item>
          <text:p text:style-name="P334">Zucker in fester Form;</text:p>
        </text:list-item>
        <text:list-item>
          <text:p text:style-name="P334">Zuckerwaren, die fast nur aus Zuckerarten mit Aromastoffen und/oder Farbstoffen bestehen;</text:p>
        </text:list-item>
        <text:list-item>
          <text:p text:style-name="P332">Kaugummi und ähnlichen Erzeugnissen zum Kauen <text:span text:style-name="T36">(19)</text:span></text:p>
        </text:list-item>
      </text:list>
      <text:p text:style-name="P140">5.1. Bei folgenden Produkten hat die EU überlegt das MHD abzuschaffen:</text:p>
      <text:p text:style-name="P140">- Nudeln <text:span text:style-name="T37">(ohne Ei) aus Hartweizengries</text:span></text:p>
      <text:p text:style-name="P140">- Tee</text:p>
      <text:p text:style-name="P140">- Reis</text:p>
      <text:p text:style-name="P140">- Kaffee</text:p>
      <text:p text:style-name="P140">- Hartkäse</text:p>
      <text:p text:style-name="P140"><text:a xlink:type="simple" xlink:href="https://www.sueddeutsche.de/wirtschaft/lebensmittelverschwendung-eu-staaten-wollen-haltbarkeitsdatum-fuer-nudeln-abschaffen-1.1967988" text:style-name="Internet_20_link" text:visited-style-name="Visited_20_Internet_20_Link">https://www.sueddeutsche.de/wirtschaft/lebensmittelverschwendung-eu-staaten-wollen-haltbarkeitsdatum-fuer-nudeln-abschaffen-1.1967988</text:a></text:p>
      <text:p text:style-name="P140"/>
      <text:p text:style-name="P140"/>
      <text:p text:style-name="P5"><text:span text:style-name="T1">Frisches Obst &amp; </text:span>Gemüse</text:p>
      <text:p text:style-name="P5"/>
      <text:p text:style-name="P87">Zwi<text:span text:style-name="T40">e</text:span>bel</text:p>
      <text:p text:style-name="P28">Optische Veränderung</text:p>
      <text:p text:style-name="P30">- werden Zwiebeln schlecht, <text:s/>fängt sie von innen an weich zu werden, verfault.</text:p>
      <text:p text:style-name="P18">- <text:span text:style-name="T66">Helligkeit und Feuchtigkeit beschleunigt den Keimprozess ( aus der Zwiebel wachsen Triebe)</text:span></text:p>
      <text:p text:style-name="P18">- <text:span text:style-name="T91">verfault</text:span></text:p>
      <text:p text:style-name="P18"/>
      <text:p text:style-name="P29">Optimale Lagerung: </text:p>
      <text:p text:style-name="P29">- Dunkel und trocken</text:p>
      <text:p text:style-name="P29"/>
      <text:p text:style-name="P31">Lagerfähigkeit:</text:p>
      <text:p text:style-name="P31">- <text:span text:style-name="T71">lange</text:span></text:p>
      <text:p text:style-name="P31">- <text:span text:style-name="T71">anspruchslos</text:span></text:p>
      <text:p text:style-name="P31"/>
      <text:p text:style-name="P67">Gefahren:</text:p>
      <text:p text:style-name="P67">E</text:p>
      <text:p text:style-name="P67"/>
      <text:p text:style-name="P31">Verarbeitung:</text:p>
      <text:p text:style-name="P31"/>
      <text:p text:style-name="P18"/>
      <text:p text:style-name="P88">Kartoffel</text:p>
      <text:p text:style-name="P28"><text:soft-page-break/>Optische Veränderung:</text:p>
      <text:p text:style-name="P21">- <text:span text:style-name="T41">keimen ausgeprägt</text:span></text:p>
      <text:p text:style-name="P21"><text:span text:style-name="T41">- </text:span>verfärben sich grün</text:p>
      <text:p text:style-name="P21">- <text:span text:style-name="T91">verfault</text:span></text:p>
      <text:p text:style-name="P20"/>
      <text:p text:style-name="P31">Optimale Lagerung:</text:p>
      <text:p text:style-name="P31">- <text:s/><text:span text:style-name="T67">optimale Lagertemperatur 4-6 Grad, jedoch nicht im Kühlschrank</text:span></text:p>
      <text:p text:style-name="P31">- <text:span text:style-name="T67">trocken und dunkel</text:span></text:p>
      <text:p text:style-name="P31">- <text:span text:style-name="T67">mit z.B. Papier luftdicht abdecken</text:span></text:p>
      <text:p text:style-name="P31">- <text:span text:style-name="T67">nicht mit Äpfel und Birnen zusammen lagern ( diese geben das Reifungsgas Ethylen ab)</text:span></text:p>
      <text:p text:style-name="P31">Lagerfähigkeit:</text:p>
      <text:p text:style-name="P41">- lange</text:p>
      <text:p text:style-name="P41">- anspruchslos</text:p>
      <text:p text:style-name="P41"/>
      <text:p text:style-name="P48">Gefahren:</text:p>
      <text:p text:style-name="P48">- <text:span text:style-name="T41">grüne Stellen enthalten viel Solanin. Die Gefahr einer Solaninvergiftung ist heute durch die modernen Zuchtarten praktisch verschwunden, kann aber einige unangenehme Erscheinungen auslösen. Solanin ist hitzebeständig und fettunlöslich. Durch abschneiden der grün verfärbten Stellen und der Keime verringert sich der Solaninanteil (23).</text:span></text:p>
      <text:p text:style-name="P48">- <text:span text:style-name="T98">E</text:span></text:p>
      <text:p text:style-name="P19"/>
      <text:p text:style-name="P41">Verarbeitung:</text:p>
      <text:p text:style-name="P22">- Frisch <text:span text:style-name="T42">aus rohen Kartoffeln </text:span>gepresster <text:span text:style-name="T42">S</text:span>aft <text:span text:style-name="T43">enthält viele Nährstoffe wie Kalium, </text:span>ist ein sehr gutes Hausmittel gegen Sodbrennen (21) und ein gutes Mittel für die Hautpflege. Gepresster Kartoffelsaft in einer gut gefüllten, <text:s/>luftdicht verschlossener Flasche hält sich im Kühlschrank ein paar Monate (22).</text:p>
      <text:p text:style-name="P22"/>
      <text:p text:style-name="P94">Ananas</text:p>
      <text:p text:style-name="P94"/>
      <text:p text:style-name="P43">Optische Veränderung:</text:p>
      <text:p text:style-name="P43">- <text:span text:style-name="T91">verfault</text:span></text:p>
      <text:p text:style-name="P43">- <text:span text:style-name="T91">wird weich</text:span></text:p>
      <text:p text:style-name="P43"/>
      <text:p text:style-name="P43">Optimale Lagerung:</text:p>
      <text:p text:style-name="P43">- auf Papierschnippsel oder Sägespäne </text:p>
      <text:p text:style-name="P43">- bei Raumtemperatur <text:span text:style-name="T71">(mögen keine Kühlschränke)</text:span></text:p>
      <text:p text:style-name="P43">- Eine Prise Salz auf der Ananas verteil<text:span text:style-name="T71">t </text:span>senkt den Säureanteil und verlängert die Haltbarkeit.</text:p>
      <text:p text:style-name="P43"/>
      <text:p text:style-name="P43">Lagerfähigkeit:</text:p>
      <text:p text:style-name="P43">- kurz</text:p>
      <text:p text:style-name="P43"/>
      <text:p text:style-name="P43">Gefahren:</text:p>
      <text:p text:style-name="P67">E</text:p>
      <text:p text:style-name="P67"/>
      <text:p text:style-name="P43">Verarbeitung:</text:p>
      <text:p text:style-name="P32"/>
      <text:p text:style-name="P33"/>
      <text:p text:style-name="P89">Apfel</text:p>
      <text:p text:style-name="P33"/>
      <text:p text:style-name="P33">Optische Veränderung:</text:p>
      <text:p text:style-name="P33">- <text:span text:style-name="T70">Druckstellen</text:span></text:p>
      <text:p text:style-name="P33">- <text:span text:style-name="T70">braune Stellen</text:span></text:p>
      <text:p text:style-name="P33"><text:soft-page-break/>- <text:span text:style-name="T71">schrumpelig</text:span></text:p>
      <text:p text:style-name="P33">- <text:span text:style-name="T91">verfault</text:span></text:p>
      <text:p text:style-name="P33"/>
      <text:p text:style-name="P34">Optimale Lagerung:</text:p>
      <text:p text:style-name="P34">- <text:span text:style-name="T71">Kühlschrank (Gemüsefach)</text:span></text:p>
      <text:p text:style-name="P34">- <text:span text:style-name="T69">dunkel und trocken ohne direkten Kontakt zueinander</text:span></text:p>
      <text:p text:style-name="P34">- <text:span text:style-name="T69">in mehrlagiges Zeitungspapier einwickeln</text:span></text:p>
      <text:p text:style-name="P34">- <text:span text:style-name="T69">mit dem Stiel nach unten lagern</text:span></text:p>
      <text:p text:style-name="P34"/>
      <text:p text:style-name="P34"/>
      <text:p text:style-name="P34">Lagerfähigkeit</text:p>
      <text:p text:style-name="P41">- lange</text:p>
      <text:p text:style-name="P41">- anspruchslos</text:p>
      <text:p text:style-name="P34"/>
      <text:p text:style-name="P47">Gefahren:</text:p>
      <text:p text:style-name="P67">E</text:p>
      <text:p text:style-name="P67"/>
      <text:p text:style-name="P37">Verarbeitung:</text:p>
      <text:p text:style-name="P36"/>
      <text:p text:style-name="P99">Steinobst <text:span text:style-name="T92">&amp; Beere</text:span></text:p>
      <text:p text:style-name="P43"/>
      <text:p text:style-name="P43">Optische Veränderung:</text:p>
      <text:p text:style-name="P43">- <text:span text:style-name="T70">Druckstellen</text:span></text:p>
      <text:p text:style-name="P43">- <text:span text:style-name="T71">weich/ matschig</text:span></text:p>
      <text:p text:style-name="P43">- <text:span text:style-name="T91">verfault</text:span></text:p>
      <text:p text:style-name="P43"/>
      <text:p text:style-name="P43">Optimale Lagerung:</text:p>
      <text:p text:style-name="P43">- <text:span text:style-name="T91">die Verkaufsverpackung entfernen</text:span></text:p>
      <text:p text:style-name="P43">- <text:span text:style-name="T92">nebeneinander auf weichem Untergrund lagern</text:span></text:p>
      <text:p text:style-name="P43">- <text:span text:style-name="T92">schattig und luftig lagern</text:span></text:p>
      <text:p text:style-name="P43">- <text:span text:style-name="T92">nach dem Ausreifen bei 2- 8 Grad im Kühlschrank lagern</text:span></text:p>
      <text:p text:style-name="P43">- <text:span text:style-name="T91">mit Stiel lagern (ohne entweicht Feuchtigkeit und Keime gelangen in die Frucht)</text:span></text:p>
      <text:p text:style-name="P43">- <text:span text:style-name="T91">unmittelbar vor dem Verzehr waschen (sonst dringt die Feuchtigkeit in die Frucht)</text:span></text:p>
      <text:p text:style-name="P43">- <text:span text:style-name="T91">Pflaumen, Pfirsiche und Aprikosen </text:span>nicht mit anderem Obst/ Gemüse lagern da <text:span text:style-name="T91">diese das natürliche Reifegas Ethylen absondern</text:span>.</text:p>
      <text:p text:style-name="P43"/>
      <text:p text:style-name="P43">Lagerfähigkeit:</text:p>
      <text:p text:style-name="P62">- <text:span text:style-name="T92">je nach Reifegrad</text:span> bi<text:span text:style-name="T92">s eine Woche</text:span></text:p>
      <text:p text:style-name="P62"/>
      <text:p text:style-name="P43">Gefahren:</text:p>
      <text:p text:style-name="P68">E</text:p>
      <text:p text:style-name="P68"/>
      <text:p text:style-name="P43">Verarbeitung:</text:p>
      <text:p text:style-name="P43"/>
      <text:p text:style-name="P100">Pilz</text:p>
      <text:p text:style-name="P34"/>
      <text:p text:style-name="P34">Optische Veränderung:</text:p>
      <text:p text:style-name="P34">- <text:span text:style-name="T70">Druckstellen</text:span></text:p>
      <text:p text:style-name="P34">- <text:span text:style-name="T70">matschig</text:span></text:p>
      <text:p text:style-name="P34">- <text:span text:style-name="T89">verfault</text:span></text:p>
      <text:p text:style-name="P34"/>
      <text:p text:style-name="P34">Optimale Lagerung:</text:p>
      <text:p text:style-name="P34"><text:soft-page-break/>- <text:span text:style-name="T94">aus der Verkaufsverpackung nehmen</text:span></text:p>
      <text:p text:style-name="P34">- <text:span text:style-name="T90">bei 2-8 Grad dunkel lagern</text:span></text:p>
      <text:p text:style-name="P34">- <text:span text:style-name="T92">nicht quetschen</text:span></text:p>
      <text:p text:style-name="P34">- <text:span text:style-name="T92">luftig in einer Papiertüte lagern</text:span></text:p>
      <text:p text:style-name="P34">- <text:span text:style-name="T94">Pilze reifen nicht nach!</text:span></text:p>
      <text:p text:style-name="P34"/>
      <text:p text:style-name="P34">Lagerfähigkeit:</text:p>
      <text:p text:style-name="P34">- <text:span text:style-name="T92">bis 3 Tage</text:span></text:p>
      <text:p text:style-name="P41"/>
      <text:p text:style-name="P41"/>
      <text:p text:style-name="P61">Gefahren:</text:p>
      <text:p text:style-name="P68">E</text:p>
      <text:p text:style-name="P34"/>
      <text:p text:style-name="P36">Verarbeitung:</text:p>
      <text:p text:style-name="P63"/>
      <text:p text:style-name="P64"/>
      <text:p text:style-name="P36"><text:a xlink:type="simple" xlink:href="https://www.topagrar.com/landleben/kochen-und-backen/familie-kochen-backen-kuechentipps-wie-man-pilze-richtig-lagert-9385212.html" text:style-name="Internet_20_link" text:visited-style-name="Visited_20_Internet_20_Link">https://www.topagrar.com/landleben/kochen-und-backen/familie-kochen-backen-kuechentipps-wie-man-pilze-richtig-lagert-9385212.html</text:a></text:p>
      <text:p text:style-name="P36"/>
      <text:p text:style-name="P36"/>
      <text:p text:style-name="P36"/>
      <text:p text:style-name="P36"/>
      <text:p text:style-name="P95">Banane</text:p>
      <text:p text:style-name="P45"/>
      <text:p text:style-name="P45">Optische Veränderung:</text:p>
      <text:p text:style-name="P45">- <text:span text:style-name="T93">verfault</text:span></text:p>
      <text:p text:style-name="P45">- <text:span text:style-name="T93">matschig</text:span></text:p>
      <text:p text:style-name="P45"/>
      <text:p text:style-name="P45">Optimale Lagerung:</text:p>
      <text:p text:style-name="P45">- <text:span text:style-name="T93">Verkaufsverpackung entfernen</text:span></text:p>
      <text:p text:style-name="P45">- <text:span text:style-name="T93">Schatten</text:span></text:p>
      <text:p text:style-name="P45">- <text:span text:style-name="T93">Zimmertemperatur</text:span></text:p>
      <text:p text:style-name="P45">- <text:span text:style-name="T93">braune Farbe ist o.k.</text:span></text:p>
      <text:p text:style-name="P45">- <text:span text:style-name="T93">unreife Banane nicht in den Kühlschrank</text:span></text:p>
      <text:p text:style-name="P45">- <text:span text:style-name="T93">Stiel/ Strunk mit z.B Frischhaltefolie umwickeln</text:span></text:p>
      <text:p text:style-name="P45">- <text:span text:style-name="T93">am Stiel/ Strunk aufhängen</text:span></text:p>
      <text:p text:style-name="P44">- nicht mit anderem Obst/ Gemüse lagern da starke Absonderung von dem natürlichen Reifegas Ethylen.</text:p>
      <text:p text:style-name="P46"/>
      <text:p text:style-name="P45">Lagerfähigkeit:</text:p>
      <text:p text:style-name="P65">je nach Reifegrad bis 10 Tage</text:p>
      <text:p text:style-name="P65"/>
      <text:p text:style-name="P45">Gefahren:</text:p>
      <text:p text:style-name="P68">E</text:p>
      <text:p text:style-name="P68"/>
      <text:p text:style-name="P45">Verarbeitung:</text:p>
      <text:p text:style-name="P45"/>
      <text:p text:style-name="P45"><text:a xlink:type="simple" xlink:href="https://www.fritzganz.de/blog/2017/5/30/frischhalte-tricks-fr-bananen" text:style-name="Internet_20_link" text:visited-style-name="Visited_20_Internet_20_Link">https://www.fritzganz.de/blog/2017/5/30/frischhalte-tricks-fr-bananen</text:a></text:p>
      <text:p text:style-name="P45"/>
      <text:p text:style-name="P45"/>
      <text:p text:style-name="P96">Birne</text:p>
      <text:p text:style-name="P96"/>
      <text:p text:style-name="P49"><text:soft-page-break/>Optische Veränderung:</text:p>
      <text:p text:style-name="P49">- <text:span text:style-name="T91">verfault</text:span></text:p>
      <text:p text:style-name="P49">- <text:span text:style-name="T91">wird matschig</text:span></text:p>
      <text:p text:style-name="P49"/>
      <text:p text:style-name="P49">Optimale Lagerung:</text:p>
      <text:p text:style-name="P49">- <text:span text:style-name="T74">Temperatur um 0 Grad und eine Luftfeuchtigkeit von 95%</text:span></text:p>
      <text:p text:style-name="P49">- <text:span text:style-name="T74">abgepackt in Plastiktüten ermöglicht eine sauerstoffarme, kohlendioxidreiche Lagerung</text:span></text:p>
      <text:p text:style-name="P49">- <text:span text:style-name="T74">Löcher/ Schlitze in der Tüte ermöglicht den Wasseraustritt ( es darf sich kein Wasser innen an den Tüten bilden)</text:span></text:p>
      <text:p text:style-name="P44">- nicht mit anderem Obst/ Gemüse lagern da starke Absonderung von dem natürlichen Reifegas Ethylen.</text:p>
      <text:p text:style-name="P44"/>
      <text:p text:style-name="P49">Lagerfähigkeit:</text:p>
      <text:p text:style-name="P65">Je nach Sorte bis zwei Monate</text:p>
      <text:p text:style-name="P65"/>
      <text:p text:style-name="P49">Gefahren:</text:p>
      <text:p text:style-name="P68">E</text:p>
      <text:p text:style-name="P68"/>
      <text:p text:style-name="P49">Verarbeitung:</text:p>
      <text:p text:style-name="P49"/>
      <text:p text:style-name="P49"><text:a xlink:type="simple" xlink:href="https://www.gartenjournal.net/birnen-lagern" text:style-name="Internet_20_link" text:visited-style-name="Visited_20_Internet_20_Link">https://www.gartenjournal.net/birnen-lagern</text:a></text:p>
      <text:p text:style-name="P49"/>
      <text:p text:style-name="P34"/>
      <text:p text:style-name="P90">Blattspinat, <text:span text:style-name="T90">Salat</text:span></text:p>
      <text:p text:style-name="P34"/>
      <text:p text:style-name="P34">Optische Veränderung:</text:p>
      <text:p text:style-name="P34">- <text:span text:style-name="T91">welkt</text:span></text:p>
      <text:p text:style-name="P34">- <text:span text:style-name="T99">verfault</text:span></text:p>
      <text:p text:style-name="P34"/>
      <text:p text:style-name="P34">Optimale Lagerung:</text:p>
      <text:p text:style-name="P34">- <text:span text:style-name="T75">im Kühlschrank</text:span></text:p>
      <text:p text:style-name="P34">- <text:span text:style-name="T75">nach dem Blanchieren einfrieren</text:span></text:p>
      <text:p text:style-name="P34"/>
      <text:p text:style-name="P34">Lagerfähigkeit:</text:p>
      <text:p text:style-name="P34">- <text:span text:style-name="T91">wenige Tage</text:span></text:p>
      <text:p text:style-name="P34"/>
      <text:p text:style-name="P68">Gefahren:</text:p>
      <text:p text:style-name="P68">E</text:p>
      <text:p text:style-name="P34"/>
      <text:p text:style-name="P36">Verarbeitung:</text:p>
      <text:p text:style-name="P36"/>
      <text:p text:style-name="P35"/>
      <text:p text:style-name="P90">Bohne <text:span text:style-name="T76">&amp; Erbse</text:span></text:p>
      <text:p text:style-name="P34"/>
      <text:p text:style-name="P34">Optische Veränderung:</text:p>
      <text:p text:style-name="P34">- <text:span text:style-name="T99">verfault</text:span></text:p>
      <text:p text:style-name="P34"/>
      <text:p text:style-name="P34"/>
      <text:p text:style-name="P34"/>
      <text:p text:style-name="P34"><text:span text:style-name="T68">O</text:span>ptimale Lagerung:</text:p>
      <text:p text:style-name="P34">- <text:span text:style-name="T75">8 Grad Lagertemeratur</text:span></text:p>
      <text:p text:style-name="P34">- <text:span text:style-name="T75">roh lagern, nicht kochen</text:span></text:p>
      <text:p text:style-name="P34"><text:soft-page-break/>- <text:span text:style-name="T75">grob säubern aber nicht waschen</text:span></text:p>
      <text:p text:style-name="P34">- <text:span text:style-name="T75">aus Verkaufsverpackung entfernen</text:span></text:p>
      <text:p text:style-name="P34">- <text:span text:style-name="T75">in ein feuchtes Tuch einschlagen</text:span></text:p>
      <text:p text:style-name="P34"/>
      <text:p text:style-name="P34"/>
      <text:p text:style-name="P36">Lagerfähigkeit:</text:p>
      <text:p text:style-name="P36">- <text:span text:style-name="T75">wenige Tage</text:span></text:p>
      <text:p text:style-name="P36"/>
      <text:p text:style-name="P68">Gefahren:</text:p>
      <text:p text:style-name="P68">E</text:p>
      <text:p text:style-name="P36"/>
      <text:p text:style-name="P36">Verarbeitung:</text:p>
      <text:p text:style-name="P36"/>
      <text:p text:style-name="P36"/>
      <text:p text:style-name="P36"><text:a xlink:type="simple" xlink:href="https://www.gartenjournal.net/gruene-bohnen-lagern" text:style-name="Internet_20_link" text:visited-style-name="Visited_20_Internet_20_Link">https://www.gartenjournal.net/gruene-bohnen-lagern</text:a></text:p>
      <text:p text:style-name="P36"/>
      <text:p text:style-name="P36"/>
      <text:p text:style-name="P36"/>
      <text:p text:style-name="P92">Erdbeere</text:p>
      <text:p text:style-name="P40"/>
      <text:p text:style-name="P40">Optische Veränderung:</text:p>
      <text:p text:style-name="P40">- <text:span text:style-name="T76">werden matschig</text:span></text:p>
      <text:p text:style-name="P40">- <text:span text:style-name="T99">verfault</text:span></text:p>
      <text:p text:style-name="P40"/>
      <text:p text:style-name="P40">Optimale Lagerung:</text:p>
      <text:p text:style-name="P40">- <text:span text:style-name="T77">atmungsaktive Verpackung aus z.B. Pappe/ Holzspan</text:span></text:p>
      <text:p text:style-name="P40">- <text:span text:style-name="T77">erst unmittelbar vor dem Verzehr waschen</text:span></text:p>
      <text:p text:style-name="P40">- <text:span text:style-name="T77">dunkel bei 8 Grad</text:span></text:p>
      <text:p text:style-name="P40">- <text:span text:style-name="T77">mit Teller oder Schüssel abdecken</text:span></text:p>
      <text:p text:style-name="P40">- <text:span text:style-name="T77">nicht quetschen</text:span></text:p>
      <text:p text:style-name="P40"/>
      <text:p text:style-name="P40">Lagerfähigkeit:</text:p>
      <text:p text:style-name="P51">2- 7 Tage</text:p>
      <text:p text:style-name="P51"/>
      <text:p text:style-name="P40">Gefahren:</text:p>
      <text:p text:style-name="P68">E</text:p>
      <text:p text:style-name="P40"/>
      <text:p text:style-name="P40">Verarbeitung:</text:p>
      <text:p text:style-name="P40">- <text:span text:style-name="T78">eignen sich nicht zum Einfrieren (hoher Wassergehalt). Werden beim Auftauen matschig.</text:span></text:p>
      <text:p text:style-name="P40"/>
      <text:p text:style-name="P91">Fenchel &amp; Kolrabi</text:p>
      <text:p text:style-name="P91"/>
      <text:p text:style-name="P36">Optische Veränderung:</text:p>
      <text:p text:style-name="P36">- <text:span text:style-name="T99">wird runzelig</text:span></text:p>
      <text:p text:style-name="P36">- <text:span text:style-name="T99">verfault</text:span></text:p>
      <text:p text:style-name="P36"/>
      <text:p text:style-name="P36">Optimale Lagerung:</text:p>
      <text:p text:style-name="P36">- <text:span text:style-name="T77">in feuchtes Tuch einwickeln</text:span></text:p>
      <text:p text:style-name="P36">- <text:span text:style-name="T77">dunkel und trocken bei 8 Grad</text:span></text:p>
      <text:p text:style-name="P36"/>
      <text:p text:style-name="P36">Lagerfähigkeit:</text:p>
      <text:p text:style-name="P51">- bis zu 2 Wochen</text:p>
      <text:p text:style-name="P51"><text:soft-page-break/></text:p>
      <text:p text:style-name="P51">Gefahren:</text:p>
      <text:p text:style-name="P68">E</text:p>
      <text:p text:style-name="P51"/>
      <text:p text:style-name="P36">Verarbeitung:</text:p>
      <text:p text:style-name="P36"/>
      <text:p text:style-name="P97">Gurke, <text:span text:style-name="T78">Paprika, Zucchini, Aubergine</text:span></text:p>
      <text:p text:style-name="P97"/>
      <text:p text:style-name="P41">Optische Veränderung:</text:p>
      <text:p text:style-name="P41">- <text:span text:style-name="T78">wird weich, welk und runzelig</text:span></text:p>
      <text:p text:style-name="P41">- <text:span text:style-name="T78">fleckig und gelb (z.B. durch Kälte)</text:span></text:p>
      <text:p text:style-name="P41">- <text:span text:style-name="T96">verfault</text:span></text:p>
      <text:p text:style-name="P41"/>
      <text:p text:style-name="P41">Optimale Lagerung:</text:p>
      <text:p text:style-name="P41">- <text:span text:style-name="T78">Temperatur 8 -15 Grad</text:span></text:p>
      <text:p text:style-name="P41">- <text:span text:style-name="T90">schattig und luftig</text:span></text:p>
      <text:p text:style-name="P41">- <text:span text:style-name="T90">auf weichem, trockenem Untergrund</text:span></text:p>
      <text:p text:style-name="P41">- <text:span text:style-name="T90">nebeneinander in z.B. einem geflochtenem Korb</text:span></text:p>
      <text:p text:style-name="P42"/>
      <text:p text:style-name="P41"/>
      <text:p text:style-name="P41">Lagerfähigkeit:</text:p>
      <text:p text:style-name="P52">- <text:span text:style-name="T96">je nach Reifegrad bis 2</text:span> Wochen</text:p>
      <text:p text:style-name="P52"/>
      <text:p text:style-name="P52">Gefahren:</text:p>
      <text:p text:style-name="P68">E</text:p>
      <text:p text:style-name="P68"/>
      <text:p text:style-name="P41">Verarbeitung:</text:p>
      <text:p text:style-name="P41">- <text:span text:style-name="T78">eignen sich aufgrund des hohen Wasseranteils nicht zum einfrieren (werden beim auftauen matschig)</text:span></text:p>
      <text:p text:style-name="P97"/>
      <text:p text:style-name="P96">Kiwi</text:p>
      <text:p text:style-name="P49">Optische Veränderung:</text:p>
      <text:p text:style-name="P49">- <text:span text:style-name="T79">wird weich</text:span></text:p>
      <text:p text:style-name="P49">- <text:span text:style-name="T79">wird runzelig</text:span></text:p>
      <text:p text:style-name="P49">- <text:span text:style-name="T99">verfault</text:span></text:p>
      <text:p text:style-name="P49"/>
      <text:p text:style-name="P49">Optimale Lagerung:</text:p>
      <text:p text:style-name="P49">- <text:span text:style-name="T79">8- 10 Grad</text:span></text:p>
      <text:p text:style-name="P49">- <text:span text:style-name="T79">dunkel</text:span></text:p>
      <text:p text:style-name="P49">- <text:span text:style-name="T79">einschichtig in z.B. Holzkisten</text:span></text:p>
      <text:p text:style-name="P49">- <text:span text:style-name="T79">regelmäßig schlechte Kiwis aussortieren</text:span></text:p>
      <text:p text:style-name="P49"/>
      <text:p text:style-name="P49">Lagerfähigkeit:</text:p>
      <text:p text:style-name="P53">- ca. 10 Wochen</text:p>
      <text:p text:style-name="P53"/>
      <text:p text:style-name="P49">Gefahren:</text:p>
      <text:p text:style-name="P68">E</text:p>
      <text:p text:style-name="P68"/>
      <text:p text:style-name="P49">Verarbeitung</text:p>
      <text:p text:style-name="P36"/>
      <text:p text:style-name="P36"><text:a xlink:type="simple" xlink:href="https://www.gartentipps.com/kiwis-lagern-so-machen-sie-es-richtig.html" text:style-name="Internet_20_link" text:visited-style-name="Visited_20_Internet_20_Link">https://www.gartentipps.com/kiwis-lagern-so-machen-sie-es-richtig.html</text:a></text:p>
      <text:p text:style-name="P36"/>
      <text:p text:style-name="P98"><text:soft-page-break/>Knoblauch<text:span text:style-name="T80">zehe</text:span></text:p>
      <text:p text:style-name="P50"/>
      <text:p text:style-name="P50">Optische Veränderung:</text:p>
      <text:p text:style-name="P50">- <text:span text:style-name="T80">bildet Sprossen</text:span></text:p>
      <text:p text:style-name="P50">- <text:span text:style-name="T80">wird weich</text:span></text:p>
      <text:p text:style-name="P50">- <text:span text:style-name="T99">verfault</text:span></text:p>
      <text:p text:style-name="P50"/>
      <text:p text:style-name="P50">Optimale Lagerung:</text:p>
      <text:p text:style-name="P50">- trocken und lichtgeschützt</text:p>
      <text:p text:style-name="P50">- <text:span text:style-name="T80">15- 20 Grad</text:span></text:p>
      <text:p text:style-name="P50">- <text:span text:style-name="T80">in einem Netz</text:span></text:p>
      <text:p text:style-name="P50">- nicht zusammen mit Obst lagern</text:p>
      <text:p text:style-name="P50"/>
      <text:p text:style-name="P50">Lagerfähigkeit:</text:p>
      <text:p text:style-name="P50">- <text:span text:style-name="T80">bis 12 Monate</text:span></text:p>
      <text:p text:style-name="P50">- anspruchslos</text:p>
      <text:p text:style-name="P50"/>
      <text:p text:style-name="P50">Gefahren:</text:p>
      <text:p text:style-name="P68">E</text:p>
      <text:p text:style-name="P68"/>
      <text:p text:style-name="P50">Verarbeitung:</text:p>
      <text:p text:style-name="P50"/>
      <text:p text:style-name="P50"><text:a xlink:type="simple" xlink:href="https://de.wikihow.com/Frischen-Knoblauch-lagern" text:style-name="Internet_20_link" text:visited-style-name="Visited_20_Internet_20_Link">https://de.wikihow.com/Frischen-Knoblauch-lagern</text:a></text:p>
      <text:p text:style-name="P50"/>
      <text:p text:style-name="P50"/>
      <text:p text:style-name="P98">Kohl <text:span text:style-name="T73">&amp; Kraut</text:span></text:p>
      <text:p text:style-name="P50"/>
      <text:p text:style-name="P50">Optische Veränderung:</text:p>
      <text:p text:style-name="P50">- <text:span text:style-name="T73">Verfärbungen an den Rosen und Blättern</text:span></text:p>
      <text:p text:style-name="P50">- <text:span text:style-name="T73">wird weich</text:span></text:p>
      <text:p text:style-name="P50">- <text:span text:style-name="T73">Blätter werden locker</text:span></text:p>
      <text:p text:style-name="P50">- <text:span text:style-name="T99">verfault</text:span></text:p>
      <text:p text:style-name="P50"/>
      <text:p text:style-name="P50">Optimale Lagerung:</text:p>
      <text:p text:style-name="P50">- <text:span text:style-name="T73">möglichst natürlich kühl und dunkel z.B <text:s/>Keller/ Schuppen etc.</text:span></text:p>
      <text:p text:style-name="P50">- <text:span text:style-name="T73">äußere Blätter dienen als Schutz vor Austrocknung</text:span></text:p>
      <text:p text:style-name="P50">- <text:span text:style-name="T73">kopfüber hängend lagern (so kann sich kein Wasser sammeln, Schimmel wird unterbunden)</text:span></text:p>
      <text:p text:style-name="P50">- <text:span text:style-name="T75">alternativ auf trockenem Laub lagern</text:span></text:p>
      <text:p text:style-name="P50"/>
      <text:p text:style-name="P50">Lagerfähigkeit:</text:p>
      <text:p text:style-name="P50">- <text:span text:style-name="T73">lange</text:span></text:p>
      <text:p text:style-name="P50">- <text:span text:style-name="T73">anspruchslos</text:span></text:p>
      <text:p text:style-name="P50"/>
      <text:p text:style-name="P50">Gefahren:</text:p>
      <text:p text:style-name="P68">E</text:p>
      <text:p text:style-name="P68"/>
      <text:p text:style-name="P50">Verarbeitung:</text:p>
      <text:p text:style-name="P50"/>
      <text:p text:style-name="P50"><text:a xlink:type="simple" xlink:href="https://www.emsa.com/blog/wanted-der-ideale-ort-zum-kohl-lagern-so-bleibt-er-laenger-frisch/" text:style-name="Internet_20_link" text:visited-style-name="Visited_20_Internet_20_Link">https://www.emsa.com/blog/wanted-der-ideale-ort-zum-kohl-lagern-so-bleibt-er-laenger-frisch/</text:a></text:p>
      <text:p text:style-name="P50"/>
      <text:p text:style-name="P36"/>
      <text:p text:style-name="P91">Kürbis</text:p>
      <text:p text:style-name="P91"><text:soft-page-break/></text:p>
      <text:p text:style-name="P36">Optische Veränderung:</text:p>
      <text:p text:style-name="P36">- <text:span text:style-name="T81">wir weich/ Matschig</text:span></text:p>
      <text:p text:style-name="P36">- <text:span text:style-name="T99">verfault</text:span></text:p>
      <text:p text:style-name="P36"/>
      <text:p text:style-name="P36">Optimale Lagerung:</text:p>
      <text:p text:style-name="P54">1. Nachreifen <text:span text:style-name="T82">( bei ca. 20 Grad auf einer trockenen Unterlage, regelmäßig wenden) </text:span><text:s/>bis:</text:p>
      <text:p text:style-name="P54">- <text:span text:style-name="T82">eine </text:span>intensive orange- rote Farbe <text:span text:style-name="T82">vorhanden ist</text:span></text:p>
      <text:p text:style-name="P54">- der Stiel verholzt/ eingetrocknet ist</text:p>
      <text:p text:style-name="P54">- kein Einritzen der Schale durch z.B. den Fingernagel möglich ist</text:p>
      <text:p text:style-name="P54">- hohler Klang beim Klopfen <text:span text:style-name="T82">entsteht</text:span></text:p>
      <text:p text:style-name="P54">2. <text:span text:style-name="T82">Einlagern:</text:span></text:p>
      <text:p text:style-name="P54">- <text:span text:style-name="T82">bei 12- 15 Grad</text:span></text:p>
      <text:p text:style-name="P54">- <text:span text:style-name="T82">luftiger, dunkler und trockener Ort</text:span></text:p>
      <text:p text:style-name="P54">- <text:span text:style-name="T82">Druckstellen vermeiden (Netz) Bei Lagerung in einer Holzkiste regelmäßig wenden)</text:span></text:p>
      <text:p text:style-name="P54"/>
      <text:p text:style-name="P36">Lagerfähigkeit:</text:p>
      <text:p text:style-name="P55">12 Monate</text:p>
      <text:p text:style-name="P55"/>
      <text:p text:style-name="P68">Gefahren:</text:p>
      <text:p text:style-name="P68">E</text:p>
      <text:p text:style-name="P55"/>
      <text:p text:style-name="P36">Verarbeitung:</text:p>
      <text:p text:style-name="P36"/>
      <text:p text:style-name="P36"><text:a xlink:type="simple" xlink:href="https://www.plantura.garden/leserfragen-2/gemuese/kuerbis-ernten-und-lagern-tipps-zu-erntezeit-haltbarmachen" text:style-name="Internet_20_link" text:visited-style-name="Visited_20_Internet_20_Link">https://www.plantura.garden/leserfragen-2/gemuese/kuerbis-ernten-und-lagern-tipps-zu-erntezeit-haltbarmachen</text:a></text:p>
      <text:p text:style-name="P36"/>
      <text:p text:style-name="P36"/>
      <text:p text:style-name="P91">Lauch</text:p>
      <text:p text:style-name="P36"/>
      <text:p text:style-name="P36">Optische Veränderung:</text:p>
      <text:p text:style-name="P36">- <text:span text:style-name="T83">wird weich</text:span></text:p>
      <text:p text:style-name="P36">- <text:span text:style-name="T83">bekommt Flecken</text:span></text:p>
      <text:p text:style-name="P36">- <text:span text:style-name="T99">Verfault</text:span></text:p>
      <text:p text:style-name="P36"/>
      <text:p text:style-name="P36">Optimale Lagerung:</text:p>
      <text:p text:style-name="P36">- <text:span text:style-name="T83">kühl, dunkel und trocken bei 8-10 Grad</text:span></text:p>
      <text:p text:style-name="P36">- <text:span text:style-name="T83">nicht zusammen mit aromaempfindlichen Nahrungsmittel lagern</text:span></text:p>
      <text:p text:style-name="P36">- <text:span text:style-name="T83">aufhängen</text:span></text:p>
      <text:p text:style-name="P36"/>
      <text:p text:style-name="P36">Lagerfähigkeit:</text:p>
      <text:p text:style-name="P36">- <text:span text:style-name="T83">ca. 4 Wochen</text:span></text:p>
      <text:p text:style-name="P36"/>
      <text:p text:style-name="P56">Gefahren</text:p>
      <text:p text:style-name="P68">E</text:p>
      <text:p text:style-name="P68"/>
      <text:p text:style-name="P36">Verarbeitung:</text:p>
      <text:p text:style-name="P36"/>
      <text:p text:style-name="P96">Mango <text:span text:style-name="T84">&amp; Avocado</text:span></text:p>
      <text:p text:style-name="P49"/>
      <text:p text:style-name="P49">Optische Veränderung:</text:p>
      <text:p text:style-name="P49">- <text:span text:style-name="T84">werden weich</text:span></text:p>
      <text:p text:style-name="P49"><text:soft-page-break/>- <text:span text:style-name="T99">verfault</text:span></text:p>
      <text:p text:style-name="P49"/>
      <text:p text:style-name="P49">Optimale Lagerung:</text:p>
      <text:p text:style-name="P49">- <text:span text:style-name="T84">bei Zimmertemperatur</text:span></text:p>
      <text:p text:style-name="P49">- <text:span text:style-name="T84">direkte Sonnenstrahlen vermeiden</text:span></text:p>
      <text:p text:style-name="P49">Lagerfähigkeit:</text:p>
      <text:p text:style-name="P57">7- 10 Tage</text:p>
      <text:p text:style-name="P57"/>
      <text:p text:style-name="P49">Gefahren:</text:p>
      <text:p text:style-name="P68">E</text:p>
      <text:p text:style-name="P68"/>
      <text:p text:style-name="P49">Verarbeitung:</text:p>
      <text:p text:style-name="P36"/>
      <text:p text:style-name="P287">Rote Bete, Pastinake, Schwarzwurzel, Sellerie</text:p>
      <text:p text:style-name="P36"/>
      <text:p text:style-name="P36">Optische Veränderung:</text:p>
      <text:p text:style-name="P36">- <text:span text:style-name="T85">verfaulen</text:span></text:p>
      <text:p text:style-name="P36">- <text:span text:style-name="T85">beschädigte Rübe verliert schnell ihren Saft</text:span></text:p>
      <text:p text:style-name="P36">- <text:span text:style-name="T99">verfault</text:span></text:p>
      <text:p text:style-name="P36"/>
      <text:p text:style-name="P36"/>
      <text:p text:style-name="P36">Optimale Lagerung:</text:p>
      <text:p text:style-name="P36">- <text:span text:style-name="T85">nicht waschen</text:span></text:p>
      <text:p text:style-name="P36">- <text:span text:style-name="T85">Variante 1:</text:span> <text:span text:style-name="T85">in einem feuchten Tuch bei ca 8-10 Grad = Haltbarkeit <text:s/>ca 2 Wochen</text:span></text:p>
      <text:p text:style-name="P36">- <text:span text:style-name="T85">Variante 2: auf Sand in einer Kiste bei 3-4 Grad und relativ hoher Luftfeuchtigkeit</text:span></text:p>
      <text:p text:style-name="P36">- <text:span text:style-name="T85">bei Temperaturen über 5 Grad beginnt die Rübe auszutreiben</text:span></text:p>
      <text:p text:style-name="P36">- <text:span text:style-name="T85">durch Frost bekommt die Rübe schwarze Flecken</text:span></text:p>
      <text:p text:style-name="P36"/>
      <text:p text:style-name="P36">Lagerfähigkeit:</text:p>
      <text:p text:style-name="P36">- <text:span text:style-name="T85">Variante 1: bis zu 2 Wochen</text:span></text:p>
      <text:p text:style-name="P36">- <text:span text:style-name="T85">Variante 2: mehrere Monate</text:span></text:p>
      <text:p text:style-name="P36"/>
      <text:p text:style-name="P57">Gefahren:</text:p>
      <text:p text:style-name="P68">E</text:p>
      <text:p text:style-name="P68"/>
      <text:p text:style-name="P36">Verarbeitung:</text:p>
      <text:p text:style-name="P36"/>
      <text:p text:style-name="P36"><text:a xlink:type="simple" xlink:href="https://www.mein-schoener-garten.de/gartenpraxis/nutzgaerten/rote-bete-ernten-und-haltbar-machen-38478" text:style-name="Internet_20_link" text:visited-style-name="Visited_20_Internet_20_Link">https://www.mein-schoener-garten.de/gartenpraxis/nutzgaerten/rote-bete-ernten-und-haltbar-machen-38478</text:a></text:p>
      <text:p text:style-name="P36"/>
      <text:p text:style-name="P91">Melone</text:p>
      <text:p text:style-name="P36"/>
      <text:p text:style-name="P36">Optische Veränderung:</text:p>
      <text:p text:style-name="P36">- <text:span text:style-name="T86">wird weich</text:span></text:p>
      <text:p text:style-name="P36">- <text:span text:style-name="T99">verfault</text:span></text:p>
      <text:p text:style-name="P36"/>
      <text:p text:style-name="P36">Optimale Lagerung:</text:p>
      <text:p text:style-name="P36">- <text:span text:style-name="T86">8 – 10 Grad</text:span></text:p>
      <text:p text:style-name="P36">- <text:span text:style-name="T86">direkte Sonneneinstrahlung vermeiden</text:span></text:p>
      <text:p text:style-name="P36">- <text:span text:style-name="T86">angeschnittene Stellen mit z.B. einer Frischhaltefolie abdecken</text:span></text:p>
      <text:p text:style-name="P36"/>
      <text:p text:style-name="P36">Lagerfähigkeit:</text:p>
      <text:p text:style-name="P58"><text:soft-page-break/>2-3 Wochen</text:p>
      <text:p text:style-name="P68">Gefahren:</text:p>
      <text:p text:style-name="P68">E</text:p>
      <text:p text:style-name="P68"/>
      <text:p text:style-name="P36">Verarbeitung:</text:p>
      <text:p text:style-name="P36"/>
      <text:p text:style-name="P36"><text:a xlink:type="simple" xlink:href="https://de.wikihow.com/Wassermelonensaft-pressen" text:style-name="Internet_20_link" text:visited-style-name="Visited_20_Internet_20_Link">https://de.wikihow.com/Wassermelonensaft-pressen</text:a></text:p>
      <text:p text:style-name="P36"/>
      <text:p text:style-name="P91">Möhre/ <text:span text:style-name="T69">Karotte &amp; Spargel</text:span></text:p>
      <text:p text:style-name="P91"/>
      <text:p text:style-name="P36">Optische Veränderung:</text:p>
      <text:p text:style-name="P36">- <text:span text:style-name="T87">wird weich</text:span></text:p>
      <text:p text:style-name="P36">- <text:span text:style-name="T87">wird schrumpelig</text:span></text:p>
      <text:p text:style-name="P36">- <text:span text:style-name="T99">verfault</text:span></text:p>
      <text:p text:style-name="P36"/>
      <text:p text:style-name="P36">Optimale Lagerung:</text:p>
      <text:p text:style-name="P36">- <text:span text:style-name="T87">Kaufverpackung vollständig entfernen</text:span></text:p>
      <text:p text:style-name="P36">- <text:span text:style-name="T87">das Grün entfernen</text:span></text:p>
      <text:p text:style-name="P36">- <text:span text:style-name="T87">in ein feuchtes Tuch einwickeln</text:span></text:p>
      <text:p text:style-name="P36">- <text:span text:style-name="T87">bei 8-10 Grad dunkel lagern</text:span></text:p>
      <text:p text:style-name="P36"/>
      <text:p text:style-name="P36">Lagerfähigkeit:</text:p>
      <text:p text:style-name="P59">10 – 14 Tage</text:p>
      <text:p text:style-name="P59"/>
      <text:p text:style-name="P59">Gefahren:</text:p>
      <text:p text:style-name="P68">E</text:p>
      <text:p text:style-name="P59"/>
      <text:p text:style-name="P36">Verarbeitung:</text:p>
      <text:p text:style-name="P36"/>
      <text:p text:style-name="P96">Nektarine, <text:span text:style-name="T87">Clementine, Grapefruit, Orange</text:span></text:p>
      <text:p text:style-name="P49"/>
      <text:p text:style-name="P49">Optische Veränderung:</text:p>
      <text:p text:style-name="P49">- <text:span text:style-name="T88">wird runzelig</text:span></text:p>
      <text:p text:style-name="P49">- <text:span text:style-name="T88">verfault</text:span></text:p>
      <text:p text:style-name="P68">- wird weich</text:p>
      <text:p text:style-name="P49"/>
      <text:p text:style-name="P49">Optimale Lagerung:</text:p>
      <text:p text:style-name="P49">- <text:span text:style-name="T88">Lagertemeratur bei ca 10- 18 Grad</text:span></text:p>
      <text:p text:style-name="P49">- <text:span text:style-name="T88">direktes Sonnenlicht vermeiden</text:span></text:p>
      <text:p text:style-name="P49">- <text:span text:style-name="T88">trockener, luftiger Ort</text:span></text:p>
      <text:p text:style-name="P49">- <text:span text:style-name="T88">einzeln nebeneinander in z.B. einem geflochtenem Korb lagern</text:span></text:p>
      <text:p text:style-name="P44">- nicht mit anderem Obst/ Gemüse lagern da starke Absonderung von dem natürlichen Reifegas Ethylen.</text:p>
      <text:p text:style-name="P49">Lagerfähigkeit:</text:p>
      <text:p text:style-name="P60">2- 4 Wochen</text:p>
      <text:p text:style-name="P44"/>
      <text:p text:style-name="P49">Gefahren:</text:p>
      <text:p text:style-name="P68">E</text:p>
      <text:p text:style-name="P68"/>
      <text:p text:style-name="P49">Verarbeitung:</text:p>
      <text:p text:style-name="P36"/>
      <text:p text:style-name="P38"/>
      <text:p text:style-name="P39"><text:soft-page-break/></text:p>
      <text:p text:style-name="P39"/>
      <text:p text:style-name="P39"/>
      <text:p text:style-name="P39"/>
      <text:p text:style-name="P93">Tomate</text:p>
      <text:p text:style-name="P39"/>
      <text:p text:style-name="P39">Optische Veränderung:</text:p>
      <text:p text:style-name="P39">- <text:span text:style-name="T72">wird weich/ matschig</text:span></text:p>
      <text:p text:style-name="P39">- <text:span text:style-name="T95">verfault</text:span></text:p>
      <text:p text:style-name="P39"/>
      <text:p text:style-name="P39">Optimale Lagerung:</text:p>
      <text:p text:style-name="P39">- <text:span text:style-name="T72">Tomaten mit Grün reifen nach, ohne nicht.</text:span></text:p>
      <text:p text:style-name="P44">- nicht mit anderem Obst/ Gemüse lagern da starke Absonderung von dem natürlichen Reifegas Ethylen.</text:p>
      <text:p text:style-name="P44">- <text:span text:style-name="T95">unmittelbar vor dem Verzehr waschen</text:span></text:p>
      <text:p text:style-name="P44">- <text:span text:style-name="T95">Temperatur 12-16 Grad</text:span></text:p>
      <text:p text:style-name="P44">- <text:span text:style-name="T95">schattig</text:span></text:p>
      <text:p text:style-name="P44">- <text:span text:style-name="T95">luftig und hohe Luftfeuchtigkeit</text:span></text:p>
      <text:p text:style-name="P44">- <text:span text:style-name="T95">einzeln nebeneinander auf weichem Untergrund lagern</text:span></text:p>
      <text:p text:style-name="P44"/>
      <text:p text:style-name="P39">Lagerfähigkeit:</text:p>
      <text:p text:style-name="P66">je nach Reifegrad bis zwei Wochen</text:p>
      <text:p text:style-name="P49"/>
      <text:p text:style-name="P39">Gefahren:</text:p>
      <text:p text:style-name="P68">E</text:p>
      <text:p text:style-name="P39">Verarbeitung:</text:p>
      <text:p text:style-name="P39"/>
      <text:p text:style-name="P39"><text:a xlink:type="simple" xlink:href="https://www.tomaten.de/tomaten-richtig-lagern/" text:style-name="Internet_20_link" text:visited-style-name="Visited_20_Internet_20_Link">https://www.tomaten.de/tomaten-richtig-lagern/</text:a></text:p>
      <text:p text:style-name="P39"/>
      <text:p text:style-name="P39"/>
      <text:p text:style-name="P93"/>
      <text:p text:style-name="P6"/>
      <text:p text:style-name="P5"/>
      <text:p text:style-name="P79"/>
      <text:p text:style-name="P79"/>
      <text:p text:style-name="P79"/>
      <text:p text:style-name="P69"/>
      <text:p text:style-name="P5"><text:span text:style-name="T44">8</text:span>. Brot/ Brötchen</text:p>
      <text:p text:style-name="P82"><text:span text:style-name="T12">Bröckelt das Brot ist das ein Zeichen für die Umlagerung der Moleküle ( Wasser, Stärke, Protein)</text:span> </text:p>
      <text:p text:style-name="P83"/>
      <text:p text:style-name="P82"/>
      <text:p text:style-name="P84">Altbackenes Brot Pasteurisieren</text:p>
      <text:p text:style-name="P84"/>
      <text:p text:style-name="P84">Paniermehl</text:p>
      <text:p text:style-name="P84"/>
      <text:p text:style-name="P84">Altbackenes Brot mittels Dampf reaktivieren</text:p>
      <text:p text:style-name="P82"/>
      <text:p text:style-name="P82"/>
      <text:p text:style-name="P82"/>
      <text:p text:style-name="P82"/>
      <text:p text:style-name="P82"/>
      <text:p text:style-name="P82"/>
      <text:p text:style-name="P82"><text:soft-page-break/></text:p>
      <text:p text:style-name="P5"><text:span text:style-name="T44">9</text:span>. Getränke</text:p>
      <text:p text:style-name="P5"/>
      <text:p text:style-name="P86">Tiermilch</text:p>
      <text:p text:style-name="P85"/>
      <text:p text:style-name="P71">Arten:</text:p>
      <text:p text:style-name="P288">- Rohmilch</text:p>
      <text:p text:style-name="P288">- Frischmilch</text:p>
      <text:p text:style-name="P288">- H- Milch</text:p>
      <text:p text:style-name="P288">- Kondensmilch</text:p>
      <text:p text:style-name="P24"/>
      <text:p text:style-name="P24">Riechen</text:p>
      <text:p text:style-name="P23">Frische Milch hat keinen Eigengeruch. Verdorbene Milch riecht säuerlich bis streng.</text:p>
      <text:p text:style-name="P23"/>
      <text:p text:style-name="P72">Optische Veränderung</text:p>
      <text:p text:style-name="P23">- Wenn Milch schlecht wird entstehen Gase welche die Verpackung aufblähen.</text:p>
      <text:p text:style-name="P23">- <text:span text:style-name="T45">Bilden sich in der Milch Klumpen oder Wasser, hat der Zersetzungsprozess begonnen</text:span></text:p>
      <text:p text:style-name="P23">- <text:span text:style-name="T45">Milch ist immer gleichmäßig weiß. Schimmert die Milch gelblich ist sie verdorben</text:span></text:p>
      <text:p text:style-name="P23"><text:a xlink:type="simple" xlink:href="https://de.wikihow.com/Erkennen-ob-Milch-schlecht-ist" text:style-name="Internet_20_link" text:visited-style-name="Visited_20_Internet_20_Link">https://de.wikihow.com/Erkennen-ob-Milch-schlecht-ist</text:a></text:p>
      <text:p text:style-name="P23"/>
      <text:p text:style-name="P27">Tiermilch hat einen pH- Wert von 6,8</text:p>
      <text:p text:style-name="P27"/>
      <text:p text:style-name="P68">Gefahren:<text:line-break/>A, C, D, E</text:p>
      <text:p text:style-name="P23"/>
      <text:p text:style-name="P86">Pflanzenmilch</text:p>
      <text:p text:style-name="P25"/>
      <text:p text:style-name="P26">Vor allem Hafer-, Mandel- oder Reismilch sind relativ wässrig was die Haltbarkeit unterstützt. Sojamilch hält sich aufgrund des erhöhten Eiweißanteiles weniger lange.</text:p>
      <text:p text:style-name="P25"/>
      <text:p text:style-name="P25"><text:span text:style-name="T44">9</text:span>.2.1 Riechen</text:p>
      <text:p text:style-name="P25"/>
      <text:p text:style-name="P25">Frische Pflanzenmilch hat keinen Eigengeruch. Verdorbene Pflanzenmilch riecht muffig bis säuerliche</text:p>
      <text:p text:style-name="P25"/>
      <text:p text:style-name="P25"><text:span text:style-name="T44">9</text:span>.2.2 Optische Anzeichen</text:p>
      <text:p text:style-name="P25"/>
      <text:p text:style-name="P25">- Wenn die Konsistenz nicht mehr wässrig sondern schmierig ist, ist die Pflanzenmilch verdorben</text:p>
      <text:p text:style-name="P25">- Bilden sich erste Klümpchen in der Pflanzenmilch, ist diese schlecht.</text:p>
      <text:p text:style-name="P25">- Hat sich Schimmel gebildet, wegschütten.</text:p>
      <text:p text:style-name="P25"><text:a xlink:type="simple" xlink:href="https://www.vital.de/news/artikel/verdorbene-pflanzenmilch-erkennen" text:style-name="Internet_20_link" text:visited-style-name="Visited_20_Internet_20_Link">https://www.vital.de/news/artikel/verdorbene-pflanzenmilch-erkennen</text:a></text:p>
      <text:p text:style-name="P25"/>
      <text:p text:style-name="P68">Gefahren:</text:p>
      <text:p text:style-name="P68">A, E</text:p>
      <text:p text:style-name="P25"/>
      <text:p text:style-name="P23"/>
      <text:p text:style-name="P5">Salzgebäck</text:p>
      <text:p text:style-name="P5"/>
      <text:p text:style-name="P10">Chips</text:p>
      <text:p text:style-name="P10"/>
      <text:p text:style-name="P5">Schokolade</text:p>
      <text:p text:style-name="P14"><text:soft-page-break/>Schokolade bleibt auch sehr lange über das MHD hinaus verzehrfähig. Deshalb wird Schokolade auch z.B. in den sogenannten Einmannpackungen vieler Armeen mit einer angegebenen Haltbarkeit von <text:span text:style-name="T46">3 </text:span>bis 10 Jahren verwendet. </text:p>
      <text:p text:style-name="P14"><text:a xlink:type="simple" xlink:href="https://de.wikipedia.org/wiki/Einmannpackung#Die_einzelnen_Pakete" text:style-name="Internet_20_link" text:visited-style-name="Visited_20_Internet_20_Link">https://de.wikipedia.org/wiki/Einmannpackung#Die_einzelnen_Pakete</text:a></text:p>
      <text:p text:style-name="P14"/>
      <text:p text:style-name="P15">Bildet sich auf der Schokolade ein weißlich bis hellgrauer Belag, hat sich Fett oder Zucker kristallisiert <text:span text:style-name="T47">und bildet den Fett- bzw. Zuckerreif</text:span>. D<text:span text:style-name="T47">ieser</text:span> ist gesundheitlich absolut unbedenklich und mindert nicht den Geschmack.</text:p>
      <text:p text:style-name="P15"><text:a xlink:type="simple" xlink:href="https://de.wikipedia.org/wiki/Reif_(Schokolade" text:style-name="Internet_20_link" text:visited-style-name="Visited_20_Internet_20_Link">https://de.wikipedia.org/wiki/Reif_(Schokolade</text:a>)</text:p>
      <text:p text:style-name="P15"/>
      <text:p text:style-name="P16">Gefahren:</text:p>
      <text:p text:style-name="P16">A,</text:p>
      <text:p text:style-name="P15"/>
      <text:p text:style-name="P15"/>
      <text:p text:style-name="P14"/>
      <text:p text:style-name="P5"><text:span text:style-name="T44">12</text:span>. Müsli</text:p>
      <text:p text:style-name="P8">1<text:span text:style-name="T44">3</text:span>. Honig</text:p>
      <text:p text:style-name="P79">Honig nicht Kleinkindern unter einem Jahr geben : <text:a xlink:type="simple" xlink:href="https://www.laves.niedersachsen.de/startseite/lebensmittel/lebensmittelgruppen/honig/bienenhonig-nicht-fuer-kleinkinder-unter-einem-jahr-74002.html" text:style-name="Internet_20_link" text:visited-style-name="Visited_20_Internet_20_Link">https://www.laves.niedersachsen.de/startseite/lebensmittel/lebensmittelgruppen/honig/bienenhonig-nicht-fuer-kleinkinder-unter-einem-jahr-74002.html</text:a></text:p>
      <text:p text:style-name="P79"/>
      <text:p text:style-name="P11">14. Marmelade &amp; Nuss- Nougat- Creme</text:p>
      <text:p text:style-name="P79"/>
      <text:p text:style-name="P80"/>
      <text:p text:style-name="P81"/>
      <text:p text:style-name="P145"/>
      <text:p text:style-name="P9">1<text:span text:style-name="T44">5</text:span>. Konserven</text:p>
      <text:p text:style-name="P147"/>
      <text:p text:style-name="P149">15.1 Halbkonserven (Kesselkonserven)</text:p>
      <text:p text:style-name="P149">werden durch Pasteurisieren (s. 4.<text:span text:style-name="T48">2.1) auf 65- 95 Grad (F- Wert 0,4- 0,7) Kerntemperatur erhitzt. Hierdurch werden die meisten pathogene, nicht aber sämtliche lebende Keime abgetötet. Daher sind diese bei 4- 5 Grad rund 6 Monate haltbar. </text:span></text:p>
      <text:p text:style-name="P149"/>
      <text:p text:style-name="P150">15.2 Dreiviertelkonserven</text:p>
      <text:p text:style-name="P143">werden durch Pasteurisieren (s.4.2.1) auf rund 100 Grad <text:span text:style-name="T38">(F- Wert 0.8- 1,5) </text:span>Kerntemperatur erhitzt. Lagerdauer 6-12 Monate bei <text:span text:style-name="T38">7- </text:span>10 Grad (27, 28)</text:p>
      <text:p text:style-name="P150"/>
      <text:p text:style-name="P147"><text:span text:style-name="T49">15.3 V</text:span>ollkonserven</text:p>
      <text:p text:style-name="P143">diese werden durch Dampfsterilisation (s4.2.2)mit <text:s/>min 117, maximal 131 Grad <text:span text:style-name="T38">(F- Wert 5,0- 6,0)</text:span> Kerntemperatur erhitzt (27,28). Diese Konservierung ist für eine lange <text:span text:style-name="T39">B</text:span>ei max. 25 Grad Lagertemperatur <text:span text:style-name="T38">theoretisch </text:span>nahezu unbegrenzt haltbar (26)</text:p>
      <text:p text:style-name="P143"/>
      <text:p text:style-name="P143">15.4 Tropenkonserven</text:p>
      <text:p text:style-name="P143">diese werden durch Dampfsterilisation (s4.2.2) auf 132 bis 135 Grad <text:span text:style-name="T38">( F- Wert 16,0- 20,0) </text:span>erhitzt. <text:span text:style-name="T39">B</text:span>ei max. 40 Grad <text:span text:style-name="T38">theoretisch nahezu unbegrenzt haltbar.</text:span></text:p>
      <text:p text:style-name="P143"/>
      <text:p text:style-name="P153">Käse</text:p>
      <text:p text:style-name="P153"/>
      <text:p text:style-name="P161">Folgende Gruppen von Käse gibt es:</text:p>
      <text:p text:style-name="P161"><text:soft-page-break/></text:p>
      <text:p text:style-name="P162">1. Käse</text:p>
      <text:p text:style-name="P161"/>
      <text:p text:style-name="P161">Hartkäse</text:p>
      <text:p text:style-name="P161">Definition: Wassergehalt in der fettfreien Käsemasse: 56% oder weniger</text:p>
      <text:p text:style-name="P161"/>
      <text:p text:style-name="P162">Produkte <text:span text:style-name="T56">aus pasteurisierter Milch</text:span>: </text:p>
      <text:p text:style-name="P162">- Bergkäse</text:p>
      <text:p text:style-name="P162">- Emmentaler <text:span text:style-name="T50">(österrichischer Emmentaler 38%)</text:span></text:p>
      <text:p text:style-name="P162">- Pecorino</text:p>
      <text:p text:style-name="P162">- Manchego</text:p>
      <text:p text:style-name="P163"/>
      <text:p text:style-name="P185">Produkte aus Rohmilch:</text:p>
      <text:p text:style-name="P185">- Parmesan</text:p>
      <text:p text:style-name="P185">- Greyerzer</text:p>
      <text:p text:style-name="P185">- Sbrinz</text:p>
      <text:p text:style-name="P161"/>
      <text:p text:style-name="P161">Schnittkäse</text:p>
      <text:p text:style-name="P161">Definition: Wassergehalt in der fettfreien Käsemasse mehr als 54% bis 63%</text:p>
      <text:p text:style-name="P161"/>
      <text:p text:style-name="P162">Produkte:</text:p>
      <text:p text:style-name="P162">- Edamer</text:p>
      <text:p text:style-name="P162">- Gouda</text:p>
      <text:p text:style-name="P162">- Tilsiter</text:p>
      <text:p text:style-name="P162">- <text:span text:style-name="T51">Anari</text:span></text:p>
      <text:p text:style-name="P161"/>
      <text:p text:style-name="P161">Halbfester Schnittkäse</text:p>
      <text:p text:style-name="P161">Definition: Wassergehalt in der fettfreien Käsemasse mehr als 61% bis 69%</text:p>
      <text:p text:style-name="P161"/>
      <text:p text:style-name="P162">Produkte:</text:p>
      <text:p text:style-name="P162">- Butterkäse</text:p>
      <text:p text:style-name="P162"/>
      <text:p text:style-name="P164"/>
      <text:p text:style-name="P161"/>
      <text:p text:style-name="P161">Sauermilchkäse</text:p>
      <text:p text:style-name="P161">Definition: Wassergehalt in der fettfreien Käsemasse mehr als 60% bis 73%</text:p>
      <text:p text:style-name="P161"/>
      <text:p text:style-name="P162">Produkte:</text:p>
      <text:p text:style-name="P162">- Harzer Käse</text:p>
      <text:p text:style-name="P162">- Mainzer Käse</text:p>
      <text:p text:style-name="P162">- Kochkäse</text:p>
      <text:p text:style-name="P162">- Handkäse</text:p>
      <text:p text:style-name="P161"/>
      <text:p text:style-name="P161">Weichkäse</text:p>
      <text:p text:style-name="P161">Definition: Wassergehalt in der fettfreien Käsemasse mehr als 67% </text:p>
      <text:p text:style-name="P161"/>
      <text:p text:style-name="P162">Produkte:</text:p>
      <text:p text:style-name="P162">- Brie</text:p>
      <text:p text:style-name="P162">- Romadur</text:p>
      <text:p text:style-name="P162">- Münsterkäse</text:p>
      <text:p text:style-name="P162">- Feta</text:p>
      <text:p text:style-name="P162">- Camembert</text:p>
      <text:p text:style-name="P162"><text:soft-page-break/></text:p>
      <text:p text:style-name="P165"/>
      <text:p text:style-name="P161"/>
      <text:p text:style-name="P161">Frischkäse</text:p>
      <text:p text:style-name="P161">Definition: Wassergehalt in der fettfreien Käsemasse mehr als 73%</text:p>
      <text:p text:style-name="P161"/>
      <text:p text:style-name="P162">Produkte:</text:p>
      <text:p text:style-name="P162">- Speisequark</text:p>
      <text:p text:style-name="P162">- Hüttenkäse</text:p>
      <text:p text:style-name="P162">- Ricotta</text:p>
      <text:p text:style-name="P162">- <text:span text:style-name="T51">Mozzarella</text:span></text:p>
      <text:p text:style-name="P162"/>
      <text:p text:style-name="P231"><text:span text:style-name="T57">Käse wird meist aus pasteurisierter Milch hergestellt. Manche Käsesorten verwenden Rohmilch ( erkennbar an der Kennzeichnungspflicht </text:span>A.O.P. <text:span text:style-name="T56">bzw. </text:span>D.O.P. <text:span text:style-name="T56">) </text:span><text:span text:style-name="T58">Unter einem pH- Wert von 5,9 schmilzt der Käse beim Erhitzen</text:span></text:p>
      <text:p text:style-name="P164"/>
      <text:p text:style-name="P167">Käse hat im Durchschnitt einen pH- <text:span text:style-name="T56">Wert</text:span> von ca. 5,<text:span text:style-name="T64">4</text:span> – 5,8. <text:span text:style-name="T64">Die Verringerung von ursprünglich 6,8 erfolgt durch </text:span></text:p>
      <text:p text:style-name="P167"/>
      <text:p text:style-name="P186">Gefahren:</text:p>
      <text:p text:style-name="P186">A, C (Rohmilchkäse), D (Rohmilchkäse<text:span text:style-name="T197">)</text:span>, E</text:p>
      <text:p text:style-name="P161"/>
      <text:p text:style-name="P161"><text:a xlink:type="simple" xlink:href="https://de.wikipedia.org/wiki/Käsegruppe" text:style-name="Internet_20_link" text:visited-style-name="Visited_20_Internet_20_Link">https://de.wikipedia.org/wiki/K%C3%A4segruppe</text:a></text:p>
      <text:p text:style-name="P161"/>
      <text:p text:style-name="P166"><text:a xlink:type="simple" xlink:href="https://www.kaesewelten.info/kasesorten/halloumi/" text:style-name="Internet_20_link" text:visited-style-name="Visited_20_Internet_20_Link">https://www.kaesewelten.info/kasesorten/halloumi/</text:a></text:p>
      <text:p text:style-name="P166"/>
      <text:p text:style-name="P166"/>
      <text:p text:style-name="P166"/>
      <text:p text:style-name="P166"/>
      <text:p text:style-name="P154">Butter</text:p>
      <text:p text:style-name="P169"/>
      <text:p text:style-name="P169">Sauerrahmbutter</text:p>
      <text:p text:style-name="P170">Definition: Sauerrahmbutter wird aus fermentiertem Rahm gewonnen</text:p>
      <text:p text:style-name="P169"/>
      <text:p text:style-name="P169"/>
      <text:p text:style-name="P169">pH: max.5,1</text:p>
      <text:p text:style-name="P169"/>
      <text:p text:style-name="P169"><text:span text:style-name="T52">M</text:span>ildgesäuerte Butter</text:p>
      <text:p text:style-name="P170">Definition: Mildgesäuerte Butter wird aus pasteurisiertem, nicht fermentiertem Rahm mit Hilfe von Milchsäurebakterienkulturen bzw. Konzentraten daraus hergestellt.</text:p>
      <text:p text:style-name="P171"/>
      <text:p text:style-name="P169"/>
      <text:p text:style-name="P169">pH: min. 5,1, max 6,4</text:p>
      <text:p text:style-name="P169"/>
      <text:p text:style-name="P169">Süßrahmbutter</text:p>
      <text:p text:style-name="P170">Definition: Süßrahmbutter wird aus nicht fermentiertem Rahm hergestellt</text:p>
      <text:p text:style-name="P162"/>
      <text:p text:style-name="P169">pH: min 6,4, max. 6,8</text:p>
      <text:p text:style-name="P169"/>
      <text:p text:style-name="P172">Ungesalzene Butter setzt sich zusammen aus:<text:line-break/>- Fett min 82%</text:p>
      <text:p text:style-name="P172">- Fettreie Trockenmasse max. 2,0%</text:p>
      <text:p text:style-name="P172"><text:soft-page-break/>- Wasser max 16%</text:p>
      <text:p text:style-name="P172"/>
      <text:p text:style-name="P172">Gesalzene Butter setzt sich zusammen aus:</text:p>
      <text:p text:style-name="P172">- Fett min. 80%</text:p>
      <text:p text:style-name="P172">- Fettfreie Milchtrockenmasse max. 2%</text:p>
      <text:p text:style-name="P172">- Wasser max. 16%</text:p>
      <text:p text:style-name="P172">- Speisesalz max. 2,0%</text:p>
      <text:p text:style-name="P172"/>
      <text:p text:style-name="P186">Gefahren:</text:p>
      <text:p text:style-name="P186">A, E</text:p>
      <text:p text:style-name="P172"/>
      <text:p text:style-name="P172"/>
      <text:p text:style-name="P161"/>
      <text:p text:style-name="P161"><text:a xlink:type="simple" xlink:href="https://www.verbrauchergesundheit.gv.at/lebensmittel/buch/codex/B32_Milch_und_Milchprodukte.pdf?7i5627" text:style-name="Internet_20_link" text:visited-style-name="Visited_20_Internet_20_Link">https://www.verbrauchergesundheit.gv.at/lebensmittel/buch/codex/B32_Milch_und_Milchprodukte.pdf?7i5627</text:a></text:p>
      <text:p text:style-name="P161"/>
      <text:p text:style-name="P173"/>
      <text:p text:style-name="P175"/>
      <text:p text:style-name="P154">Fermentierte Milcherzeugnisse</text:p>
      <text:p text:style-name="P169"/>
      <text:p text:style-name="P169">Basis: Hocherhitzung der Milch auf über 85 Grad. Die Fermentation erfolgt durch Beimpfen bzw. Bebrüten der vorbehandelten Milch mit Milchsäurebakterienkulturen.</text:p>
      <text:p text:style-name="P169"/>
      <text:p text:style-name="P151">Produkte:</text:p>
      <text:p text:style-name="P151">- Sauermilch</text:p>
      <text:p text:style-name="P151">- Acidophiusmilch</text:p>
      <text:p text:style-name="P151">- Bifidusmilch</text:p>
      <text:p text:style-name="P151">- Joghurt</text:p>
      <text:p text:style-name="P151">- Joghurtmild</text:p>
      <text:p text:style-name="P151">- Rahmjoghurt</text:p>
      <text:p text:style-name="P151">- Rahmjoghurtmild</text:p>
      <text:p text:style-name="P151">- Sauerrahm</text:p>
      <text:p text:style-name="P151">- Cremefraiche</text:p>
      <text:p text:style-name="P151">- Kefir</text:p>
      <text:p text:style-name="P151">- Kefir mild</text:p>
      <text:p text:style-name="P151">- Rahmkefir</text:p>
      <text:p text:style-name="P151">- Rahmkefir mild</text:p>
      <text:p text:style-name="P151">- Buttermilch</text:p>
      <text:p text:style-name="P151"/>
      <text:p text:style-name="P151">pH: min 4,0, max 4,7</text:p>
      <text:p text:style-name="P151"/>
      <text:p text:style-name="P186">Gefahren:</text:p>
      <text:p text:style-name="P186">E</text:p>
      <text:p text:style-name="P151"/>
      <text:p text:style-name="P151"><text:a xlink:type="simple" xlink:href="https://www.verbrauchergesundheit.gv.at/lebensmittel/buch/codex/B32_Milch_und_Milchprodukte.pdf?7i5627" text:style-name="Internet_20_link" text:visited-style-name="Visited_20_Internet_20_Link">https://www.verbrauchergesundheit.gv.at/lebensmittel/buch/codex/B32_Milch_und_Milchprodukte.pdf?7i5627</text:a></text:p>
      <text:p text:style-name="P151"/>
      <text:p text:style-name="P155">Öle</text:p>
      <text:p text:style-name="P155"/>
      <text:p text:style-name="P292">Kalt gepressten Öle mit einem hohem Anteil mehrfach ungesättigten Fettsäuren (Lagerung im Kühlschrank nötig) z.B:</text:p>
      <text:p text:style-name="P173">- Leinöl</text:p>
      <text:p text:style-name="P173"><text:soft-page-break/>- Walnussöl</text:p>
      <text:p text:style-name="P173">- <text:span text:style-name="T54">Distelöl</text:span></text:p>
      <text:p text:style-name="P173">- <text:span text:style-name="T53">Sojaöl</text:span></text:p>
      <text:p text:style-name="P173">- <text:span text:style-name="T53">Baumwollsaatöl</text:span></text:p>
      <text:p text:style-name="P173"/>
      <text:p text:style-name="P173">Öle mit <text:span text:style-name="T53">einem mittleren Anteil an mehrfach ungesättigten Fettsäuren (Lagerung bei 20 Grad empfohlen) z.B.</text:span></text:p>
      <text:p text:style-name="P173">- <text:span text:style-name="T53">Rapsöl</text:span></text:p>
      <text:p text:style-name="P173">- <text:span text:style-name="T53">Olivenöl</text:span></text:p>
      <text:p text:style-name="P173">- <text:span text:style-name="T53">Erdnussöl</text:span></text:p>
      <text:p text:style-name="P173"/>
      <text:p text:style-name="P178">Öle, Schmalz, Talg und Fette mit wenig/ sehr wenig mehrfach ungesättigten Fettsäuren</text:p>
      <text:p text:style-name="P173">- <text:span text:style-name="T53">Schweineschmalz</text:span></text:p>
      <text:p text:style-name="P173">- <text:span text:style-name="T53">Palmöl</text:span></text:p>
      <text:p text:style-name="P173">- <text:span text:style-name="T53">Rindertalg</text:span></text:p>
      <text:p text:style-name="P173">- <text:span text:style-name="T53">Butterfett</text:span></text:p>
      <text:p text:style-name="P173">- <text:span text:style-name="T53">Palmkernfett</text:span></text:p>
      <text:p text:style-name="P173">- <text:span text:style-name="T53">Kokosfett</text:span></text:p>
      <text:p text:style-name="P173"/>
      <text:p text:style-name="P179">Raffinierte Öle werden bei fast immer weit über 100 Grad gepresst und verlieren dabei fast alle mehrfach gesättigten Fettsäuen. <text:span text:style-name="T55">Dafür erhöht sich der Rauchpunkt (wichtig für das Braten und Backen) und die Haltbarkeit erhöht sich.</text:span></text:p>
      <text:p text:style-name="P179"/>
      <text:p text:style-name="P183">Öle mit einem hohen und mittleren Anteil an mehrfach ungesättigten Fettsäuren haben einen geringen Rauchpunkt. Da diese bei hohen Temperaturen krebserregende Stoffe bilden sollten sie nicht zum Braten und Backen verwendet werden.</text:p>
      <text:p text:style-name="P183"/>
      <text:p text:style-name="P182">Gefahren </text:p>
      <text:p text:style-name="P182">A, <text:span text:style-name="T100">E</text:span></text:p>
      <text:p text:style-name="P181"/>
      <text:p text:style-name="P173"><text:a xlink:type="simple" xlink:href="https://de.wikipedia.org/wiki/Speisefette_und_Speiseöle" text:style-name="Internet_20_link" text:visited-style-name="Visited_20_Internet_20_Link">https://de.wikipedia.org/wiki/Speisefette_und_Speise%C3%B6le</text:a></text:p>
      <text:p text:style-name="P173"/>
      <text:p text:style-name="P173"/>
      <text:p text:style-name="P156">Backzutaten</text:p>
      <text:p text:style-name="P186"/>
      <text:p text:style-name="P186">einige Jahre <text:span text:style-name="T101">unbedenklich</text:span> haltbar:</text:p>
      <text:p text:style-name="P186"/>
      <text:p text:style-name="P186">- trockene Gewürze</text:p>
      <text:p text:style-name="P186">- entölter Kakao</text:p>
      <text:p text:style-name="P186">- Backpulver trocken</text:p>
      <text:p text:style-name="P186">- getrocknete, fein geriebene Vanilleschote</text:p>
      <text:p text:style-name="P186">- Vanillinzucker</text:p>
      <text:p text:style-name="P186">- <text:span text:style-name="T101">Orangeat &amp; Zitronat</text:span></text:p>
      <text:p text:style-name="P186"/>
      <text:p text:style-name="P187">sollten nach dem Ablauf des MHD vor dem Gebrauch überprüft werden:</text:p>
      <text:p text:style-name="P187"/>
      <text:p text:style-name="P187">- Vanillechoten (Gefahr: E)</text:p>
      <text:p text:style-name="P187">- geriebene Nüsse ( Gefahr: A, E)</text:p>
      <text:p text:style-name="P187">- getrocknete Früchte ( Gefahr: E)</text:p>
      <text:p text:style-name="P187"/>
      <text:p text:style-name="Text_20_body"><text:a xlink:type="simple" xlink:href="https://www.br.de/radio/bayern1/mindesthaltbarkeitsdatum-verbrauchsdatum-unterschied-102.html" text:style-name="Internet_20_link" text:visited-style-name="Visited_20_Internet_20_Link">https://www.br.de/radio/bayern1/mindesthaltbarkeitsdatum-verbrauchsdatum-unterschied-102.html</text:a></text:p>
      <text:h text:style-name="P286" text:outline-level="1"><text:span text:style-name="T184">2. </text:span><text:span text:style-name="T63">Risiken </text:span><text:span text:style-name="T184">durch Lebensmittel</text:span></text:h>
      <text:p text:style-name="P12"/>
      <text:p text:style-name="P12"><text:bookmark-start text:name="__DdeLink__8718_143719437"/><text:span text:style-name="T102">A</text:span>. <text:span text:style-name="T59">Ranzigwerden</text:span><text:bookmark-end text:name="__DdeLink__8718_143719437"/></text:p>
      <text:p text:style-name="P189"/>
      <text:p text:style-name="P176">Wenn pflanzliche oder tierische Fette verderben, spricht man von Ranzigwerden. <text:span text:style-name="T103">Schon im Anfangsstadium treten dabei schon Geruchs- und Geschmacksveränderungen auf. Rein chemisch betrachtet oxidiert das Fett, ein ähnlicher Vorgang also wie wenn Eisen rostet.</text:span></text:p>
      <text:p text:style-name="P176"/>
      <text:p text:style-name="P177">Wie schnell <text:span text:style-name="T104">Öl und </text:span>Fett ranzig wird hängt von der Anzahl an ungesättigten Fettsäuren ab. Während gesättigte Fettsäuren chemisch stabil sind, sind ungesättigte Fettsäuren chemisch sehr instabil. <text:span text:style-name="T105">Bei der Oxidation regieren diese mit Sauerstoff. Steigt die Temperatur, beschleunigt sich der Prozess. Die Oxidationsneigung von einfach ungesättigten Fettsäuren liegt dabei ca. um den Faktor 100 höher als bei gesättigten Fettsäuren, bei mehrfach ungesättigten Fettsäuren bis Faktor 2500. </text:span></text:p>
      <text:p text:style-name="P184"/>
      <text:p text:style-name="P180">Raffinierte Öle werden bei fast immer weit über 100 Grad gepresst und verlieren dabei fast alle mehrfach gesättigten Fettsäuen. <text:span text:style-name="T55">Dafür erhöht sich der Rauchpunkt (wichtig für das Braten und Backen)</text:span></text:p>
      <text:p text:style-name="P174"/>
      <text:p text:style-name="P174"><text:a xlink:type="simple" xlink:href="https://de.wikipedia.org/wiki/Speisefette_und_Speiseöle" text:style-name="Internet_20_link" text:visited-style-name="Visited_20_Internet_20_Link">https://de.wikipedia.org/wiki/Speisefette_und_Speise%C3%B6le</text:a></text:p>
      <text:p text:style-name="P174"/>
      <text:p text:style-name="P174"><text:a xlink:type="simple" xlink:href="https://de.wikipedia.org/wiki/Ranzig_(Fett" text:style-name="Internet_20_link" text:visited-style-name="Visited_20_Internet_20_Link">https://de.wikipedia.org/wiki/Ranzig_(Fett</text:a>)</text:p>
      <text:p text:style-name="P174"/>
      <text:p text:style-name="P174"><text:a xlink:type="simple" xlink:href="https://de.wikipedia.org/wiki/Rauchpunkt" text:style-name="Internet_20_link" text:visited-style-name="Visited_20_Internet_20_Link">https://de.wikipedia.org/wiki/Rauchpunkt</text:a></text:p>
      <text:p text:style-name="P174"/>
      <text:p text:style-name="P174"/>
      <text:p text:style-name="P190"><text:span text:style-name="T102">B.</text:span> <text:span text:style-name="T106">Legionellen</text:span></text:p>
      <text:p text:style-name="P198"/>
      <text:p text:style-name="P198">Aerobe Bakterien der Familie Legionellaceae, Gattung Legionella. Übertragung über fein zerstäubten Wassernebel (Aerosol) <text:span text:style-name="T107">wie z.B. in der Dusche</text:span>. <text:span text:style-name="T107">Ideale Wachstumsbedingungen zwischen 25- 45 Grad Wassertemperatur. Über 60 Grad sterben diese Keime ab.</text:span></text:p>
      <text:p text:style-name="P198"/>
      <text:p text:style-name="P198">Das Trinken ist ungefährlich da die Magensäure die Legionellen abtötet. Mögliche Infektion bei dem Trinken besteht, wenn Wasser versehentlich in die Luftröhre gelangt oder <text:span text:style-name="T107">zerstäubtes </text:span>Wasser <text:span text:style-name="T107">durch </text:span>Kohlensäure <text:span text:style-name="T108">(durch Hitze und /oder</text:span> Schütteln <text:span text:style-name="T108">baut sich Druck in der Flasche auf) bei dem Öffnen der Flasche eingeatmet wird.</text:span></text:p>
      <text:p text:style-name="P198"/>
      <text:p text:style-name="P198"><text:a xlink:type="simple" xlink:href="https://www.rki.de/DE/Content/Infekt/EpidBull/Merkblaetter/Ratgeber_Legionellose.html#doc2387614bodyText5" text:style-name="Internet_20_link" text:visited-style-name="Visited_20_Internet_20_Link">https://www.rki.de/DE/Content/Infekt/EpidBull/Merkblaetter/Ratgeber_Legionellose.html#doc2387614bodyText5</text:a></text:p>
      <text:p text:style-name="P198"/>
      <text:p text:style-name="P199">Betroffene Lebensmittel:</text:p>
      <text:p text:style-name="P199"/>
      <text:p text:style-name="P199">Wasser</text:p>
      <text:p text:style-name="P199"/>
      <text:p text:style-name="P199"/>
      <text:p text:style-name="P157"><text:span text:style-name="T102">C. </text:span>Salmonellen</text:p>
      <text:p text:style-name="P157"/>
      <text:p text:style-name="P293"><text:soft-page-break/>Salmonellen ist eine Bakteriengattung der beiden Arten Samonella (S) enterica und S. Bongori. Diese kommen im Magen- Darm- Trakt vieler Haus-, Zucht- und Wildtiere vor. Infizierte Tiere können phasenweise oder andauernd Salmonellen ausscheiden. Hühnereier können auch über die Eierstöcke der Legehenne infiziert werden.</text:p>
      <text:p text:style-name="P200"/>
      <text:p text:style-name="P201">Salmonellen <text:span text:style-name="T109">überleben in der Gefriertruhe, vermehren sich ab 7 Grad und werden sicher bei einer Temperatur von über 70 Grad bei mindestens 10 Minuten abgetötet. </text:span></text:p>
      <text:p text:style-name="P201"/>
      <text:p text:style-name="P202">Syntome: Übelkeit, Erbrechen, Bauchschmerzen, Fieber und Durchfall.</text:p>
      <text:p text:style-name="P201"/>
      <text:p text:style-name="P201">Betroffene Lebensmittel:</text:p>
      <text:p text:style-name="P201"/>
      <text:p text:style-name="P293">- rohe und nicht ausreichend erhitzte Fleisch- und Wurstwaren</text:p>
      <text:p text:style-name="P200">- <text:span text:style-name="T110">rohe und nicht ausreichend erhitzte Eier </text:span></text:p>
      <text:p text:style-name="P200">- <text:span text:style-name="T111">Tee </text:span><text:a xlink:type="simple" xlink:href="https://www.laves.niedersachsen.de/startseite/lebensmittel/lebensmittelgruppen/getranke/-73029.html" text:style-name="Internet_20_link" text:visited-style-name="Visited_20_Internet_20_Link"><text:span text:style-name="T111">https://www.laves.niedersachsen.de/startseite/lebensmittel/lebensmittelgruppen/getranke/-73029.html</text:span></text:a></text:p>
      <text:p text:style-name="P200">- <text:span text:style-name="T112">Rohmilchkäse</text:span></text:p>
      <text:p text:style-name="P200">- <text:span text:style-name="T112">Rohmilch</text:span></text:p>
      <text:p text:style-name="P200"/>
      <text:p text:style-name="P294">Salmonellen können sich sehr gut auf ungekühlten Lebensmittel vermehren. </text:p>
      <text:p text:style-name="P200"/>
      <text:p text:style-name="P203"><text:a xlink:type="simple" xlink:href="https://www.laves.niedersachsen.de/startseite/lebensmittel/lebensmittelgruppen/fleisch_fleischerzeugnisse/wie-koennen-salmonellen-infektionen-vermieden-werden-73960.html" text:style-name="Internet_20_link" text:visited-style-name="Visited_20_Internet_20_Link">https://www.laves.niedersachsen.de/startseite/lebensmittel/lebensmittelgruppen/fleisch_fleischerzeugnisse/wie-koennen-salmonellen-infektionen-vermieden-werden-73960.html</text:a></text:p>
      <text:p text:style-name="P203"/>
      <text:p text:style-name="P203"/>
      <text:p text:style-name="P158"><text:span text:style-name="T102">D. </text:span>Listerien</text:p>
      <text:p text:style-name="P204"/>
      <text:p text:style-name="P204">Die Spezies Listeria Nonocytogenes kann Listeriose auslösen. <text:span text:style-name="T109">Listerien sind Bakterien und in der Umwelt bzw. der Landwirtschaft weit verbreitet. </text:span>Für gesunde Menschen ist diese meist harmlos und wird oft nicht bemerkt. Für <text:span text:style-name="T113">ungeborene</text:span> Babys <text:span text:style-name="T109">und</text:span> <text:span text:style-name="T109">ältere</text:span> <text:span text:style-name="T109">oder</text:span> immungeschwächte Menschen <text:span text:style-name="T109">sind Listerien gefährlich.</text:span></text:p>
      <text:p text:style-name="P204"/>
      <text:p text:style-name="P200">Listerien überleben in der Gefriertruhe und werden sicher bei einer Temperatur von über 70 Grad bei mindestens 2 Minuten abgetötet. </text:p>
      <text:p text:style-name="P200"/>
      <text:p text:style-name="P205"><text:span text:style-name="T110">Betroffene</text:span> Lebensmittel</text:p>
      <text:p text:style-name="P200">- <text:span text:style-name="T114">Rohmilchkäse</text:span></text:p>
      <text:p text:style-name="P200">- <text:span text:style-name="T115">rohe Milch</text:span></text:p>
      <text:p text:style-name="P200">- <text:span text:style-name="T114">Weichkäse</text:span></text:p>
      <text:p text:style-name="P200">- <text:span text:style-name="T115">Schaf- und Ziegenkäse</text:span></text:p>
      <text:p text:style-name="P200">- <text:span text:style-name="T114">Fleisch und Fisch roh, an- und nicht durchgebraten</text:span></text:p>
      <text:p text:style-name="P200">- <text:span text:style-name="T115">kurz- bzw. schnell gereifte Rohwurstwaren</text:span></text:p>
      <text:p text:style-name="P200">- <text:span text:style-name="T115">angeschnittene Fleisch- und Wurstwaren</text:span></text:p>
      <text:p text:style-name="P200">- <text:span text:style-name="T114">ungewaschenes Obst und Gemüse</text:span></text:p>
      <text:p text:style-name="P200">- <text:span text:style-name="T114">Sprossen und Salat ( vor allem geschnitten/ abgepackt)</text:span></text:p>
      <text:p text:style-name="P200"/>
      <text:p text:style-name="P206">Hygiene im Umgang mit diesen Lebensmittel ist hier immer wichtig. Auch bei der Zubereitung bzw. dem Verzehr auf Sauberkeit achten.</text:p>
      <text:p text:style-name="P200"/>
      <text:p text:style-name="P200"><text:a xlink:type="simple" xlink:href="https://www.lgl.bayern.de/lebensmittel/hygiene/bakterien/listerien/" text:style-name="Internet_20_link" text:visited-style-name="Visited_20_Internet_20_Link">https://www.lgl.bayern.de/lebensmittel/hygiene/bakterien/listerien/</text:a></text:p>
      <text:p text:style-name="P200"/>
      <text:p text:style-name="P200"><text:soft-page-break/></text:p>
      <text:p text:style-name="P200"/>
      <text:p text:style-name="P200"/>
      <text:p text:style-name="P159"><text:bookmark-start text:name="__DdeLink__8722_143719437"/><text:span text:style-name="T102">E. </text:span>Schimmel<text:bookmark-end text:name="__DdeLink__8722_143719437"/></text:p>
      <text:p text:style-name="P207"/>
      <text:p text:style-name="P70">Schimmel entsteht durch die massive Zunahme von mikrobiellen Zellen auf der Oberfläche. <text:span text:style-name="T116">Schimmelpilze bestehen aus:</text:span></text:p>
      <text:p text:style-name="P289">- einem Sporenträger, welcher der Fortpflanzung besteht und meist pelzig in verschiedenen Farben auftritt. Dieser sieht ekelig aus, ist aber nicht gefährlich.</text:p>
      <text:p text:style-name="P70"><text:span text:style-name="T116">- <text:s/></text:span><text:s/><text:span text:style-name="T116">vielen kleinen Fäden, den Myzellen. Diese sind mit dem Auge nicht zu sehen und können sich durch das ganze Produkt ziehen. Diese Myzellen- Fäden enthalten ein toxisches Gift welches als Stoffwechselprudukt bei dem Wachstum entsteht. Diese Gifte können zu unterschiedlichen Krankheiten führen, die Entstehung von Krebs begünstigen bzw. sind krebserregend und können in entsprechenden Mengen tödlich sein.</text:span></text:p>
      <text:p text:style-name="P70"/>
      <text:p text:style-name="P73">Optimale Bedingungen für Schimmelwachstum:<text:line-break/>- pH- Bereich von 4,5 und 6,5</text:p>
      <text:p text:style-name="P73">- <text:span text:style-name="T117">Kohlenhydrate (Mix aus Stärke, Zucker und Ballaststoffen)</text:span></text:p>
      <text:p text:style-name="P73">- <text:span text:style-name="T118">Proteine (Eiweiß)</text:span></text:p>
      <text:p text:style-name="P73">- <text:span text:style-name="T117">Feuchtigkeit. Je mehr Wasser im Lebensmittel desto höher die Gefahr von Schimmel</text:span></text:p>
      <text:p text:style-name="P73"/>
      <text:p text:style-name="P73"/>
      <text:p text:style-name="P70"/>
      <text:p text:style-name="P74"><text:span text:style-name="T119">Tipps </text:span>für <text:span text:style-name="T119">den Umgang mit </text:span>Schimmelpilz:</text:p>
      <text:p text:style-name="P74"/>
      <text:p text:style-name="P74">- es reicht nicht den Pelz <text:span text:style-name="T120">vom Lebensmittel </text:span>wegzuwischen <text:span text:style-name="T119">bzw. abzuwaschen</text:span></text:p>
      <text:p text:style-name="P70">- <text:span text:style-name="T121">das Gift, die </text:span>Mykotoxine k<text:span text:style-name="T120">ann </text:span>nicht durch Kochen, Braten oder Backen zerstört werden</text:p>
      <text:p text:style-name="P70">- <text:span text:style-name="T121">Schimmelpilze können weitere Lebensmittel „anstecken“. Daher immer befallene Lebensmittel separieren</text:span></text:p>
      <text:p text:style-name="P70">- <text:span text:style-name="T122">das Gift, die Mykotoxine lässt sich mittels Schwarzlicht (UVA) sichtbar machen (1)</text:span></text:p>
      <text:p text:style-name="P70"/>
      <text:p text:style-name="P70">Als Faustregel kann man sagen, dass ein mit Schimmel befallenes Lebensmittel mit großem Wasseranteil komplett entsorgt werden muss. <text:span text:style-name="T120">Um so</text:span> trockene<text:span text:style-name="T120">r ein</text:span> Lebensmittel <text:span text:style-name="T120">ist, desto weniger </text:span>kann der Schimmelpilz seine unsichtbaren Myzellen- Fäden gut <text:span text:style-name="T120">im Lebensmittel </text:span>verteilen. <text:span text:style-name="T121">Hier ist es ausreichend die betroffene Stelle großzügig aus dem Lebensmittel herauszuschneiden</text:span></text:p>
      <text:p text:style-name="P70"/>
      <text:p text:style-name="P75">Diese Lebensmitel müssen bei Schimmelbefall (Verfärbung, pelzigen Stellen oder muffigem Geruch)weggeworfen werden:</text:p>
      <text:p text:style-name="P75"/>
      <text:p text:style-name="P74">- Nüsse, Kräuter und Gewürze</text:p>
      <text:p text:style-name="P70">- <text:span text:style-name="T120">Brot</text:span></text:p>
      <text:p text:style-name="P70">- <text:span text:style-name="T119">Trockenobst</text:span></text:p>
      <text:p text:style-name="P70"/>
      <text:p text:style-name="P70"/>
      <text:p text:style-name="P76"><text:s/></text:p>
      <text:p text:style-name="P236">bilden myzellen bei z.b. nicht mit pelz befallenen stellen einen pelz (wennz.B. aus einer frucht der pelzige teil heraus geschnitten wurde? (optische kontrolle)</text:p>
      <text:p text:style-name="P77"><text:s/></text:p>
      <text:p text:style-name="P70"/>
      <text:p text:style-name="P78"/>
      <text:p text:style-name="P77">Schimmel benötigt Wasser zum wachsen. </text:p>
      <text:p text:style-name="P70"/>
      <text:p text:style-name="P207"><text:soft-page-break/></text:p>
      <text:p text:style-name="P191"><text:span text:style-name="T123">Oft vorkommende </text:span>Schimmel<text:span text:style-name="T124">gifte in Lebensmittel</text:span></text:p>
      <text:p text:style-name="P191"/>
      <text:p text:style-name="P220"><text:span text:style-name="T102">E1. </text:span>Aflatoxin<text:span text:style-name="T125">e</text:span></text:p>
      <text:p text:style-name="P207"/>
      <text:p text:style-name="P207"><text:span text:style-name="T124">Ursprung im Schimmelpilz </text:span>Aspergillus flavus und Aspergillus parasiticus </text:p>
      <text:p text:style-name="P208">Gesundheitliche Beurteilung: Krebserregend, schädigt die Leber</text:p>
      <text:p text:style-name="P207"><text:span text:style-name="T126">Betroffene </text:span>Lebensmittel:</text:p>
      <text:p text:style-name="P207">- Reis</text:p>
      <text:p text:style-name="P207">- <text:span text:style-name="T124">Hirse</text:span></text:p>
      <text:p text:style-name="P209">- Soja<text:span text:style-name="T125">bohnen</text:span></text:p>
      <text:p text:style-name="P207">- <text:span text:style-name="T124">ölhaltige Samen (Mohn, Sesam etc)</text:span></text:p>
      <text:p text:style-name="P207">- <text:span text:style-name="T124">Nüsse</text:span></text:p>
      <text:p text:style-name="P207">- <text:span text:style-name="T124">Gewürze</text:span></text:p>
      <text:p text:style-name="P210">- <text:span text:style-name="T124">getrocknete </text:span>F<text:span text:style-name="T124">rüchte ( speziell Feigen)</text:span></text:p>
      <text:p text:style-name="P210"/>
      <text:p text:style-name="P210"/>
      <text:p text:style-name="P210"><text:span text:style-name="T102">E2</text:span>. <text:span text:style-name="T125">Ochratoxine</text:span></text:p>
      <text:p text:style-name="P210"/>
      <text:p text:style-name="P211">Ursprumg in Schimmelpilzen der Gattung Aspergillus und Penicill<text:span text:style-name="T127">i</text:span>um</text:p>
      <text:p text:style-name="P212">Gesundheitliche Beurteilung: Krebserzeugend und erbgutschädigend</text:p>
      <text:p text:style-name="P213">Unschädlich ab 169 Grad</text:p>
      <text:p text:style-name="P211">Betroffene Lebensmittel:</text:p>
      <text:p text:style-name="P211">- Weizen</text:p>
      <text:p text:style-name="P211">- Gerste</text:p>
      <text:p text:style-name="P211">- Roggen</text:p>
      <text:p text:style-name="P211">- Hafer</text:p>
      <text:p text:style-name="P211">- Mais</text:p>
      <text:p text:style-name="P211">- Buchweizen</text:p>
      <text:p text:style-name="P211">- Hirse</text:p>
      <text:p text:style-name="P207">- <text:span text:style-name="T125">Trauben</text:span></text:p>
      <text:p text:style-name="P207">- <text:span text:style-name="T125">Feigen</text:span></text:p>
      <text:p text:style-name="P207">- <text:span text:style-name="T125">Zitrusfrüchte</text:span></text:p>
      <text:p text:style-name="P207">- <text:span text:style-name="T125">Fruchtgewürzarten</text:span></text:p>
      <text:p text:style-name="P207">- <text:span text:style-name="T125">Kaffee</text:span></text:p>
      <text:p text:style-name="P207">- <text:span text:style-name="T125">Kakao</text:span></text:p>
      <text:p text:style-name="P207"/>
      <text:p text:style-name="P237"><text:span text:style-name="T60">E</text:span><text:span text:style-name="T61">3.</text:span><text:span text:style-name="T62"> Patulin</text:span></text:p>
      <text:p text:style-name="P214"/>
      <text:p text:style-name="P214">Ursprung in Schimmelpilzen der Gattung <text:span text:style-name="T127">Penicillium, Aspergillis</text:span></text:p>
      <text:p text:style-name="P214">Gesundheitliche Beurteilung: Erbrechen, Verdauungsstörungen, Magenschleimhautentzündungen</text:p>
      <text:p text:style-name="P213">Kann durch Kochen abgebaut werden</text:p>
      <text:p text:style-name="P214">Betroffene Lebensmittel:</text:p>
      <text:p text:style-name="P214">- faulendes Obst und Gemüse</text:p>
      <text:p text:style-name="P214">- Brot</text:p>
      <text:p text:style-name="P214">- Fleisch-einkochen</text:p>
      <text:p text:style-name="P214"/>
      <text:p text:style-name="P215"/>
      <text:p text:style-name="P216"><text:span text:style-name="T102">E</text:span>4. Mutterkornalkaloide <text:span text:style-name="T128">&amp; Mutterkorntoxine</text:span></text:p>
      <text:p text:style-name="P216">Ursprung im <text:span text:style-name="T128">Schlauchpilz </text:span>Claviceps purpurea</text:p>
      <text:p text:style-name="P216"><text:soft-page-break/>Gesundheitliche Beurteilung: Übelkeit, Kopfschmerzen, Krämpfe, Gefühllosigkeit in Armen und Beinen. </text:p>
      <text:p text:style-name="P216">Betroffene Lebensmittel:</text:p>
      <text:p text:style-name="P216">- Roggen</text:p>
      <text:p text:style-name="P216">- Triticale ( Kreuzung aus Roggen und Weizen)</text:p>
      <text:p text:style-name="P216">- seltener Gerste, Weizen, Dinkel</text:p>
      <text:p text:style-name="P216"/>
      <text:p text:style-name="P217">1.:<text:a xlink:type="simple" xlink:href="https://www.bfr.bund.de/de/presseinformation/2009/01/von_aflatoxin_bis_zearalenon___wissenschaft_macht_lebensmittel_sicher-27754.html" text:style-name="Internet_20_link" text:visited-style-name="Visited_20_Internet_20_Link">https://www.bfr.bund.de/de/presseinformation/2009/01/von_aflatoxin_bis_zearalenon___wissenschaft_macht_lebensmittel_sicher-27754.html</text:a></text:p>
      <text:p text:style-name="P217"/>
      <text:p text:style-name="P215"/>
      <text:p text:style-name="P215"><text:a xlink:type="simple" xlink:href="https://www.lgl.bayern.de/lebensmittel/chemie/schimmelpilzgifte/mutterkornalkaloide/index.htm" text:style-name="Internet_20_link" text:visited-style-name="Visited_20_Internet_20_Link">https://www.lgl.bayern.de/lebensmittel/chemie/schimmelpilzgifte/mutterkornalkaloide/index.htm</text:a></text:p>
      <text:p text:style-name="P215"/>
      <text:p text:style-name="P215"><text:a xlink:type="simple" xlink:href="https://de.wikipedia.org/wiki/Mycel" text:style-name="Internet_20_link" text:visited-style-name="Visited_20_Internet_20_Link">https://de.wikipedia.org/wiki/Mycel</text:a></text:p>
      <text:p text:style-name="P215"/>
      <text:p text:style-name="P215"><text:a xlink:type="simple" xlink:href="https://www.lwk-niedersachsen.de/index.cfm/portal/6/nav/1100/article/35482.html" text:style-name="Internet_20_link" text:visited-style-name="Visited_20_Internet_20_Link">https://www.lwk-niedersachsen.de/index.cfm/portal/6/nav/1100/article/35482.html</text:a></text:p>
      <text:p text:style-name="P215"/>
      <text:p text:style-name="P215"><text:a xlink:type="simple" xlink:href="https://www.wissen.de/raetsel/warum-schimmeln-brot-und-andere-lebensmittel" text:style-name="Internet_20_link" text:visited-style-name="Visited_20_Internet_20_Link">https://www.wissen.de/raetsel/warum-schimmeln-brot-und-andere-lebensmittel</text:a></text:p>
      <text:p text:style-name="P215"/>
      <text:p text:style-name="P215"><text:a xlink:type="simple" xlink:href="https://www.svb-geith.de/Seite67.html" text:style-name="Internet_20_link" text:visited-style-name="Visited_20_Internet_20_Link">https://www.svb-geith.de/Seite67.html</text:a></text:p>
      <text:p text:style-name="P215"/>
      <text:p text:style-name="P215"/>
      <text:p text:style-name="P215"/>
      <text:p text:style-name="P218">Liste weiterer Mykotoxine:</text:p>
      <text:p text:style-name="P218"><text:a xlink:type="simple" xlink:href="https://de.wikipedia.org/wiki/Mykotoxin" text:style-name="Internet_20_link" text:visited-style-name="Visited_20_Internet_20_Link">https://de.wikipedia.org/wiki/Mykotoxin</text:a></text:p>
      <text:p text:style-name="P218"/>
      <text:p text:style-name="P218"/>
      <text:p text:style-name="P13"><text:span text:style-name="T102">F. </text:span>Gefrierbrand</text:p>
      <text:p text:style-name="P123"/>
      <text:p text:style-name="P219">Gefrierbrand entsteht durch <text:span text:style-name="T129">Temperaturschwankungen im eingefrorenen Zustand. Die Fläche des Gefrierbrandes taut etwas an, Wasser entweicht. Meist bilden sich dann schneeartige Eiskristalle an z.B. der Verpackung. Der Teil des vom Gefrierbrand geschädigten Lebensmittel kann ohne Bedenken gegessen werden. Bei Gefrierbrand entstehen keine giftigen Stoffe, diese Stellen schmecken aber nicht mehr. Es ist völlig ausreichend die betroffene Stelle heraus zu schneiden, da das restliche Stück in keinster Weise durch den Gefrierbrand beeinträchtigt ist (5,6)</text:span></text:p>
      <text:p text:style-name="P219"/>
      <text:p text:style-name="P160">G. Verfaulen</text:p>
      <text:p text:style-name="P296"/>
      <text:p text:style-name="P307">Verfaulen oder Fäulnis ist eine natürliche Form der Gärung. Durch Sauerstoffmangel zersetzen Mikroorganismen Lebensmittel. Hierbei entstehen <text:span text:style-name="T185">Propionsäure, Essigsäure, Ethanol, Amine, Ammoniak und Schwefelwasserstoff. Letztere sind auch für den unangenehmen Geruch verantwortlich. Neben dem Geruch sind bei eiweißreichen Lebensmittel wie z.B. Fisch oder Fleisch eine gelb- grünliche Verfärbung sowie Schleim deutliche Anzeichen für Fäulnis.</text:span></text:p>
      <text:p text:style-name="P307"/>
      <text:p text:style-name="P308">Bei z.B.Säften werden bei dem Verfaulen durch wilde Hefen Kohlenhydrate abgebaut. Erste Anzeichen sind Schaum auf dem Saft. Das Gas Kohlenstoffdioxid entsteht und macht den Saft prickelnd. Auch lässt sich der entstehende und im Fäulnisprozess steigende Alkoholgehalt riechen.</text:p>
      <text:p text:style-name="P307"/>
      <text:p text:style-name="P309"><text:soft-page-break/>Ist noch kein Schimmel zu sehen, reicht es bei den meisten Lebensmittel aus die faule Stelle großflächig herauszuschneiden. Ausnahme sind sehr wasserreiche Lebensmittel wie z.B. Tomaten, Salatgurken, Pflaumen, Pfrsiche. </text:p>
      <text:p text:style-name="P309"/>
      <text:p text:style-name="P310">Druckstellen haben übrigens nichts mit dem Verfaulen zu tun. Druckstellen sind Schäden im Gewebe. Dort ist der Vitamingehalt niedriger, ansonsten sind Druckstellen unbedenklich. </text:p>
      <text:p text:style-name="P300"/>
      <text:p text:style-name="P299"/>
      <text:p text:style-name="P295"><text:a xlink:type="simple" xlink:href="https://de.wikipedia.org/wiki/Fäulnis" text:style-name="Internet_20_link" text:visited-style-name="Visited_20_Internet_20_Link">https://de.wikipedia.org/wiki/F%C3%A4ulnis</text:a></text:p>
      <text:p text:style-name="P295"/>
      <text:p text:style-name="P295"><text:a xlink:type="simple" xlink:href="https://www.planet-wissen.de/gesellschaft/essen/frischhalten/pwiesoverderbenlebensmittel100.html#Faeulnis" text:style-name="Internet_20_link" text:visited-style-name="Visited_20_Internet_20_Link">https://www.planet-wissen.de/gesellschaft/essen/frischhalten/pwiesoverderbenlebensmittel100.html#Faeulnis</text:a></text:p>
      <text:p text:style-name="P295"/>
      <text:p text:style-name="P295"><text:a xlink:type="simple" xlink:href="https://www.gesundheitstipp.ch/artikel/artikeldetail/angefaulte-fruechte-noch-essbar/" text:style-name="Internet_20_link" text:visited-style-name="Visited_20_Internet_20_Link">https://www.gesundheitstipp.ch/artikel/artikeldetail/angefaulte-fruechte-noch-essbar/</text:a></text:p>
      <text:p text:style-name="P295"/>
      <text:p text:style-name="P295"><text:a xlink:type="simple" xlink:href="https://www.gemuesehofhoerz.de/files/hoerz/05-rezepte%20und%20warenkunde/bilder%20oekokiste/Lagertipps-verband.pdf" text:style-name="Internet_20_link" text:visited-style-name="Visited_20_Internet_20_Link">https://www.gemuesehofhoerz.de/files/hoerz/05-rezepte%20und%20warenkunde/bilder%20oekokiste/Lagertipps-verband.pdf</text:a></text:p>
      <text:p text:style-name="P295"/>
      <text:h text:style-name="P285" text:outline-level="1"><text:span text:style-name="T184">3. </text:span>Konservierung <text:span text:style-name="T184">von Lebensmitteln</text:span></text:h>
      <text:p text:style-name="P239"/>
      <text:p text:style-name="P113"><text:span text:style-name="T130">1</text:span> Pökeln</text:p>
      <text:p text:style-name="P240"/>
      <text:p text:style-name="P241">Pökeln ist eine einfache Methode <text:span text:style-name="T131">frisches </text:span>Fleisch <text:span text:style-name="T131">und frischen Fisch </text:span>zu konservieren. <text:span text:style-name="T131">Pökeln entzieht dem Fleisch einen Teil der Flüssigkeit (freies Wasser). Dadurch wird das Bakterienwachstum gehemmt, das Fleisch verliert an Gewicht und die Fleischstruktur wird fester.</text:span></text:p>
      <text:p text:style-name="P241"/>
      <text:p text:style-name="P242">Wichtig ist auch den Ph- Wert im Fleisch zu senken <text:span text:style-name="T132">(Absäuerung). </text:span></text:p>
      <text:p text:style-name="P241"/>
      <text:p text:style-name="P297">Als Basis dient meist Pökelsalz, eine Mischung aus Speisesalz mit einer Beimischung von max. 0,5% Natriumnitrit (NaNO2 / E250). Die Beimischung von Natriumnitrit ermöglicht seine wirksame Konservierung gegen bestimmte Keime wie Salmonellen und Clostridium botulinum und sorgt für den Erhalt der roten Fleischfarbe. Die Beigabe von Nitrit vermindert auch das Ranzigwerden des Fettes und sorgt für das Pökelaroma (7)</text:p>
      <text:p text:style-name="P241"/>
      <text:p text:style-name="P243">Nitrit wird, richtig angewendet, während des Reife- bzw. Pökelverlaufes in Stickoxyd umgewandelt. Die korrekte Dosierung des Nitritanteiles (Maximal 0,5%, im Pökelsalz), die Einhaltung der Reifezeit und Hilfsstoffe wie <text:span text:style-name="T133">Natriumascorbat, Ascorbinsäure bzw. Zucker beschleunigen die Umwandlung (8).</text:span></text:p>
      <text:p text:style-name="P243"/>
      <text:p text:style-name="P244">Es gibt verschiedene Arten von Pökeln:</text:p>
      <text:p text:style-name="P244"/>
      <text:p text:style-name="P244">- <text:span text:style-name="T134">Trockenpökeln (erzielt mit bis zu 50% den höchsten Flüssigkeitsentzug (18) )</text:span></text:p>
      <text:p text:style-name="P244">- Nasspökeln</text:p>
      <text:p text:style-name="P244">- Schnellpökeln</text:p>
      <text:p text:style-name="P243"/>
      <text:p text:style-name="P245">Link Anleitung Pökeln:</text:p>
      <text:p text:style-name="P245"><text:a xlink:type="simple" xlink:href="https://de.wikihow.com/Schweinefleisch-pökeln" text:style-name="Internet_20_link" text:visited-style-name="Visited_20_Internet_20_Link">https://de.wikihow.com/Schweinefleisch-p%C3%B6keln</text:a></text:p>
      <text:p text:style-name="P245"/>
      <text:p text:style-name="P246">Zusatz:</text:p>
      <text:p text:style-name="P246">Alle mit Natriumnitrit, Kaliumnitrat oder den E-Nummer von 250 bis 252 behandelte Fleischarten sollten nicht gegrillt werden da sich beim Grillen das Krebs erregende Nitrosamine bildet. Ein schonendes Erwärmen in einem Wasserbad ist unbedenklich.</text:p>
      <text:p text:style-name="P245"/>
      <text:p text:style-name="P114"/>
      <text:p text:style-name="P115">2 Einkochen</text:p>
      <text:p text:style-name="P247"/>
      <text:p text:style-name="P248">Einkochen ist eine schnelle und mit einfachen Mitteln umsetzbare Methode um <text:span text:style-name="T135">Obst, Gemüse und </text:span>Fleisch haltbar zu machen. <text:span text:style-name="T136">Einkochen bedeutet ein Vakuum in einem Behälter zu erzeugen und so frische Lebensmittel ungekühlt lange haltbar zu machen.</text:span></text:p>
      <text:p text:style-name="P248"/>
      <text:p text:style-name="P249">Der pH von Lebensmittel entscheidet über die Art des Einkochens. <text:span text:style-name="T137">Es fehlt noch die Liste mit den pH Werten. </text:span><text:span text:style-name="T139">Die Angaben der</text:span><text:span text:style-name="T138"> </text:span><text:span text:style-name="T139">p</text:span><text:span text:style-name="T140">H Werte von Lebensmittel sind </text:span><text:span text:style-name="T141">gerade im Internet</text:span><text:span text:style-name="T140"> oft widersprüchlich. Für das Einkochen ist der pH- Wert von unverdauten Lebensmittel entscheidend. Die meist im Internet vorhandenen Tabellen von Säure- Basen Ratgeber oder Pralwerte sind </text:span><text:span text:style-name="T142">für das Einkochen nicht geeignet</text:span><text:span text:style-name="T140"> da diese </text:span><text:span text:style-name="T143">den pH- Wert </text:span><text:span text:style-name="T140">während der Verstoffwechslung im Körper </text:span><text:span text:style-name="T143">beziffern (9)</text:span></text:p>
      <text:p text:style-name="P249"/>
      <text:p text:style-name="P249"><text:span text:style-name="T144">2.1 </text:span>Pasteurisation von Lebensmittel mit einem pH weniger als 4,5 <text:span text:style-name="T145">(10) geeignet</text:span></text:p>
      <text:p text:style-name="P249"><text:soft-page-break/></text:p>
      <text:p text:style-name="P249">Bei der Pasteurisation bewegt sich die Temperatur meist im Bereich von 60 – 100 Grad. <text:span text:style-name="T146">Diese Art des Haltbarmachens ist für verschiedene Lebensmittel geeignet:</text:span></text:p>
      <text:p text:style-name="P249"/>
      <text:p text:style-name="P250"><text:span text:style-name="T147">2.1.1 Rohm</text:span>ilch Pasteurisieren <text:span text:style-name="T148">&amp; Ultrahocherhitzen</text:span></text:p>
      <text:p text:style-name="P250"/>
      <text:p text:style-name="P250"><text:span text:style-name="T149">Rohm</text:span>ilch enthält Mikroorganismen und Keime. <text:span text:style-name="T148">Gleichzeitig hat Rohmilch einen ph- Wert von 6,8. Um alle Lebensmittel über einem pH- Wert von 4,5 keimfrei zu bekommen müssen diese sterilisiert werden. Bei Milch geschieht dies mittels einer Ultrahocherzitzung für 2-3 Sekunden bei 135 – 150 Grad. Diese H- Milch ist auch mikrobiologisch noch lange nach dem Ablauf des MHD- Datums genießbar, der Geschmack kann sich aber verändern.</text:span></text:p>
      <text:p text:style-name="P250"><text:a xlink:type="simple" xlink:href="https://de.wikipedia.org/wiki/Ultrahocherhitzung" text:style-name="Internet_20_link" text:visited-style-name="Visited_20_Internet_20_Link">https://de.wikipedia.org/wiki/Ultrahocherhitzung</text:a></text:p>
      <text:p text:style-name="P298">Frischmilch ist nur Pasteurisiert, was aufgrund dem pH- Wert von 6,8 ungünstig ist. <text:s/>Deshalb ist Frischmilch nur sehr kurz haltbar. Hier wird die Milch für 15 – 30 Sekunden auf 72 – 75 Grad erhitzt und möglichst schnell auf min. 4,4 Grad abgekühlt. Durch diese Variante kommt es zu einem minimalen Nährstoffverlust gegenüber der Rohmilch und die Milch ist für wenige Wochen haltbar. <text:s/>Wenn die Milch nicht innerhalb von 4 Stunden nach dem Erhitzen auf 4,4 Grad herabgekühlt wurde, war das Pasteurisieren nicht erfolgreich und muss wiederholt werden. </text:p>
      <text:p text:style-name="P250"/>
      <text:p text:style-name="P251">In jedem Fall lohnt sich eine Überprüfung der <text:span text:style-name="T149">abgelaufenen </text:span>Milch bevor diese weggeworfen wird: </text:p>
      <text:p text:style-name="P250"><text:a xlink:type="simple" xlink:href="https://de.wikihow.com/Erkennen-ob-Milch-schlecht-ist" text:style-name="Internet_20_link" text:visited-style-name="Visited_20_Internet_20_Link">https://de.wikihow.com/Erkennen-ob-Milch-schlecht-ist</text:a></text:p>
      <text:p text:style-name="P250"/>
      <text:p text:style-name="P252">Link zur Anleitung: <text:a xlink:type="simple" xlink:href="https://de.wikihow.com/Milch-pasteurisieren" text:style-name="Internet_20_link" text:visited-style-name="Visited_20_Internet_20_Link">https://de.wikihow.com/Milch-pasteurisieren</text:a></text:p>
      <text:p text:style-name="P252"/>
      <text:p text:style-name="P250"/>
      <text:p text:style-name="P253">2.1.2 Fisch und Fleisch Pasteurisieren</text:p>
      <text:p text:style-name="P253"/>
      <text:p text:style-name="P253">Obwohl diese Lebensmittel einen pH über 4,5 besitzen, werden viele Produkte nur pasteurisiert. In Halbkonserven (s.15.1) verpackt sind diese <text:span text:style-name="T150">maximal 6 Monate bei 4 Grad Lagerung haltbar. In Dreiviertelkonserven (s.15.2) maximal 12 Monate bei bis 7 Grad Lagertemperatur.</text:span></text:p>
      <text:p text:style-name="P254"/>
      <text:p text:style-name="P125"/>
      <text:p text:style-name="P255"><text:span text:style-name="T130">2.</text:span>1.3 Obst &amp; Gemüse mit Dampf Entsaften</text:p>
      <text:p text:style-name="P255"/>
      <text:p text:style-name="P255">Diese Art ermöglicht eine schnelle und mit wenig Ausstattung realisierbare Pasteurisierung von frischem Obst und Gemüse. <text:span text:style-name="T151">Dampfentsafter für den Hausgebrauch haben einen Fruchtkorb bis max. 10 Liter. Daraus lässt sich max. 5 Liter Saft generieren. Durch die nicht übermäßige Hitze werden viele Vitamine erhalten. Praktisch ist auch, dass der Saft direkt in vorher sterilisierte Flaschen abgefüllt werden kann. Die Temperatur des Saftes darf hierfür bis 65 Grad abkühlen. Das Wasser im untersten Behälter wird auf einem Herd oder einer offenen Feuerstelle zum Kochen gebracht. Der so gewonnene Dampf gelangt durch die Erhöhung in dem mittleren Behälter in den Fruchtkorb. Der so gelöste Saft tropft in den mittleren Behälter und wird dort aufgefangen. Das System arbeitet Drucklos.</text:span></text:p>
      <text:p text:style-name="P255"/>
      <text:p text:style-name="P256">Bei größeren Geräten (Fruchtkorb ab 40cm Höhe) muss mit Dampfdruck und dafür geeignete Behälter gearbeitet werden. Der drucklose Dampf kann dort nicht mehr durch die komplette Füllmasse durchdringen. Es wird <text:span text:style-name="T152">dann </text:span>nicht der komplette Saft gewonnen (20).</text:p>
      <text:p text:style-name="P254"/>
      <text:p text:style-name="P257"><text:span text:style-name="T130">2.</text:span>1.4 Säfte pasteurisieren</text:p>
      <text:p text:style-name="P257"/>
      <text:p text:style-name="P257"><text:soft-page-break/><text:span text:style-name="T153">Erreicht der Saft </text:span>75 Grad <text:span text:style-name="T154">wird nach 25 Sekunden </text:span>die <text:span text:style-name="T154">Keimzahl von Hefe von 10000 Kolonie bildende Einheiten pro ml auf 1000 reduziert. Der Gärprozess wird damit unterbunden, weitere Keime werden bei dieser Temperatur/ Zeit abgetötet (25).</text:span></text:p>
      <text:p text:style-name="P257"/>
      <text:p text:style-name="P254"/>
      <text:p text:style-name="P249"><text:span text:style-name="T144">2.2 Dampfs</text:span>terilisation von Lebensmittel mit einem pH größer als 4,5 <text:span text:style-name="T145">(11)</text:span></text:p>
      <text:p text:style-name="P249"/>
      <text:p text:style-name="P258">Bei diesen Lebensmittel kann bei dem Einkochen die Gefahr einer Leben<text:span text:style-name="T155">s</text:span>mittelvergiftung durch den Giftstoff (Toxin) und Sporen des Bakteriums Clostridium botulium bestehen. Das Toxin wird bei einer Kerntemperatur von 80 Grad und min. 5 minütigem Erhitzen inaktiv. Das B<text:span text:style-name="T146">a</text:span>kterium selbst und seine Sporen werden erst bei einer Kerntemperatur von 120 Grad und min. 3 minütiger Erhitzung abgetötet (12). <text:span text:style-name="T156">Für die Auskeimung der Sporen sind Temperaturen zwischen 4 und 48 Grad und weniger als 2% Sauertoffgehalt ideal, also genau die Bedingungen im eingekochten Zustand (16).</text:span></text:p>
      <text:p text:style-name="P249"/>
      <text:p text:style-name="P259"><text:span text:style-name="T146">Deshalb </text:span>wird <text:span text:style-name="T146">hier </text:span>die Sterilisation nach dem 12-D Konzept (1<text:span text:style-name="T157">3</text:span>) durchgeführt. <text:span text:style-name="T158">Geeignet sind Blechkonserven und Glasbehälter. Wichtig ist das Füllgut 20 Minuten auf 121 Grad bei zwei bar Druck zu erhitzen. Alternativ 5 Minuten auf 134 Grad bei 3 Bar. Besteht der Verdacht auf BSE verseuchtes Fleisch genügen 18 Minuten auf 134 Grad bei 3 Bar um diese Prione im Fleisch komplett abzutöten (14)</text:span></text:p>
      <text:p text:style-name="P259"/>
      <text:p text:style-name="P260">Bei dem Einkochen ist es unwichtig, ob das Fleisch roh oder gekocht ist. Bei rohem Fleisch wird keine Flüssigkeit zusätzlich beigegeben da das Fleisch bei dem Einkochen eigene Flüssigkeit verliert welche dann den Behälter zusätzlich füllt (17)</text:p>
      <text:p text:style-name="P254"/>
      <text:p text:style-name="P261">Fleisch nie mit Mehl/ Stärke <text:span text:style-name="T159">oder</text:span> eingedickter S<text:span text:style-name="T159">a</text:span>uce einkochen und auch keine Milchprodukte dazugeben.</text:p>
      <text:p text:style-name="P261"/>
      <text:p text:style-name="P262">Link Fleisch einkochen: https://de.wikihow.com/Fleisch-einkochen</text:p>
      <text:p text:style-name="P239"/>
      <text:p text:style-name="P239"/>
      <text:p text:style-name="Text_20_body"><text:span text:style-name="T196">2.3. Räuchern</text:span></text:p>
      <text:p text:style-name="P312"/>
      <text:p text:style-name="P312">2.3.1 Kalträuchern</text:p>
      <text:p text:style-name="P311"/>
      <text:p text:style-name="P311">Räuchertemperatur: 15-25 Grad. </text:p>
      <text:p text:style-name="P311"/>
      <text:p text:style-name="P311">Räucherdauer:</text:p>
      <text:p text:style-name="P311"/>
      <text:p text:style-name="P313">- Speck und Schinken: <text:s/>2-3 Wochen</text:p>
      <text:p text:style-name="P313">- Lachs: 2-3 Tage</text:p>
      <text:p text:style-name="P313">- Leberwurst: 1-2 Tage</text:p>
      <text:p text:style-name="P313">- Bergkäse: ca.2 Stunden</text:p>
      <text:p text:style-name="P313">- Gänsebrust: ca. eine Woche</text:p>
      <text:p text:style-name="P311"/>
      <text:p text:style-name="P311">Räucher- und Frichluftphasen wechseln sich ab. <text:span text:style-name="T186">Durch die geringe Temperatur bleiben die Nährstoffe in den Lebensmittel erhalten. </text:span></text:p>
      <text:p text:style-name="P311"/>
      <text:p text:style-name="P311">Haltbarkeit: <text:span text:style-name="T187">Wenige Monate bei max. 12 Grad</text:span></text:p>
      <text:p text:style-name="P311"/>
      <text:p text:style-name="P311">2.3.2 Warmräuchern</text:p>
      <text:p text:style-name="P311"/>
      <text:p text:style-name="P311"><text:soft-page-break/>Räuchertemperatur: 30-50 Grad. <text:s/></text:p>
      <text:p text:style-name="P311"/>
      <text:p text:style-name="P313">Räucherdauer:</text:p>
      <text:p text:style-name="P313"/>
      <text:p text:style-name="P313">- Kassler: ca. 120 Minuten (je nach Dicke)</text:p>
      <text:p text:style-name="P313">- Weichkäse: ca. 70 Minuten</text:p>
      <text:p text:style-name="P313">- Bierschinken: ca. 60-100 Minuten</text:p>
      <text:p text:style-name="P311"/>
      <text:p text:style-name="P311">Haltbarkeit: <text:span text:style-name="T186">wenige Wochen</text:span></text:p>
      <text:p text:style-name="P311"/>
      <text:p text:style-name="P311">2.3.3 Heißräuchern</text:p>
      <text:p text:style-name="P311"/>
      <text:p text:style-name="P311"><text:span text:style-name="T186">Heißräuchern ist bei frischem Fleisch eine rein geschmackliche Behandlung und eignet sich nicht zur Haltbarmachung. Durch Temperaturen über 70 Grad gerinnt das Eiweiß. So kann kaum noch Wasser entweichen. </text:span></text:p>
      <text:p text:style-name="P311"/>
      <text:p text:style-name="P311"/>
      <text:p text:style-name="P302"><text:a xlink:type="simple" xlink:href="https://www.chefsculinar.de/setzen-sie-ein-rauchzeichen-raeucherarten-23824.htm" text:style-name="Internet_20_link" text:visited-style-name="Visited_20_Internet_20_Link"><text:span text:style-name="T195">https://www.chefsculinar.de/setzen-sie-ein-rauchzeichen-raeucherarten-23824.htm</text:span></text:a></text:p>
      <text:p text:style-name="P311"/>
      <text:p text:style-name="P302"><text:a xlink:type="simple" xlink:href="http://www.raeucherofen-tipps.de/vorgehensweise-kaltraeuchern-warmraeuchern-heissraeuchern/" text:style-name="Internet_20_link" text:visited-style-name="Visited_20_Internet_20_Link"><text:span text:style-name="T195">http://www.raeucherofen-tipps.de/vorgehensweise-kaltraeuchern-warmraeuchern-heissraeuchern/</text:span></text:a></text:p>
      <text:p text:style-name="P311"/>
      <text:p text:style-name="P311"/>
      <text:p text:style-name="P311"/>
      <text:p text:style-name="P314"/>
      <text:p text:style-name="P315"><text:span text:style-name="T130">2.</text:span>.4 <text:span text:style-name="T160">Trocknen</text:span></text:p>
      <text:p text:style-name="P316"/>
      <text:p text:style-name="P316">2.4.<text:span text:style-name="T188">1</text:span> Gefriertrocknen</text:p>
      <text:p text:style-name="P316"/>
      <text:p text:style-name="P317">Hier wird die Sublimation von Eis in Dampf in Kombination mit Vakuum genutzt. <text:span text:style-name="T189">Dieser Vorgang ist sehr energie- und Kostenintensiv. Dafür bleiben die Lebensmittel in ihrerurspünglichen Form mit allen Nährstoffen erhalten. </text:span>Wichtig ist die Lebensmittel, welche gefriertrocknet werden sollen, zuerst in <text:span text:style-name="T190">recht dünne </text:span>Scheiben zu schneiden und dann einzufrieren. Wenn die Lebensmittel komplett <text:span text:style-name="T190">durch</text:span>gefroren sind können diese in einen Druckbehälter <text:span text:style-name="T191">mit einer <text:s/>Temperatur von ca. +20Grad </text:span>nebeneinander und mit etwas Luft übereinander gelegt werden. Um die Feuchtigkeit nicht in die Unterdruckpumpe zu bekommen ist dieser Behälter mit einem tiefgekühlten 2. <text:span text:style-name="T190">Druckb</text:span>ehälter fest verbunden. <text:span text:style-name="T190">Nachdem der Unterdruck min. 6 mbar erreicht hat, sublimiert das Eis, bedingt durch den Temperaturunterschied gefrorene Lebensmittel und Warmer Druckbehälter, in den Lebensmittel direkt zu Wasserdampf. Bei der Sublimation wird thermische Energie aus der Umgebungstemperatur aufgenommen. Wichtig ist deshalb die Temperatur in diesem Druckbehälter durch z.B. Sonneneinstrahlung konstant zu halten. Wären die Lebensmittel nicht tiefgefroren, würde das Wasser bei diesem Unterdruck anfangen zu kochen. Der Temperaturunterschied zwischen den beiden Behältern bewirkt ein Kondensieren des Wasserdampfes an den eiskalten Wänden des tiefgefrorenen Behälters, die Unterdruckpumpe saugt keine Feuchtigkeit an und wird somit geschont.</text:span></text:p>
      <text:p text:style-name="P317"/>
      <text:p text:style-name="P318">Die Gefriertrocknung ist auch ganz ohne Fremdenergie im Winter bei eisigen Temperaturen und Sonnenschein im freien möglich. Hier einfach die gefrorenen Lebensmittelscheiben nebeneinander auf ein Gitterrost an einen luftigen Ort in die Sonne legen. Übrigens lässt sich bei solchen Wetterbedingungen auch prima Wäsche im Freien trocknen.</text:p>
      <text:p text:style-name="P318"/>
      <text:p text:style-name="P303"><text:a xlink:type="simple" xlink:href="https://de.wikipedia.org/wiki/Sublimation_(Phasenübergang" text:style-name="Internet_20_link" text:visited-style-name="Visited_20_Internet_20_Link"><text:span text:style-name="T195">https://de.wikipedia.org/wiki/Sublimation_(Phasen%C3%BCbergang</text:span></text:a></text:p>
      <text:p text:style-name="P318"/>
      <text:p text:style-name="P303"><text:soft-page-break/><text:a xlink:type="simple" xlink:href="https://www.geo.de/wissen/15727-rtkl-endlich-verstehen-darum-koennen-sie-ihre-waesche-auch-im-winter-draussen-trocknen" text:style-name="Internet_20_link" text:visited-style-name="Visited_20_Internet_20_Link"><text:span text:style-name="T195">https://www.geo.de/wissen/15727-rtkl-endlich-verstehen-darum-koennen-sie-ihre-waesche-auch-im-winter-draussen-trocknen</text:span></text:a></text:p>
      <text:p text:style-name="P318"/>
      <text:p text:style-name="P318"/>
      <text:p text:style-name="P317"/>
      <text:p text:style-name="P318">2.4.2 Lufttrocknen</text:p>
      <text:p text:style-name="P319"/>
      <text:p text:style-name="P319">2.4.2.1 Fleisch Lufttrocknen</text:p>
      <text:p text:style-name="P319">Einfache und effektive Art um jede Art von Fleisch zu konservieren. <text:span text:style-name="T192">Geeignet ist rohes wie adchon gekochtes Fleisch. Mageres Fleisch ist am Besten geeignet. </text:span>Wichtig ist das Fett zu gut wie möglich zu entfernen (kann ranzig werden). Dann das Fleischstück mit <text:span text:style-name="T192">Pökels</text:span>alz einreiben ( 25-30 Gramm pro KG Fleisch). <text:span text:style-name="T192">Dann an einen sonnigen, luftigen Ort an einer Schnur oder kleinere Stücke auf einer Wäschespinne aufhängen und mit einem Moskitonetz <text:s/>komplett zudecken (Fliegenschutz). Im Winter eignet sich das Trocknen im Haus über z.B. einem Holzofen. Wichtig ist, dass Luft an dem Fleisch entlangstreifen kann. So werden den Fleischfasern bis zu 90% des Wassers im Gewebe entzogen, das Fleisch hält sich so mindestens ein Jahr, real 2-3 Jahre ohne Kühlung. Trockenzeit 1-2 Wochen. Eine Temperatur beim Trocknen über 65 Grad tötet zusätzlich Keime ab.</text:span></text:p>
      <text:p text:style-name="P319"/>
      <text:p text:style-name="P304"><text:a xlink:type="simple" xlink:href="https://www.diepresse.com/4804679/fleisch-trocknen-ndash-etwa-am-waschestander" text:style-name="Internet_20_link" text:visited-style-name="Visited_20_Internet_20_Link"><text:span text:style-name="T195">https://www.diepresse.com/4804679/fleisch-trocknen-ndash-etwa-am-waschestander</text:span></text:a></text:p>
      <text:p text:style-name="P319"/>
      <text:p text:style-name="P303"><text:a xlink:type="simple" xlink:href="https://survival-kompass.de/trockenfleisch/" text:style-name="Internet_20_link" text:visited-style-name="Visited_20_Internet_20_Link"><text:span text:style-name="T195">https://survival-kompass.de/trockenfleisch/</text:span></text:a></text:p>
      <text:p text:style-name="P318"/>
      <text:p text:style-name="P320">2.4.2.2 Obst und Gemüse Lufttrocknen</text:p>
      <text:p text:style-name="P316"/>
      <text:p text:style-name="P321">Das Lufttrocknen ist eine der ältesten Konservierungsmethoden und einfach umsetzbar. <text:span text:style-name="T193">Bedingungen hierfür sind ein luftiger, vor Regen geschützter und warmer Ort, ein z.B. Moskitonetz gegen Fliegen und eine trockene, Luftdurchlässige Unterlage bzw. eine Möglichkeit des Aufhängens. Obst- und Gemüse in dünne Scheiben schneiden und einzeln nebeneinander legen. So erhöht sich die Verdunstungsfläche was den Prozess beschleunigt. Im Winter eignet sich das Trocknen über z.B. einem Holzofen. Optimale Trockentemperatur 40 Grad, Temperaturen über 60 Grad nicht überschreiten da sonst die enthaltenen Vitamine abgetötet werden und das Eiweiß gerinnt. </text:span></text:p>
      <text:p text:style-name="P321"/>
      <text:p text:style-name="P305"><text:a xlink:type="simple" xlink:href="https://www.wir-leben-nachhaltig.at/unsere-tipps/essen-trinken/obst-und-gemuese-trocknen/" text:style-name="Internet_20_link" text:visited-style-name="Visited_20_Internet_20_Link"><text:span text:style-name="T195">https://www.wir-leben-nachhaltig.at/unsere-tipps/essen-trinken/obst-und-gemuese-trocknen/</text:span></text:a></text:p>
      <text:p text:style-name="P321"/>
      <text:p text:style-name="P321"/>
      <text:p text:style-name="P306"><text:span text:style-name="T195">Optimal im Sommer ist ein Solartrockner: </text:span><text:a xlink:type="simple" xlink:href="https://www.hs-aalen.de/uploads/mediapool/media/file/5775/Bau_eines_D_rrobsttrockners.pdf" text:style-name="Internet_20_link" text:visited-style-name="Visited_20_Internet_20_Link">https://www.hs-aalen.de/uploads/mediapool/media/file/5775/Bau_eines_D_rrobsttrockners.pdf</text:a></text:p>
      <text:p text:style-name="P322"/>
      <text:p text:style-name="P323">2.4.2.2 Dörren im Backofen/ Dörrautomat oder mit Infrarotstrahlen</text:p>
      <text:p text:style-name="P323"/>
      <text:p text:style-name="P323">Backofen/ Dörrautomat</text:p>
      <text:p text:style-name="P323"/>
      <text:p text:style-name="P323">Ein Backofen (Umluft) oder Dörrautomat hat den Vorteil, dass er unabhängig von klimatischen Bedingungen eingesetzt werden kann. Nachteil ist der recht hohe Energiebadarf (Strom). Im Backofen muss, damit die Feuchtigkeit entweiche kann, d<text:span text:style-name="T194">ie Ofentür einen Spalt geöffnet bleiben,. Auch ist die Einstellung der geringen Dörrtemperatur von max. 60 Grad schlecht einstellbar ( über 60 Grad werden Vitamine abgetötet, gerinnt das Eiweiß). Ein Dörrautomat ist die bessere aber auch in der Anschaffung teurere Lösung.</text:span></text:p>
      <text:p text:style-name="P323"/>
      <text:p text:style-name="P324">Trockenzeiten bei ca. 55 Grad (grobe Richtwerte je nach Materialdicke) :</text:p>
      <text:p text:style-name="P324"/>
      <text:p text:style-name="P324"><text:soft-page-break/>Apfelscheiben ca. 13 Std.</text:p>
      <text:p text:style-name="P324"/>
      <text:p text:style-name="P324">Kiwischeiben ca. 16 Std.</text:p>
      <text:p text:style-name="P324"/>
      <text:p text:style-name="P324">Mangoscheiben ca. 14 Std.</text:p>
      <text:p text:style-name="P324"/>
      <text:p text:style-name="P324">Pflaumenhälften ca. 21 Std.</text:p>
      <text:p text:style-name="P324"/>
      <text:p text:style-name="P325">Fleisch (Materialdicke 2-3mm) ca 10 Std.</text:p>
      <text:p text:style-name="P322"/>
      <text:p text:style-name="P322"/>
      <text:p text:style-name="P326">2.4.3 Haltbarkeit von getrockneten Lebensmittel</text:p>
      <text:p text:style-name="P326"/>
      <text:p text:style-name="P333">Getrocknete Lebensmittel können bei geeigneter Lagerung mehrere Jahre halten. Da getrocknete Lebensmittel jederzeit wieder Feuchtigkeit aufnehmen können ist eine trockene Lagerung besonders wichtig.</text:p>
      <text:p text:style-name="P301"/>
      <text:p text:style-name="P264"><text:span text:style-name="T130">2</text:span>.<text:span text:style-name="T161">5</text:span> Einlegen</text:p>
      <text:p text:style-name="P265">Die Lebensmittel werden <text:span text:style-name="T162">in </text:span>einem <text:span text:style-name="T162">Sud aus</text:span> Essig, Salzwasser, <text:span text:style-name="T162">Alkohol oder Olivenöl </text:span>eingelegt. Die Luftzufuhr wird somit gestoppt. </text:p>
      <text:p text:style-name="P265"/>
      <text:p text:style-name="P265"><text:span text:style-name="T130">2</text:span>.<text:span text:style-name="T161">5.1</text:span> Heiß Einlegen</text:p>
      <text:p text:style-name="P265"><text:span text:style-name="T163">Lebensmittel mit einem pH über 4,5 </text:span>sollte mit heißem Sud übergossen <text:span text:style-name="T164">werden</text:span>. <text:span text:style-name="T162">Die Einmachgläser schnell verschließen damit ein Vakuum im Behälter entstehen kann.</text:span></text:p>
      <text:p text:style-name="P265"/>
      <text:p text:style-name="P265"><text:span text:style-name="T130">2.6</text:span> Fermentieren</text:p>
      <text:p text:style-name="P266">Das auch „<text:span text:style-name="T165">saures einlegen</text:span>“<text:span text:style-name="T166">oder „Spontangärung“</text:span> genannte Verfahren <text:span text:style-name="T165">ist eine der ältesten Form um Lebensmittel zu konservieren. Fermentieren eignet sich für fast alle Obst- und Gemüsesorten, Fleisch und Fisch, Nüsse, Samen, Hülsenfrüchte und Körner sowie Milchprodukte und funktioniert ganz ohne Fremdenergie. Mikroorganismen wandeln Zucker (Kohlenhydrate) in Milchsäure um. Für die Fermentation benötigten Zutaten befinden sich bereits im Lebensmittel. Die Zugabe von Starterkulturen beschleunigt den Vorgang sind aber nicht nötig. Bei Lebensmittel mit <text:s/>einem natürlichem pH- Wert von über 4,5 wird dieser durch die Fermentation auf einen pH- wert von 4,0 und weniger verringert (die Beigabe der richtigen Menge Salz beachten). Das verhindert die Bildung von z.B. Clostridium botulinum. <text:s/>Fertig fermentierte Lebensmittel dürfen nicht mit Metall in Verbindung kommen. Die entstandene Säure reagiert mit bestimmten Metallen und sorgt für ein Verderben der fermentierten Lebensmittel. </text:span></text:p>
      <text:p text:style-name="P267">Fermentierte Lebensmittel, welche viel Chili oder Paprika enthalten, können auf der Säureoberfläche ein graues Häutchen bilden. Diese Kahmschicht <text:span text:style-name="T167">ist ungefährlich, wenn sie nicht mit den Lebensmittel in Berührung kommt, also ausreichend Lake zwischen dieser Schicht und den Lebenmsmittel ist. </text:span></text:p>
      <text:p text:style-name="P263"><text:a xlink:type="simple" xlink:href="https://www.dlr.rlp.de/Internet/global/themen.nsf/b81d6f06b181d7e7c1256e920051ac19/6f1f388f1edc7333c12582f300338920?OpenDocument" text:style-name="Internet_20_link" text:visited-style-name="Visited_20_Internet_20_Link">https://www.dlr.rlp.de/Internet/global/themen.nsf/b81d6f06b181d7e7c1256e920051ac19/6f1f388f1edc7333c12582f300338920?OpenDocument</text:a></text:p>
      <text:p text:style-name="P263"><text:a xlink:type="simple" xlink:href="https://schrotundkorn.de/essen/milchsaures-wirkt-wie-ein-besen-im-darm" text:style-name="Internet_20_link" text:visited-style-name="Visited_20_Internet_20_Link">https://schrotundkorn.de/essen/milchsaures-wirkt-wie-ein-besen-im-darm</text:a></text:p>
      <text:p text:style-name="P263"><text:a xlink:type="simple" xlink:href="https://nietsch.de/images/5033.pdf" text:style-name="Internet_20_link" text:visited-style-name="Visited_20_Internet_20_Link">https://nietsch.de/images/5033.pdf</text:a></text:p>
      <text:p text:style-name="P263"/>
      <text:p text:style-name="P263"/>
      <text:p text:style-name="P125"><text:span text:style-name="T130">2.7 </text:span>Obst <text:s/><text:span text:style-name="T147">&amp; Gemüse kalt Verpressen</text:span></text:p>
      <text:p text:style-name="P125"/>
      <text:p text:style-name="P268">Kalt verpresstes Obst und Gemüse <text:span text:style-name="T168">erhält den Saft im Ursprung. Eine Schraub- Pack- oder Schneckenpresse gewährleistet eine maximale Saftausbeute. Einige Steinobstfrüchte (z.B. </text:span><text:soft-page-break/><text:span text:style-name="T168">Aprikosen, Kirschen, Pfirsiche, Äpfel, Pflaumen, Avocados, Birnen, <text:s/>Nektarinen, Mangos) enthalten im Kern geringe Mengen an Blausäure. Gerade bei der mechanischen Verpressung und dem Zerkleinern können diese Stoffe in den Saft gelangen. Der Siedepunkt von Blausäure liegt bei 26 Grad (24) und verflüchtigt sich beim Abkochen.</text:span></text:p>
      <text:p text:style-name="P268"/>
      <text:p text:style-name="P263">Link Einkochzeiten (Obst/ Gemüse): <text:a xlink:type="simple" xlink:href="http://www.einkochen.info/einkochzeiten/" text:style-name="Internet_20_link" text:visited-style-name="Visited_20_Internet_20_Link">http://www.einkochen.info/einkochzeiten/</text:a></text:p>
      <text:p text:style-name="P263"/>
      <text:p text:style-name="P269"><text:span text:style-name="T130">2.</text:span>8 Essig aus Früchten</text:p>
      <text:p text:style-name="P269"/>
      <text:p text:style-name="P269">Aus z.B. Äpfel bzw. Apfelreste lässt sich sehr gut Essig herstellen. Zerkleinerte Apfelstücke (auch Schale und Gehäuseteile) in ein sterilisiertes Gefäß geben. 1 KG <text:span text:style-name="T169">Äpfel in ein geeignetes Gefäß (z.B. Einmachglas) geben und 2 EL Zucker zugeben. Mit Wasser die Früchte gut bedecken und die Gefäßöffnung mit einem sauberen Tuch abdecken. Regelmäßig umrühren um Schimmelbildung zu vermeiden. Nach spätestens zwei Wochen sind die Früchte nach unten gesunken und der Essiggeruch ist ausgeprägt. Dieser Rohessig muss nun durch ein sauberes Tuch gesiebt in ein weiteres, steriles Gefäß umgefüllt <text:s/>und wieder mit einem sauberen Tuch abgedeckt werden. Nach weiteren 4-6 Wochen ist der eigene Essig fertig. Eignet sich hervorragend zum Einlegen von Lebensmitel ( s.4.5)</text:span></text:p>
      <text:p text:style-name="P270">Detailierte Anleitung: <text:a xlink:type="simple" xlink:href="https://www.smarticular.net/apfelessig-und-anderen-fruchtessig-ganz-einfach-selbst-herstellen/" text:style-name="Internet_20_link" text:visited-style-name="Visited_20_Internet_20_Link">https://www.smarticular.net/apfelessig-und-anderen-fruchtessig-ganz-einfach-selbst-herstellen/</text:a></text:p>
      <text:p text:style-name="P270"/>
      <text:p text:style-name="P269"/>
      <text:p text:style-name="P263"/>
      <text:p text:style-name="P239"/>
      <text:p text:style-name="P142"/>
      <text:p text:style-name="P239"/>
      <text:p text:style-name="P239"/>
      <text:p text:style-name="P116">Nachweise: </text:p>
      <text:p text:style-name="P271"><text:span text:style-name="T170">1.: </text:span><text:a xlink:type="simple" xlink:href="https://www.rundschau-online.de/ratgeber/gesundheit/metzger-verraet-warum-graues-hackfleisch-eigentlich-besser-ist-als-rotes-31427064" text:style-name="Internet_20_link" text:visited-style-name="Visited_20_Internet_20_Link">https://www.rundschau-online.de/ratgeber/gesundheit/metzger-verraet-warum-graues-hackfleisch-eigentlich-besser-ist-als-rotes-31427064</text:a></text:p>
      <text:p text:style-name="P271"/>
      <text:p text:style-name="P102"><text:span text:style-name="T170">2.: </text:span><text:a xlink:type="simple" xlink:href="https://www.spiegel.de/wirtschaft/service/fleisch-trickserei-im-supermarkt-zu-rot-um-gut-zu-sein-a-709436.html" text:style-name="Internet_20_link" text:visited-style-name="Visited_20_Internet_20_Link">https://www.spiegel.de/wirtschaft/service/fleisch-trickserei-im-supermarkt-zu-rot-um-gut-zu-sein-a-709436.html</text:a></text:p>
      <text:p text:style-name="P102"/>
      <text:p text:style-name="P102"><text:span text:style-name="T170">3.: </text:span><text:a xlink:type="simple" xlink:href="https://de.wikipedia.org/wiki/Metmyoglobin" text:style-name="Internet_20_link" text:visited-style-name="Visited_20_Internet_20_Link">https://de.wikipedia.org/wiki/Metmyoglobin</text:a></text:p>
      <text:p text:style-name="P102"/>
      <text:p text:style-name="P102"><text:span text:style-name="T171">4.: </text:span><text:a xlink:type="simple" xlink:href="https://www.laves.niedersachsen.de/startseite/lebensmittel/lebensmittelgruppen/fleisch_fleischerzeugnisse/wie-koennen-salmonellen-infektionen-vermieden-werden-73960.html" text:style-name="Internet_20_link" text:visited-style-name="Visited_20_Internet_20_Link">https://www.laves.niedersachsen.de/startseite/lebensmittel/lebensmittelgruppen/fleisch_fleischerzeugnisse/wie-koennen-salmonellen-infektionen-vermieden-werden-73960.html</text:a></text:p>
      <text:p text:style-name="P102"/>
      <text:p text:style-name="P272">5.: <text:a xlink:type="simple" xlink:href="https://de.wikipedia.org/wiki/Gefrierbrand" text:style-name="Internet_20_link" text:visited-style-name="Visited_20_Internet_20_Link"><text:span text:style-name="T172">https://de.wikipedia.org/wiki/Gefrierbrand</text:span></text:a></text:p>
      <text:p text:style-name="P272"/>
      <text:p text:style-name="P273">6.: <text:a xlink:type="simple" xlink:href="https://www.wiado.de/gefrierbrand/" text:style-name="Internet_20_link" text:visited-style-name="Visited_20_Internet_20_Link">https://www.wiado.de/gefrierbrand/</text:a></text:p>
      <text:p text:style-name="P273"/>
      <text:p text:style-name="P274">7.: <text:a xlink:type="simple" xlink:href="https://dol.dl.uni-leipzig.de/servlets/MCRFileNodeServlet/PGSToxi_derivate_00000556/208_Richter_Dietmar.pdf" text:style-name="Internet_20_link" text:visited-style-name="Visited_20_Internet_20_Link">https://dol.dl.uni-leipzig.de/servlets/MCRFileNodeServlet/PGSToxi_derivate_00000556/208_Richter_Dietmar.pdf</text:a></text:p>
      <text:p text:style-name="P274"/>
      <text:p text:style-name="P245">8.: <text:a xlink:type="simple" xlink:href="https://www.raeucherwiki.de/nitritpoekelsalz-ja-oder-nein/" text:style-name="Internet_20_link" text:visited-style-name="Visited_20_Internet_20_Link">https://www.raeucherwiki.de/nitritpoekelsalz-ja-oder-nein/</text:a></text:p>
      <text:p text:style-name="P275">9.: <text:a xlink:type="simple" xlink:href="https://www.refluxgate.de/reflux-ernaehrung" text:style-name="Internet_20_link" text:visited-style-name="Visited_20_Internet_20_Link">https://www.refluxgate.de/reflux-ernaehrung</text:a></text:p>
      <text:p text:style-name="P275">10.: <text:a xlink:type="simple" xlink:href="https://www.dornow.de/de/deutsch/Q-Prospekte/Q41%20D3.pdf" text:style-name="Internet_20_link" text:visited-style-name="Visited_20_Internet_20_Link">https://www.dornow.de/de/deutsch/Q-Prospekte/Q41%20D3.pdf</text:a></text:p>
      <text:p text:style-name="P275">11.: <text:a xlink:type="simple" xlink:href="https://de.wikipedia.org/wiki/Sterilisation#Erhitzen_im_feuchten_Zustand:_Dampfsterilisation" text:style-name="Internet_20_link" text:visited-style-name="Visited_20_Internet_20_Link">https://de.wikipedia.org/wiki/Sterilisation#Erhitzen_im_feuchten_Zustand:_Dampfsterilisation</text:a></text:p>
      <text:p text:style-name="P258">12.: <text:a xlink:type="simple" xlink:href="https://www.bzfe.de/inhalt/einkochen-1348.html" text:style-name="Internet_20_link" text:visited-style-name="Visited_20_Internet_20_Link">https://www.bzfe.de/inhalt/einkochen-1348.html</text:a></text:p>
      <text:p text:style-name="P275"><text:soft-page-break/>1<text:span text:style-name="T157">3</text:span>.: <text:a xlink:type="simple" xlink:href="https://de.wikipedia.org/wiki/Sterilisation#12D-Konzept" text:style-name="Internet_20_link" text:visited-style-name="Visited_20_Internet_20_Link">https://de.wikipedia.org/wiki/Sterilisation#12D-Konzept</text:a></text:p>
      <text:p text:style-name="P276">1<text:span text:style-name="T157">4</text:span>.: <text:a xlink:type="simple" xlink:href="https://www.chemie-schule.de/KnowHow/Sterilisieren" text:style-name="Internet_20_link" text:visited-style-name="Visited_20_Internet_20_Link"><text:span text:style-name="T158">https://www.chemie-schule.de/KnowHow/Sterilisieren</text:span></text:a></text:p>
      <text:p text:style-name="P277">15: <text:a xlink:type="simple" xlink:href="https://www.feinschmecker.com/artikel/wie-man-frischen-fisch-einfach-erkennen-kann/" text:style-name="Internet_20_link" text:visited-style-name="Visited_20_Internet_20_Link">https://www.feinschmecker.com/artikel/wie-man-frischen-fisch-einfach-erkennen-kann/</text:a></text:p>
      <text:p text:style-name="P278">16: <text:a xlink:type="simple" xlink:href="https://www.einkochhelden.de/wissen-rund-um-s-einkochen/sicher-einkochen-gefahren-ausschließen/" text:style-name="Internet_20_link" text:visited-style-name="Visited_20_Internet_20_Link">https://www.einkochhelden.de/wissen-rund-um-s-einkochen/sicher-einkochen-gefahren-ausschlie%C3%9Fen/</text:a></text:p>
      <text:p text:style-name="P260">17: <text:a xlink:type="simple" xlink:href="https://www.einkochhelden.de/2016/02/10/das-rezept-fleisch-roh-einkochen/" text:style-name="Internet_20_link" text:visited-style-name="Visited_20_Internet_20_Link"><text:span text:style-name="T156">https://www.einkochhelden.de/2016/02/10/das-rezept-fleisch-roh-einkochen/</text:span></text:a></text:p>
      <text:p text:style-name="P262">18: <text:a xlink:type="simple" xlink:href="https://www.chemie.de/lexikon/Pökeln.html" text:style-name="Internet_20_link" text:visited-style-name="Visited_20_Internet_20_Link">https://www.chemie.de/lexikon/P%C3%B6keln.html</text:a></text:p>
      <text:p text:style-name="P279">19: <text:a xlink:type="simple" xlink:href="https://www.bmel.de/DE/themen/ernaehrung/lebensmittelverschwendung/mindesthaltbarkeit-kein-verfallsdatum.html" text:style-name="Internet_20_link" text:visited-style-name="Visited_20_Internet_20_Link">https://www.bmel.de/DE/themen/ernaehrung/lebensmittelverschwendung/mindesthaltbarkeit-kein-verfallsdatum.html</text:a></text:p>
      <text:p text:style-name="P256">20: <text:a xlink:type="simple" xlink:href="http://www.obstpresse.de/Beerenobst.html" text:style-name="Internet_20_link" text:visited-style-name="Visited_20_Internet_20_Link"><text:span text:style-name="T36">http://www.obstpresse.de/Beerenobst.html</text:span></text:a></text:p>
      <text:p text:style-name="P280">21: <text:a xlink:type="simple" xlink:href="https://www.uniklinik-freiburg.de/fileadmin/mediapool/08_institute/rechtsmedizin/pdf/MTP08S19.pdf" text:style-name="Internet_20_link" text:visited-style-name="Visited_20_Internet_20_Link"><text:span text:style-name="T134">https://www.uniklinik-freiburg.de/fileadmin/mediapool/08_institute/rechtsmedizin/pdf/MTP08S19.pdf</text:span></text:a></text:p>
      <text:p text:style-name="P280">22: <text:a xlink:type="simple" xlink:href="https://de.wikihow.com/Eine-Kartoffel-entsaften" text:style-name="Internet_20_link" text:visited-style-name="Visited_20_Internet_20_Link">https://de.wikihow.com/Eine-Kartoffel-entsaften</text:a></text:p>
      <text:p text:style-name="P281">23: <text:a xlink:type="simple" xlink:href="https://de.wikipedia.org/wiki/Solanin" text:style-name="Internet_20_link" text:visited-style-name="Visited_20_Internet_20_Link">https://de.wikipedia.org/wiki/Solanin</text:a></text:p>
      <text:p text:style-name="P282">24: <text:a xlink:type="simple" xlink:href="https://de.wikipedia.org/wiki/Cyanwasserstoff#Eigenschaften" text:style-name="Internet_20_link" text:visited-style-name="Visited_20_Internet_20_Link"><text:span text:style-name="T173">https://de.wikipedia.org/wiki/Cyanwasserstoff#Eigenschaften</text:span></text:a></text:p>
      <text:p text:style-name="P283">25: <text:a xlink:type="simple" xlink:href="https://www.florin.de/infothek/hitzekonservierung-lebensmittel/" text:style-name="Internet_20_link" text:visited-style-name="Visited_20_Internet_20_Link">https://www.florin.de/infothek/hitzekonservierung-lebensmittel/</text:a></text:p>
      <text:p text:style-name="P144">26: <text:a xlink:type="simple" xlink:href="https://www.rewe.de/lexikon/konserven/" text:style-name="Internet_20_link" text:visited-style-name="Visited_20_Internet_20_Link">https://www.rewe.de/lexikon/konserven/</text:a></text:p>
      <text:p text:style-name="P284">27: <text:a xlink:type="simple" xlink:href="http://www.delikatessenschweiz.ch/index.php?db=delireport&amp;nr=568" text:style-name="Internet_20_link" text:visited-style-name="Visited_20_Internet_20_Link">http://www.delikatessenschweiz.ch/index.php?db=delireport&amp;nr=568</text:a></text:p>
      <text:p text:style-name="P284">28: <text:a xlink:type="simple" xlink:href="https://www.ascott-autoklaven.de/fleisch-konserven-herstellen/" text:style-name="Internet_20_link" text:visited-style-name="Visited_20_Internet_20_Link">https://www.ascott-autoklaven.de/fleisch-konserven-herstellen/</text:a></text:p>
      <text:p text:style-name="P284"/>
      <text:p text:style-name="P283"/>
      <text:p text:style-name="P282"/>
      <text:p text:style-name="P260"><text:s/></text:p>
      <text:p text:style-name="P260"/>
      <text:p text:style-name="P260"/>
      <text:p text:style-name="P276"/>
      <text:p text:style-name="P275"/>
      <text:p text:style-name="P275"/>
      <text:p text:style-name="P275"/>
      <text:p text:style-name="P245"/>
      <text:p text:style-name="P274"/>
      <text:p text:style-name="P273"/>
      <text:p text:style-name="P146"/>
      <text:p text:style-name="P7"/>
      <text:p text:style-name="P148"/>
      <text:p text:style-name="P102"/>
      <text:p text:style-name="P102"/>
      <text:p text:style-name="P218"/>
      <text:p text:style-name="P218"/>
      <text:p text:style-name="P218"/>
      <text:p text:style-name="P200"/>
      <text:p text:style-name="P199"/>
      <text:p text:style-name="P188"/>
      <text:p text:style-name="P188"/>
      <text:p text:style-name="P221">Liste Ph <text:span text:style-name="T174">W</text:span>erte <text:span text:style-name="T174">unverarbeitete und unverdaute </text:span>Lebensmittel:</text:p>
      <text:p text:style-name="P221"/>
      <text:p text:style-name="P192">Frischfleisch</text:p>
      <text:p text:style-name="P222">Schweinefleisch <text:s text:c="3"/>+5,5</text:p>
      <text:p text:style-name="P223">Rindfleisch <text:s text:c="11"/>+5,6</text:p>
      <text:p text:style-name="P222">Putenfleisch <text:s text:c="9"/>+5,8</text:p>
      <text:p text:style-name="P222">Kaninchenfleisch <text:s/>+5,8</text:p>
      <text:p text:style-name="P223">Gänsefleisch <text:s text:c="8"/>+5,9</text:p>
      <text:p text:style-name="P222"><text:soft-page-break/>Entenfleisch <text:s text:c="9"/>+6,1</text:p>
      <text:p text:style-name="P223">Hühnerfleisch <text:s text:c="7"/>+6,4</text:p>
      <text:p text:style-name="P222"/>
      <text:p text:style-name="P221"><text:span text:style-name="T175">Gemüse <text:tab/></text:span> <text:s/><text:tab/> <text:s/><text:tab/><text:tab/> </text:p>
      <text:p text:style-name="P221"><text:span text:style-name="T177">R</text:span>osenkohl <text:tab/>+0.5 <text:tab/> <text:s/><text:tab/></text:p>
      <text:p text:style-name="P221">Erbsen <text:tab/>+0.5 <text:tab/> <text:s/></text:p>
      <text:p text:style-name="P221">Spargel <text:tab/>+1.3 <text:tab/><text:tab/> </text:p>
      <text:p text:style-name="P221">Schwarzwurz+1.5 <text:tab/></text:p>
      <text:p text:style-name="P221">Weißkraut <text:tab/>+2.0 <text:tab/></text:p>
      <text:p text:style-name="P221">Kopfsalat <text:tab/>+2.2 <text:tab/></text:p>
      <text:p text:style-name="P221">Zwiebel <text:tab/>+3.0 <text:tab/></text:p>
      <text:p text:style-name="P221">Blumenkohl <text:tab/>+3.1 <text:tab/><text:tab/> </text:p>
      <text:p text:style-name="P221">Weißkohl <text:tab/>+3.3 <text:tab/></text:p>
      <text:p text:style-name="P221">Wirsingkohl <text:tab/>+4.5 <text:tab/> </text:p>
      <text:p text:style-name="P221">Feldsalat <text:tab/>+4.8 <text:tab/> <text:s/></text:p>
      <text:p text:style-name="P221">Erbsen <text:s text:c="9"/>+5.1 <text:tab/> <text:s/></text:p>
      <text:p text:style-name="P221">Zucchini <text:tab/>+5.7 <text:tab/> <text:s/><text:tab/></text:p>
      <text:p text:style-name="P221">Rotkohl <text:tab/>+6.3 <text:tab/> <text:s/><text:tab/></text:p>
      <text:p text:style-name="P221">Rhabarber <text:s/><text:tab/>+6.3 <text:tab/> <text:s/></text:p>
      <text:p text:style-name="P221">Lauch<text:span text:style-name="T174">zwiebel</text:span><text:tab/>+7.2 <text:tab/> <text:s/></text:p>
      <text:p text:style-name="P221">Wasserkresse <text:tab/>+7.7 <text:tab/></text:p>
      <text:p text:style-name="P221">Spinat <text:tab/> <text:s text:c="10"/>+8.0 <text:tab/> <text:s/><text:tab/></text:p>
      <text:p text:style-name="P221">Schnittlauch <text:s/><text:tab/>+8.3 <text:tab/> <text:s/><text:tab/></text:p>
      <text:p text:style-name="P221">grüne Bohnen <text:tab/>+11.2 <text:tab/><text:tab/> </text:p>
      <text:p text:style-name="P221">Sauer<text:span text:style-name="T178">kraut <text:s text:c="9"/>4,0</text:span><text:tab/><text:tab/></text:p>
      <text:p text:style-name="P221">Knoblauch <text:tab/> <text:s text:c="10"/><text:tab/> <text:s/><text:tab/></text:p>
      <text:p text:style-name="P221">Sellerie <text:tab/> <text:s text:c="10"/><text:tab/> <text:s/><text:tab/></text:p>
      <text:p text:style-name="P221">Endivie <text:s text:c="9"/><text:tab/><text:tab/></text:p>
      <text:p text:style-name="P221">Cayenne Pfeffer <text:tab/><text:tab/> </text:p>
      <text:p text:style-name="P221">Löwenzahn <text:tab/> <text:s text:c="10"/><text:tab/> <text:s/><text:tab/></text:p>
      <text:p text:style-name="P221">Sojasprossen <text:tab/><text:tab/> </text:p>
      <text:p text:style-name="P221">Gurke <text:s text:c="11"/><text:tab/></text:p>
      <text:p text:style-name="P221"/>
      <text:p text:style-name="P221"><text:span text:style-name="T175">Wurzelgemüse</text:span> <text:tab/> <text:s/><text:tab/> <text:tab/> </text:p>
      <text:p text:style-name="P221">Kartoffeln <text:tab/> <text:s text:c="11"/><text:tab/> <text:s/><text:tab/></text:p>
      <text:p text:style-name="P221"><text:span text:style-name="T177">Weißer </text:span>Rettich <text:tab/> <text:tab/> <text:s/><text:tab/></text:p>
      <text:p text:style-name="P221"><text:span text:style-name="T174">S</text:span>teckrübe <text:tab/> <text:s text:c="11"/><text:tab/> <text:s/><text:tab/> <text:s/><text:tab/> </text:p>
      <text:p text:style-name="P221">Kohlrabi <text:tab/> <text:s text:c="11"/><text:tab/> <text:s/><text:tab/> <text:s/><text:tab/> </text:p>
      <text:p text:style-name="P221">Meerrettich <text:tab/> <text:s text:c="11"/><text:tab/> <text:s/><text:tab/> <text:s/><text:tab/> </text:p>
      <text:p text:style-name="P221">Weißrübe <text:tab/> <text:s text:c="11"/><text:tab/> <text:s/><text:tab/> <text:s/><text:tab/> </text:p>
      <text:p text:style-name="P221">Karot<text:span text:style-name="T177">t</text:span>e <text:tab/> <text:s text:c="11"/><text:tab/> <text:s/><text:tab/> <text:s/><text:tab/> </text:p>
      <text:p text:style-name="P221">Rübe <text:s text:c="22"/><text:tab/> <text:s/><text:tab/> <text:s/><text:tab/> </text:p>
      <text:p text:style-name="P221">Roter Rettich </text:p>
      <text:p text:style-name="P221"><text:tab/> </text:p>
      <text:p text:style-name="P221"><text:span text:style-name="T175">Nüsse </text:span><text:tab/> </text:p>
      <text:p text:style-name="P221">Paranuss <text:tab/> </text:p>
      <text:p text:style-name="P221"><text:span text:style-name="T174">M</text:span>andeln <text:tab/> </text:p>
      <text:p text:style-name="P193"/>
      <text:p text:style-name="P221"><text:span text:style-name="T176">F</text:span><text:span text:style-name="T175">rüchte </text:span><text:tab/> </text:p>
      <text:p text:style-name="P221">Limette <text:tab/> </text:p>
      <text:p text:style-name="P221">Zitrone</text:p>
      <text:p text:style-name="P221">Tomate <text:tab/> </text:p>
      <text:p text:style-name="P221"><text:soft-page-break/>Avocado</text:p>
      <text:p text:style-name="P224">Apfel <text:s text:c="10"/><text:span text:style-name="T178">3,2</text:span></text:p>
      <text:p text:style-name="P224">Birne</text:p>
      <text:p text:style-name="P224">Pflaume</text:p>
      <text:p text:style-name="P224">Pfirsich</text:p>
      <text:p text:style-name="P224">Traube</text:p>
      <text:p text:style-name="P224">Banane</text:p>
      <text:p text:style-name="P225">Kiwi <text:s text:c="11"/>3,2</text:p>
      <text:p text:style-name="P225">Orange <text:s text:c="6"/>3,2</text:p>
      <text:p text:style-name="P225"/>
      <text:p text:style-name="P221"><text:s text:c="2"/><text:tab/> </text:p>
      <text:p text:style-name="P221"/>
      <text:p text:style-name="P221"/>
      <text:p text:style-name="P221"><text:span text:style-name="T175">Getreide und Hülsenfrüchte <text:tab/></text:span> </text:p>
      <text:p text:style-name="P221"><text:span text:style-name="T177">B</text:span>uchweizen<text:tab/> </text:p>
      <text:p text:style-name="P221">Dinkel <text:tab/> </text:p>
      <text:p text:style-name="P221">Hirse <text:s text:c="3"/><text:tab/> </text:p>
      <text:p text:style-name="P221"><text:span text:style-name="T177">L</text:span>insen <text:tab/> </text:p>
      <text:p text:style-name="P221">Sojamehl <text:tab/> </text:p>
      <text:p text:style-name="P221"><text:span text:style-name="T177">T</text:span>ofu <text:tab/> <text:s text:c="11"/></text:p>
      <text:p text:style-name="P221">Sojabohne<text:span text:style-name="T179">n</text:span> <text:tab/> </text:p>
      <text:p text:style-name="P221">Bohnen <text:tab/> </text:p>
      <text:p text:style-name="P221"/>
      <text:p text:style-name="P221"><text:span text:style-name="T175">Samen und Kerne</text:span> <text:tab/> </text:p>
      <text:p text:style-name="P221">Sesamkerne <text:tab/> <text:s text:c="13"/></text:p>
      <text:p text:style-name="P221">Kreuzkümmelsamen <text:s/></text:p>
      <text:p text:style-name="P221">Fenchelsamen <text:tab/> <text:s/></text:p>
      <text:p text:style-name="P221">Leinsamen <text:s text:c="16"/></text:p>
      <text:p text:style-name="P221">Kümmelkörner <text:tab/> <text:s text:c="2"/></text:p>
      <text:p text:style-name="P221">Sonnenblumenkerne <text:s/></text:p>
      <text:p text:style-name="P221">Kürbiskerne <text:s text:c="15"/></text:p>
      <text:p text:style-name="P221">Weizenkern <text:tab/> <text:s text:c="11"/></text:p>
      <text:p text:style-name="P221"/>
      <text:p text:style-name="P193">Öle <text:span text:style-name="T180">&amp; Essig</text:span></text:p>
      <text:p text:style-name="P221">Olivenöl <text:tab/> <text:s text:c="11"/></text:p>
      <text:p text:style-name="P221">Leinsamenöl <text:tab/> </text:p>
      <text:p text:style-name="P226">Essig <text:s text:c="13"/><text:span text:style-name="T181">2,5</text:span> <text:s text:c="17"/></text:p>
      <text:p text:style-name="P226"/>
      <text:p text:style-name="P194">Getränke</text:p>
      <text:p text:style-name="P226"/>
      <text:p text:style-name="P227">Limonade <text:s text:c="5"/>+3,0</text:p>
      <text:p text:style-name="P227">Fruchtsäfte <text:s text:c="2"/>+ 3,5</text:p>
      <text:p text:style-name="P226">Wein <text:s text:c="13"/>+<text:span text:style-name="T182">3,5</text:span></text:p>
      <text:p text:style-name="P227">Gemüsesäfte +4,0</text:p>
      <text:p text:style-name="P227">Kaffee <text:s text:c="11"/>+5,0</text:p>
      <text:p text:style-name="P227">Schwarztee <text:s text:c="3"/>+6,7</text:p>
      <text:p text:style-name="P227">Milch <text:s text:c="13"/>+6,8</text:p>
      <text:p text:style-name="P225">Sauermilch <text:s text:c="5"/>4,2</text:p>
      <text:p text:style-name="P228">Trinkwasser <text:s text:c="2"/>+7,<text:span text:style-name="T183">0</text:span></text:p>
      <text:p text:style-name="P168">Orangensaft <text:s text:c="4"/>3,8</text:p>
      <text:p text:style-name="P168">Bier <text:s text:c="17"/>4,4</text:p>
      <text:p text:style-name="P229">Zitronensaft <text:s text:c="4"/>2,4</text:p>
      <text:p text:style-name="P229"><text:soft-page-break/>Tee <text:s text:c="17"/>5,5</text:p>
      <text:p text:style-name="P195"/>
      <text:p text:style-name="P196">Joghurt</text:p>
      <text:p text:style-name="P230">Joghurt <text:s text:c="7"/>+4,5</text:p>
      <text:p text:style-name="P230"/>
      <text:p text:style-name="P197">Sonstiges</text:p>
      <text:p text:style-name="P225"/>
      <text:p text:style-name="P225">Honig <text:s text:c="11"/>4,0</text:p>
      <text:p text:style-name="P225">Salatsauce <text:s text:c="3"/>3,8</text:p>
      <text:p text:style-name="P230"/>
      <text:p text:style-name="P228">Alle Werte sind Richtwerte welche schwanken können.</text:p>
      <text:p text:style-name="P228"/>
      <text:p text:style-name="P228"><text:a xlink:type="simple" xlink:href="https://www.edu.tum.de/fileadmin/tuedz01/www/Schülerkonferenz/Facharbeiten_2007/sophia_betzler.pdf" text:style-name="Internet_20_link" text:visited-style-name="Visited_20_Internet_20_Link">https://www.edu.tum.de/fileadmin/tuedz01/www/Sch%C3%BClerkonferenz/Facharbeiten_2007/sophia_betzler.pdf</text:a></text:p>
      <text:p text:style-name="P228"/>
      <text:p text:style-name="P228"><text:a xlink:type="simple" xlink:href="https://www.wrigley-dental.de/images/itempics/item_407_pdf_1.pdf" text:style-name="Internet_20_link" text:visited-style-name="Visited_20_Internet_20_Link">https://www.wrigley-dental.de/images/itempics/item_407_pdf_1.pdf</text:a></text:p>
      <text:p text:style-name="P228"/>
      <text:p text:style-name="P228"><text:a xlink:type="simple" xlink:href="https://www.ica-ev.de/selbsthilfe/ernaehrung/ernaehrungsratgeber/basische-lebensmittel" text:style-name="Internet_20_link" text:visited-style-name="Visited_20_Internet_20_Link">https://www.ica-ev.de/selbsthilfe/ernaehrung/ernaehrungsratgeber/basische-lebensmittel</text:a></text:p>
      <text:p text:style-name="P228"/>
      <text:p text:style-name="P221"><text:s text:c="2"/><text:tab/></text:p>
      <text:p text:style-name="P152"/>
      <text:p text:style-name="P23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2m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8-04T16:59:46.569720267</meta:creation-date>
    <meta:generator>LibreOffice/6.3.5.2$Linux_X86_64 LibreOffice_project/30$Build-2</meta:generator>
    <dc:date>2020-08-28T12:57:54.566968688</dc:date>
    <meta:editing-duration>P2DT16H44M53S</meta:editing-duration>
    <meta:editing-cycles>40</meta:editing-cycles>
    <dc:creator>Matthias Ansorg</dc:creator>
    <meta:document-statistic meta:table-count="0" meta:image-count="0" meta:object-count="0" meta:page-count="38" meta:paragraph-count="1012" meta:word-count="6826" meta:character-count="53874" meta:non-whitespace-character-count="47212"/>
  </office:meta>
</office:document-meta>
</file>